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362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1.2256in"/>
    </style:style>
    <style:style style:name="co5" style:family="table-column">
      <style:table-column-properties fo:break-before="auto" style:column-width="1.1717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1.257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5543in"/>
    </style:style>
    <style:style style:name="co10" style:family="table-column">
      <style:table-column-properties fo:break-before="auto" style:column-width="1.1898in"/>
    </style:style>
    <style:style style:name="co11" style:family="table-column">
      <style:table-column-properties fo:break-before="auto" style:column-width="1.211in"/>
    </style:style>
    <style:style style:name="co12" style:family="table-column">
      <style:table-column-properties fo:break-before="auto" style:column-width="1.0717in"/>
    </style:style>
    <style:style style:name="co13" style:family="table-column">
      <style:table-column-properties fo:break-before="auto" style:column-width="1.0929in"/>
    </style:style>
    <style:style style:name="co14" style:family="table-column">
      <style:table-column-properties fo:break-before="auto" style:column-width="1.3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valuation" table:style-name="ta1">
        <table:shapes>
          <draw:frame draw:z-index="0" draw:style-name="gr1" draw:text-style-name="P1" svg:width="6.2937in" svg:height="3.5449in" svg:x="0in" svg:y="19.0024in">
            <draw:object draw:notify-on-update-of-ranges="Evaluation.A96:Evaluation.A106 Evaluation.D95:Evaluation.D95 Evaluation.D96:Evaluation.D106 Evaluation.M95:Evaluation.M95 Evaluation.M96:Evaluation.M10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47in" svg:height="3.5453in" svg:x="8.3232in" svg:y="18.9909in">
            <draw:object draw:notify-on-update-of-ranges="Evaluation.A96:Evaluation.A106 Evaluation.E69:Evaluation.E79 Evaluation.G69:Evaluation.G79 Evaluation.F69:Evaluation.F79 Evaluation.N69:Evaluation.N79 Evaluation.P69:Evaluation.P79 Evaluation.O69:Evaluation.O7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<text:s/>Succ</text:p>
          </table:table-cell>
          <table:table-cell office:value-type="string" calcext:value-type="string">
            <text:p><text:s/>Fail</text:p>
          </table:table-cell>
          <table:table-cell office:value-type="string" calcext:value-type="string">
            <text:p><text:s/>Send Rate (TPS)</text:p>
          </table:table-cell>
          <table:table-cell office:value-type="string" calcext:value-type="string">
            <text:p><text:s/>Max Latency (s)</text:p>
          </table:table-cell>
          <table:table-cell office:value-type="string" calcext:value-type="string">
            <text:p><text:s/>Min Latency (s)</text:p>
          </table:table-cell>
          <table:table-cell office:value-type="string" calcext:value-type="string">
            <text:p><text:s/>Avg Latency (s)</text:p>
          </table:table-cell>
          <table:table-cell office:value-type="string" calcext:value-type="string">
            <text:p><text:s/>Throughput (TPS)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<text:s/>Succ</text:p>
          </table:table-cell>
          <table:table-cell office:value-type="string" calcext:value-type="string">
            <text:p><text:s/>Fail</text:p>
          </table:table-cell>
          <table:table-cell office:value-type="string" calcext:value-type="string">
            <text:p><text:s/>Send Rate (TPS)</text:p>
          </table:table-cell>
          <table:table-cell office:value-type="string" calcext:value-type="string">
            <text:p><text:s/>Max Latency (s)</text:p>
          </table:table-cell>
          <table:table-cell office:value-type="string" calcext:value-type="string">
            <text:p><text:s/>Min Latency (s)</text:p>
          </table:table-cell>
          <table:table-cell office:value-type="string" calcext:value-type="string">
            <text:p><text:s/>Avg Latency (s)</text:p>
          </table:table-cell>
          <table:table-cell office:value-type="string" calcext:value-type="string">
            <text:p><text:s/>Throughput (TPS)</text:p>
          </table:table-cell>
        </table:table-row>
        <table:table-row table:style-name="ro1">
          <table:table-cell table:style-name="ce1" office:value-type="string" calcext:value-type="string" table:number-columns-spanned="8" table:number-rows-spanned="1">
            <text:p>Hyperledger</text:p>
          </table:table-cell>
          <table:covered-table-cell table:number-columns-repeated="7"/>
          <table:table-cell/>
          <table:table-cell table:style-name="ce1" office:value-type="string" calcext:value-type="string" table:number-columns-spanned="8" table:number-rows-spanned="1">
            <text:p>Fabric-Star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Benchmark 0</text:p>
          </table:table-cell>
          <table:table-cell table:number-columns-repeated="8"/>
          <table:table-cell office:value-type="string" calcext:value-type="string">
            <text:p>Benchmark 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te-asset-load-1000</text:p>
          </table:table-cell>
          <table:table-cell office:value-type="float" office:value="174604" calcext:value-type="float">
            <text:p>174604</text:p>
          </table:table-cell>
          <table:table-cell office:value-type="float" office:value="0" calcext:value-type="float">
            <text:p>0</text:p>
          </table:table-cell>
          <table:table-cell office:value-type="float" office:value="587.7" calcext:value-type="float">
            <text:p>587.7</text:p>
          </table:table-cell>
          <table:table-cell office:value-type="float" office:value="3.21" calcext:value-type="float">
            <text:p>3.21</text:p>
          </table:table-cell>
          <table:table-cell office:value-type="float" office:value="0.13" calcext:value-type="float">
            <text:p>0.13</text:p>
          </table:table-cell>
          <table:table-cell office:value-type="float" office:value="1.07" calcext:value-type="float">
            <text:p>1.07</text:p>
          </table:table-cell>
          <table:table-cell office:value-type="float" office:value="586.4" calcext:value-type="float">
            <text:p>586.4</text:p>
          </table:table-cell>
          <table:table-cell/>
          <table:table-cell office:value-type="string" calcext:value-type="string">
            <text:p>create-asset-load-1000</text:p>
          </table:table-cell>
          <table:table-cell office:value-type="float" office:value="146421" calcext:value-type="float">
            <text:p>146421</text:p>
          </table:table-cell>
          <table:table-cell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office:value-type="float" office:value="4.06" calcext:value-type="float">
            <text:p>4.06</text:p>
          </table:table-cell>
          <table:table-cell office:value-type="float" office:value="0.2" calcext:value-type="float">
            <text:p>0.2</text:p>
          </table:table-cell>
          <table:table-cell office:value-type="float" office:value="1.23" calcext:value-type="float">
            <text:p>1.23</text:p>
          </table:table-cell>
          <table:table-cell office:value-type="float" office:value="492.4" calcext:value-type="float">
            <text:p>492.4</text:p>
          </table:table-cell>
        </table:table-row>
        <table:table-row table:style-name="ro1">
          <table:table-cell office:value-type="string" calcext:value-type="string">
            <text:p>create-asset-load-1200</text:p>
          </table:table-cell>
          <table:table-cell office:value-type="float" office:value="189860" calcext:value-type="float">
            <text:p>189860</text:p>
          </table:table-cell>
          <table:table-cell office:value-type="float" office:value="0" calcext:value-type="float">
            <text:p>0</text:p>
          </table:table-cell>
          <table:table-cell office:value-type="float" office:value="639.1" calcext:value-type="float">
            <text:p>639.1</text:p>
          </table:table-cell>
          <table:table-cell office:value-type="float" office:value="2.97" calcext:value-type="float">
            <text:p>2.97</text:p>
          </table:table-cell>
          <table:table-cell office:value-type="float" office:value="0.13" calcext:value-type="float">
            <text:p>0.13</text:p>
          </table:table-cell>
          <table:table-cell office:value-type="float" office:value="1.21" calcext:value-type="float">
            <text:p>1.21</text:p>
          </table:table-cell>
          <table:table-cell office:value-type="float" office:value="638.8" calcext:value-type="float">
            <text:p>638.8</text:p>
          </table:table-cell>
          <table:table-cell/>
          <table:table-cell office:value-type="string" calcext:value-type="string">
            <text:p>create-asset-load-1200</text:p>
          </table:table-cell>
          <table:table-cell office:value-type="float" office:value="164540" calcext:value-type="float">
            <text:p>164540</text:p>
          </table:table-cell>
          <table:table-cell office:value-type="float" office:value="0" calcext:value-type="float">
            <text:p>0</text:p>
          </table:table-cell>
          <table:table-cell office:value-type="float" office:value="550.9" calcext:value-type="float">
            <text:p>550.9</text:p>
          </table:table-cell>
          <table:table-cell office:value-type="float" office:value="3.6" calcext:value-type="float">
            <text:p>3.6</text:p>
          </table:table-cell>
          <table:table-cell office:value-type="float" office:value="0.23" calcext:value-type="float">
            <text:p>0.23</text:p>
          </table:table-cell>
          <table:table-cell office:value-type="float" office:value="1.33" calcext:value-type="float">
            <text:p>1.33</text:p>
          </table:table-cell>
          <table:table-cell office:value-type="float" office:value="550.2" calcext:value-type="float">
            <text:p>550.2</text:p>
          </table:table-cell>
        </table:table-row>
        <table:table-row table:style-name="ro1">
          <table:table-cell office:value-type="string" calcext:value-type="string">
            <text:p>create-asset-load-1400</text:p>
          </table:table-cell>
          <table:table-cell office:value-type="float" office:value="190578" calcext:value-type="float">
            <text:p>190578</text:p>
          </table:table-cell>
          <table:table-cell office:value-type="float" office:value="0" calcext:value-type="float">
            <text:p>0</text:p>
          </table:table-cell>
          <table:table-cell office:value-type="float" office:value="641" calcext:value-type="float">
            <text:p>641</text:p>
          </table:table-cell>
          <table:table-cell office:value-type="float" office:value="3.36" calcext:value-type="float">
            <text:p>3.36</text:p>
          </table:table-cell>
          <table:table-cell office:value-type="float" office:value="0.16" calcext:value-type="float">
            <text:p>0.16</text:p>
          </table:table-cell>
          <table:table-cell office:value-type="float" office:value="1.39" calcext:value-type="float">
            <text:p>1.39</text:p>
          </table:table-cell>
          <table:table-cell office:value-type="float" office:value="640.4" calcext:value-type="float">
            <text:p>640.4</text:p>
          </table:table-cell>
          <table:table-cell/>
          <table:table-cell office:value-type="string" calcext:value-type="string">
            <text:p>create-asset-load-1400</text:p>
          </table:table-cell>
          <table:table-cell office:value-type="float" office:value="164439" calcext:value-type="float">
            <text:p>164439</text:p>
          </table:table-cell>
          <table:table-cell office:value-type="float" office:value="0" calcext:value-type="float">
            <text:p>0</text:p>
          </table:table-cell>
          <table:table-cell office:value-type="float" office:value="552.7" calcext:value-type="float">
            <text:p>552.7</text:p>
          </table:table-cell>
          <table:table-cell office:value-type="float" office:value="4.94" calcext:value-type="float">
            <text:p>4.94</text:p>
          </table:table-cell>
          <table:table-cell office:value-type="float" office:value="0.16" calcext:value-type="float">
            <text:p>0.16</text:p>
          </table:table-cell>
          <table:table-cell office:value-type="float" office:value="1.52" calcext:value-type="float">
            <text:p>1.52</text:p>
          </table:table-cell>
          <table:table-cell office:value-type="float" office:value="549.6" calcext:value-type="float">
            <text:p>549.6</text:p>
          </table:table-cell>
        </table:table-row>
        <table:table-row table:style-name="ro1">
          <table:table-cell office:value-type="string" calcext:value-type="string">
            <text:p>create-asset-load-1600</text:p>
          </table:table-cell>
          <table:table-cell office:value-type="float" office:value="199831" calcext:value-type="float">
            <text:p>199831</text:p>
          </table:table-cell>
          <table:table-cell office:value-type="float" office:value="0" calcext:value-type="float">
            <text:p>0</text:p>
          </table:table-cell>
          <table:table-cell office:value-type="float" office:value="672.3" calcext:value-type="float">
            <text:p>672.3</text:p>
          </table:table-cell>
          <table:table-cell office:value-type="float" office:value="3.83" calcext:value-type="float">
            <text:p>3.83</text:p>
          </table:table-cell>
          <table:table-cell office:value-type="float" office:value="0.18" calcext:value-type="float">
            <text:p>0.18</text:p>
          </table:table-cell>
          <table:table-cell office:value-type="float" office:value="1.49" calcext:value-type="float">
            <text:p>1.49</text:p>
          </table:table-cell>
          <table:table-cell office:value-type="float" office:value="670.6" calcext:value-type="float">
            <text:p>670.6</text:p>
          </table:table-cell>
          <table:table-cell/>
          <table:table-cell office:value-type="string" calcext:value-type="string">
            <text:p>create-asset-load-1600</text:p>
          </table:table-cell>
          <table:table-cell office:value-type="float" office:value="167461" calcext:value-type="float">
            <text:p>167461</text:p>
          </table:table-cell>
          <table:table-cell office:value-type="float" office:value="0" calcext:value-type="float">
            <text:p>0</text:p>
          </table:table-cell>
          <table:table-cell office:value-type="float" office:value="563.6" calcext:value-type="float">
            <text:p>563.6</text:p>
          </table:table-cell>
          <table:table-cell office:value-type="float" office:value="4.71" calcext:value-type="float">
            <text:p>4.71</text:p>
          </table:table-cell>
          <table:table-cell office:value-type="float" office:value="0.18" calcext:value-type="float">
            <text:p>0.18</text:p>
          </table:table-cell>
          <table:table-cell office:value-type="float" office:value="1.74" calcext:value-type="float">
            <text:p>1.74</text:p>
          </table:table-cell>
          <table:table-cell office:value-type="float" office:value="563.2" calcext:value-type="float">
            <text:p>563.2</text:p>
          </table:table-cell>
        </table:table-row>
        <table:table-row table:style-name="ro1">
          <table:table-cell office:value-type="string" calcext:value-type="string">
            <text:p>create-asset-load-1800</text:p>
          </table:table-cell>
          <table:table-cell office:value-type="float" office:value="206887" calcext:value-type="float">
            <text:p>206887</text:p>
          </table:table-cell>
          <table:table-cell office:value-type="float" office:value="0" calcext:value-type="float">
            <text:p>0</text:p>
          </table:table-cell>
          <table:table-cell office:value-type="float" office:value="695.2" calcext:value-type="float">
            <text:p>695.2</text:p>
          </table:table-cell>
          <table:table-cell office:value-type="float" office:value="4.07" calcext:value-type="float">
            <text:p>4.07</text:p>
          </table:table-cell>
          <table:table-cell office:value-type="float" office:value="0.19" calcext:value-type="float">
            <text:p>0.19</text:p>
          </table:table-cell>
          <table:table-cell office:value-type="float" office:value="1.62" calcext:value-type="float">
            <text:p>1.62</text:p>
          </table:table-cell>
          <table:table-cell office:value-type="float" office:value="693.7" calcext:value-type="float">
            <text:p>693.7</text:p>
          </table:table-cell>
          <table:table-cell/>
          <table:table-cell office:value-type="string" calcext:value-type="string">
            <text:p>create-asset-load-1800</text:p>
          </table:table-cell>
          <table:table-cell office:value-type="float" office:value="180149" calcext:value-type="float">
            <text:p>180149</text:p>
          </table:table-cell>
          <table:table-cell office:value-type="float" office:value="0" calcext:value-type="float">
            <text:p>0</text:p>
          </table:table-cell>
          <table:table-cell office:value-type="float" office:value="604.9" calcext:value-type="float">
            <text:p>604.9</text:p>
          </table:table-cell>
          <table:table-cell office:value-type="float" office:value="5.01" calcext:value-type="float">
            <text:p>5.01</text:p>
          </table:table-cell>
          <table:table-cell office:value-type="float" office:value="0.3" calcext:value-type="float">
            <text:p>0.3</text:p>
          </table:table-cell>
          <table:table-cell office:value-type="float" office:value="1.81" calcext:value-type="float">
            <text:p>1.81</text:p>
          </table:table-cell>
          <table:table-cell office:value-type="float" office:value="603.9" calcext:value-type="float">
            <text:p>603.9</text:p>
          </table:table-cell>
        </table:table-row>
        <table:table-row table:style-name="ro1">
          <table:table-cell office:value-type="string" calcext:value-type="string">
            <text:p>create-asset-load-2000</text:p>
          </table:table-cell>
          <table:table-cell office:value-type="float" office:value="198467" calcext:value-type="float">
            <text:p>198467</text:p>
          </table:table-cell>
          <table:table-cell office:value-type="float" office:value="0" calcext:value-type="float">
            <text:p>0</text:p>
          </table:table-cell>
          <table:table-cell office:value-type="float" office:value="666.4" calcext:value-type="float">
            <text:p>666.4</text:p>
          </table:table-cell>
          <table:table-cell office:value-type="float" office:value="4.15" calcext:value-type="float">
            <text:p>4.15</text:p>
          </table:table-cell>
          <table:table-cell office:value-type="float" office:value="0.24" calcext:value-type="float">
            <text:p>0.24</text:p>
          </table:table-cell>
          <table:table-cell office:value-type="float" office:value="1.95" calcext:value-type="float">
            <text:p>1.95</text:p>
          </table:table-cell>
          <table:table-cell office:value-type="float" office:value="665.2" calcext:value-type="float">
            <text:p>665.2</text:p>
          </table:table-cell>
          <table:table-cell/>
          <table:table-cell office:value-type="string" calcext:value-type="string">
            <text:p>create-asset-load-2000</text:p>
          </table:table-cell>
          <table:table-cell office:value-type="float" office:value="194997" calcext:value-type="float">
            <text:p>194997</text:p>
          </table:table-cell>
          <table:table-cell office:value-type="float" office:value="0" calcext:value-type="float">
            <text:p>0</text:p>
          </table:table-cell>
          <table:table-cell office:value-type="float" office:value="653.5" calcext:value-type="float">
            <text:p>653.5</text:p>
          </table:table-cell>
          <table:table-cell office:value-type="float" office:value="5.85" calcext:value-type="float">
            <text:p>5.85</text:p>
          </table:table-cell>
          <table:table-cell office:value-type="float" office:value="0.19" calcext:value-type="float">
            <text:p>0.19</text:p>
          </table:table-cell>
          <table:table-cell office:value-type="float" office:value="1.8" calcext:value-type="float">
            <text:p>1.8</text:p>
          </table:table-cell>
          <table:table-cell office:value-type="float" office:value="651.8" calcext:value-type="float">
            <text:p>651.8</text:p>
          </table:table-cell>
        </table:table-row>
        <table:table-row table:style-name="ro1">
          <table:table-cell office:value-type="string" calcext:value-type="string">
            <text:p>create-asset-load-2200</text:p>
          </table:table-cell>
          <table:table-cell office:value-type="float" office:value="198729" calcext:value-type="float">
            <text:p>198729</text:p>
          </table:table-cell>
          <table:table-cell office:value-type="float" office:value="0" calcext:value-type="float">
            <text:p>0</text:p>
          </table:table-cell>
          <table:table-cell office:value-type="float" office:value="666.5" calcext:value-type="float">
            <text:p>666.5</text:p>
          </table:table-cell>
          <table:table-cell office:value-type="float" office:value="5.35" calcext:value-type="float">
            <text:p>5.35</text:p>
          </table:table-cell>
          <table:table-cell office:value-type="float" office:value="0.43" calcext:value-type="float">
            <text:p>0.43</text:p>
          </table:table-cell>
          <table:table-cell office:value-type="float" office:value="2.09" calcext:value-type="float">
            <text:p>2.09</text:p>
          </table:table-cell>
          <table:table-cell office:value-type="float" office:value="663.7" calcext:value-type="float">
            <text:p>663.7</text:p>
          </table:table-cell>
          <table:table-cell/>
          <table:table-cell office:value-type="string" calcext:value-type="string">
            <text:p>create-asset-load-2200</text:p>
          </table:table-cell>
          <table:table-cell office:value-type="float" office:value="183639" calcext:value-type="float">
            <text:p>183639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office:value-type="float" office:value="5.97" calcext:value-type="float">
            <text:p>5.97</text:p>
          </table:table-cell>
          <table:table-cell office:value-type="float" office:value="0.29" calcext:value-type="float">
            <text:p>0.29</text:p>
          </table:table-cell>
          <table:table-cell office:value-type="float" office:value="2.24" calcext:value-type="float">
            <text:p>2.24</text:p>
          </table:table-cell>
          <table:table-cell office:value-type="float" office:value="614.6" calcext:value-type="float">
            <text:p>614.6</text:p>
          </table:table-cell>
        </table:table-row>
        <table:table-row table:style-name="ro1">
          <table:table-cell office:value-type="string" calcext:value-type="string">
            <text:p>create-asset-load-2400</text:p>
          </table:table-cell>
          <table:table-cell office:value-type="float" office:value="190514" calcext:value-type="float">
            <text:p>190514</text:p>
          </table:table-cell>
          <table:table-cell office:value-type="float" office:value="0" calcext:value-type="float">
            <text:p>0</text:p>
          </table:table-cell>
          <table:table-cell office:value-type="float" office:value="638.8" calcext:value-type="float">
            <text:p>638.8</text:p>
          </table:table-cell>
          <table:table-cell office:value-type="float" office:value="6.88" calcext:value-type="float">
            <text:p>6.88</text:p>
          </table:table-cell>
          <table:table-cell office:value-type="float" office:value="0.23" calcext:value-type="float">
            <text:p>0.23</text:p>
          </table:table-cell>
          <table:table-cell office:value-type="float" office:value="2.49" calcext:value-type="float">
            <text:p>2.49</text:p>
          </table:table-cell>
          <table:table-cell office:value-type="float" office:value="638.3" calcext:value-type="float">
            <text:p>638.3</text:p>
          </table:table-cell>
          <table:table-cell/>
          <table:table-cell office:value-type="string" calcext:value-type="string">
            <text:p>create-asset-load-2400</text:p>
          </table:table-cell>
          <table:table-cell office:value-type="float" office:value="189080" calcext:value-type="float">
            <text:p>189080</text:p>
          </table:table-cell>
          <table:table-cell office:value-type="float" office:value="0" calcext:value-type="float">
            <text:p>0</text:p>
          </table:table-cell>
          <table:table-cell office:value-type="float" office:value="631.5" calcext:value-type="float">
            <text:p>631.5</text:p>
          </table:table-cell>
          <table:table-cell office:value-type="float" office:value="6.48" calcext:value-type="float">
            <text:p>6.48</text:p>
          </table:table-cell>
          <table:table-cell office:value-type="float" office:value="0.13" calcext:value-type="float">
            <text:p>0.13</text:p>
          </table:table-cell>
          <table:table-cell office:value-type="float" office:value="2.31" calcext:value-type="float">
            <text:p>2.31</text:p>
          </table:table-cell>
          <table:table-cell office:value-type="float" office:value="630.1" calcext:value-type="float">
            <text:p>630.1</text:p>
          </table:table-cell>
        </table:table-row>
        <table:table-row table:style-name="ro1">
          <table:table-cell office:value-type="string" calcext:value-type="string">
            <text:p>create-asset-load-2600</text:p>
          </table:table-cell>
          <table:table-cell office:value-type="float" office:value="168308" calcext:value-type="float">
            <text:p>168308</text:p>
          </table:table-cell>
          <table:table-cell office:value-type="float" office:value="0" calcext:value-type="float">
            <text:p>0</text:p>
          </table:table-cell>
          <table:table-cell office:value-type="float" office:value="563.8" calcext:value-type="float">
            <text:p>563.8</text:p>
          </table:table-cell>
          <table:table-cell office:value-type="float" office:value="6.4" calcext:value-type="float">
            <text:p>6.4</text:p>
          </table:table-cell>
          <table:table-cell office:value-type="float" office:value="0.33" calcext:value-type="float">
            <text:p>0.33</text:p>
          </table:table-cell>
          <table:table-cell office:value-type="float" office:value="2.96" calcext:value-type="float">
            <text:p>2.96</text:p>
          </table:table-cell>
          <table:table-cell office:value-type="float" office:value="562.3" calcext:value-type="float">
            <text:p>562.3</text:p>
          </table:table-cell>
          <table:table-cell/>
          <table:table-cell office:value-type="string" calcext:value-type="string">
            <text:p>create-asset-load-2600</text:p>
          </table:table-cell>
          <table:table-cell office:value-type="float" office:value="181269" calcext:value-type="float">
            <text:p>181269</text:p>
          </table:table-cell>
          <table:table-cell office:value-type="float" office:value="0" calcext:value-type="float">
            <text:p>0</text:p>
          </table:table-cell>
          <table:table-cell office:value-type="float" office:value="607.4" calcext:value-type="float">
            <text:p>607.4</text:p>
          </table:table-cell>
          <table:table-cell office:value-type="float" office:value="6.82" calcext:value-type="float">
            <text:p>6.82</text:p>
          </table:table-cell>
          <table:table-cell office:value-type="float" office:value="0.26" calcext:value-type="float">
            <text:p>0.26</text:p>
          </table:table-cell>
          <table:table-cell office:value-type="float" office:value="2.64" calcext:value-type="float">
            <text:p>2.64</text:p>
          </table:table-cell>
          <table:table-cell office:value-type="float" office:value="606.2" calcext:value-type="float">
            <text:p>606.2</text:p>
          </table:table-cell>
        </table:table-row>
        <table:table-row table:style-name="ro1">
          <table:table-cell office:value-type="string" calcext:value-type="string">
            <text:p>create-asset-load-2800</text:p>
          </table:table-cell>
          <table:table-cell office:value-type="float" office:value="182768" calcext:value-type="float">
            <text:p>182768</text:p>
          </table:table-cell>
          <table:table-cell office:value-type="float" office:value="0" calcext:value-type="float">
            <text:p>0</text:p>
          </table:table-cell>
          <table:table-cell office:value-type="float" office:value="611.1" calcext:value-type="float">
            <text:p>611.1</text:p>
          </table:table-cell>
          <table:table-cell office:value-type="float" office:value="6.47" calcext:value-type="float">
            <text:p>6.47</text:p>
          </table:table-cell>
          <table:table-cell office:value-type="float" office:value="0.23" calcext:value-type="float">
            <text:p>0.23</text:p>
          </table:table-cell>
          <table:table-cell office:value-type="float" office:value="3.07" calcext:value-type="float">
            <text:p>3.07</text:p>
          </table:table-cell>
          <table:table-cell office:value-type="float" office:value="610.5" calcext:value-type="float">
            <text:p>610.5</text:p>
          </table:table-cell>
          <table:table-cell/>
          <table:table-cell office:value-type="string" calcext:value-type="string">
            <text:p>create-asset-load-2800</text:p>
          </table:table-cell>
          <table:table-cell office:value-type="float" office:value="180495" calcext:value-type="float">
            <text:p>180495</text:p>
          </table:table-cell>
          <table:table-cell office:value-type="float" office:value="0" calcext:value-type="float">
            <text:p>0</text:p>
          </table:table-cell>
          <table:table-cell office:value-type="float" office:value="603.8" calcext:value-type="float">
            <text:p>603.8</text:p>
          </table:table-cell>
          <table:table-cell office:value-type="float" office:value="7.26" calcext:value-type="float">
            <text:p>7.26</text:p>
          </table:table-cell>
          <table:table-cell office:value-type="float" office:value="0.44" calcext:value-type="float">
            <text:p>0.44</text:p>
          </table:table-cell>
          <table:table-cell office:value-type="float" office:value="2.89" calcext:value-type="float">
            <text:p>2.89</text:p>
          </table:table-cell>
          <table:table-cell office:value-type="float" office:value="602.5" calcext:value-type="float">
            <text:p>602.5</text:p>
          </table:table-cell>
        </table:table-row>
        <table:table-row table:style-name="ro1">
          <table:table-cell office:value-type="string" calcext:value-type="string">
            <text:p>create-asset-load-3000</text:p>
          </table:table-cell>
          <table:table-cell office:value-type="float" office:value="185949" calcext:value-type="float">
            <text:p>185949</text:p>
          </table:table-cell>
          <table:table-cell office:value-type="float" office:value="0" calcext:value-type="float">
            <text:p>0</text:p>
          </table:table-cell>
          <table:table-cell office:value-type="float" office:value="622.2" calcext:value-type="float">
            <text:p>622.2</text:p>
          </table:table-cell>
          <table:table-cell office:value-type="float" office:value="7.82" calcext:value-type="float">
            <text:p>7.82</text:p>
          </table:table-cell>
          <table:table-cell office:value-type="float" office:value="0.22" calcext:value-type="float">
            <text:p>0.22</text:p>
          </table:table-cell>
          <table:table-cell office:value-type="float" office:value="2.98" calcext:value-type="float">
            <text:p>2.98</text:p>
          </table:table-cell>
          <table:table-cell office:value-type="float" office:value="620.6" calcext:value-type="float">
            <text:p>620.6</text:p>
          </table:table-cell>
          <table:table-cell/>
          <table:table-cell office:value-type="string" calcext:value-type="string">
            <text:p>create-asset-load-3000</text:p>
          </table:table-cell>
          <table:table-cell office:value-type="float" office:value="198262" calcext:value-type="float">
            <text:p>198262</text:p>
          </table:table-cell>
          <table:table-cell office:value-type="float" office:value="0" calcext:value-type="float">
            <text:p>0</text:p>
          </table:table-cell>
          <table:table-cell office:value-type="float" office:value="663.7" calcext:value-type="float">
            <text:p>663.7</text:p>
          </table:table-cell>
          <table:table-cell office:value-type="float" office:value="7.8" calcext:value-type="float">
            <text:p>7.8</text:p>
          </table:table-cell>
          <table:table-cell office:value-type="float" office:value="0.64" calcext:value-type="float">
            <text:p>0.64</text:p>
          </table:table-cell>
          <table:table-cell office:value-type="float" office:value="2.87" calcext:value-type="float">
            <text:p>2.87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Benchmark 1</text:p>
          </table:table-cell>
          <table:table-cell table:number-columns-repeated="8"/>
          <table:table-cell office:value-type="string" calcext:value-type="string">
            <text:p>Benchmark 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te-asset-load-1000</text:p>
          </table:table-cell>
          <table:table-cell office:value-type="float" office:value="165872" calcext:value-type="float">
            <text:p>165872</text:p>
          </table:table-cell>
          <table:table-cell office:value-type="float" office:value="0" calcext:value-type="float">
            <text:p>0</text:p>
          </table:table-cell>
          <table:table-cell office:value-type="float" office:value="556.3" calcext:value-type="float">
            <text:p>556.3</text:p>
          </table:table-cell>
          <table:table-cell office:value-type="float" office:value="3.58" calcext:value-type="float">
            <text:p>3.58</text:p>
          </table:table-cell>
          <table:table-cell office:value-type="float" office:value="0.1" calcext:value-type="float">
            <text:p>0.1</text:p>
          </table:table-cell>
          <table:table-cell office:value-type="float" office:value="1.14" calcext:value-type="float">
            <text:p>1.14</text:p>
          </table:table-cell>
          <table:table-cell office:value-type="float" office:value="555.2" calcext:value-type="float">
            <text:p>555.2</text:p>
          </table:table-cell>
          <table:table-cell/>
          <table:table-cell office:value-type="string" calcext:value-type="string">
            <text:p>create-asset-load-1000</text:p>
          </table:table-cell>
          <table:table-cell office:value-type="float" office:value="156281" calcext:value-type="float">
            <text:p>156281</text:p>
          </table:table-cell>
          <table:table-cell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4.46" calcext:value-type="float">
            <text:p>4.46</text:p>
          </table:table-cell>
          <table:table-cell office:value-type="float" office:value="0.15" calcext:value-type="float">
            <text:p>0.15</text:p>
          </table:table-cell>
          <table:table-cell office:value-type="float" office:value="1.19" calcext:value-type="float">
            <text:p>1.19</text:p>
          </table:table-cell>
          <table:table-cell office:value-type="float" office:value="524.9" calcext:value-type="float">
            <text:p>524.9</text:p>
          </table:table-cell>
        </table:table-row>
        <table:table-row table:style-name="ro1">
          <table:table-cell office:value-type="string" calcext:value-type="string">
            <text:p>create-asset-load-1200</text:p>
          </table:table-cell>
          <table:table-cell office:value-type="float" office:value="185274" calcext:value-type="float">
            <text:p>185274</text:p>
          </table:table-cell>
          <table:table-cell office:value-type="float" office:value="0" calcext:value-type="float">
            <text:p>0</text:p>
          </table:table-cell>
          <table:table-cell office:value-type="float" office:value="623.3" calcext:value-type="float">
            <text:p>623.3</text:p>
          </table:table-cell>
          <table:table-cell office:value-type="float" office:value="3.48" calcext:value-type="float">
            <text:p>3.48</text:p>
          </table:table-cell>
          <table:table-cell office:value-type="float" office:value="0.27" calcext:value-type="float">
            <text:p>0.27</text:p>
          </table:table-cell>
          <table:table-cell office:value-type="float" office:value="1.23" calcext:value-type="float">
            <text:p>1.23</text:p>
          </table:table-cell>
          <table:table-cell office:value-type="float" office:value="622.1" calcext:value-type="float">
            <text:p>622.1</text:p>
          </table:table-cell>
          <table:table-cell/>
          <table:table-cell office:value-type="string" calcext:value-type="string">
            <text:p>create-asset-load-1200</text:p>
          </table:table-cell>
          <table:table-cell office:value-type="float" office:value="172965" calcext:value-type="float">
            <text:p>172965</text:p>
          </table:table-cell>
          <table:table-cell office:value-type="float" office:value="0" calcext:value-type="float">
            <text:p>0</text:p>
          </table:table-cell>
          <table:table-cell office:value-type="float" office:value="581.8" calcext:value-type="float">
            <text:p>581.8</text:p>
          </table:table-cell>
          <table:table-cell office:value-type="float" office:value="3.19" calcext:value-type="float">
            <text:p>3.19</text:p>
          </table:table-cell>
          <table:table-cell office:value-type="float" office:value="0.17" calcext:value-type="float">
            <text:p>0.17</text:p>
          </table:table-cell>
          <table:table-cell office:value-type="float" office:value="1.29" calcext:value-type="float">
            <text:p>1.29</text:p>
          </table:table-cell>
          <table:table-cell office:value-type="float" office:value="581.5" calcext:value-type="float">
            <text:p>581.5</text:p>
          </table:table-cell>
        </table:table-row>
        <table:table-row table:style-name="ro1">
          <table:table-cell office:value-type="string" calcext:value-type="string">
            <text:p>create-asset-load-1400</text:p>
          </table:table-cell>
          <table:table-cell office:value-type="float" office:value="188820" calcext:value-type="float">
            <text:p>188820</text:p>
          </table:table-cell>
          <table:table-cell office:value-type="float" office:value="0" calcext:value-type="float">
            <text:p>0</text:p>
          </table:table-cell>
          <table:table-cell office:value-type="float" office:value="635.4" calcext:value-type="float">
            <text:p>635.4</text:p>
          </table:table-cell>
          <table:table-cell office:value-type="float" office:value="3.43" calcext:value-type="float">
            <text:p>3.43</text:p>
          </table:table-cell>
          <table:table-cell office:value-type="float" office:value="0.23" calcext:value-type="float">
            <text:p>0.23</text:p>
          </table:table-cell>
          <table:table-cell office:value-type="float" office:value="1.42" calcext:value-type="float">
            <text:p>1.42</text:p>
          </table:table-cell>
          <table:table-cell office:value-type="float" office:value="634.3" calcext:value-type="float">
            <text:p>634.3</text:p>
          </table:table-cell>
          <table:table-cell/>
          <table:table-cell office:value-type="string" calcext:value-type="string">
            <text:p>create-asset-load-1400</text:p>
          </table:table-cell>
          <table:table-cell office:value-type="float" office:value="177063" calcext:value-type="float">
            <text:p>177063</text:p>
          </table:table-cell>
          <table:table-cell office:value-type="float" office:value="0" calcext:value-type="float">
            <text:p>0</text:p>
          </table:table-cell>
          <table:table-cell office:value-type="float" office:value="595.6" calcext:value-type="float">
            <text:p>595.6</text:p>
          </table:table-cell>
          <table:table-cell office:value-type="float" office:value="3.87" calcext:value-type="float">
            <text:p>3.87</text:p>
          </table:table-cell>
          <table:table-cell office:value-type="float" office:value="0.15" calcext:value-type="float">
            <text:p>0.15</text:p>
          </table:table-cell>
          <table:table-cell office:value-type="float" office:value="1.41" calcext:value-type="float">
            <text:p>1.41</text:p>
          </table:table-cell>
          <table:table-cell office:value-type="float" office:value="595.2" calcext:value-type="float">
            <text:p>595.2</text:p>
          </table:table-cell>
        </table:table-row>
        <table:table-row table:style-name="ro1">
          <table:table-cell office:value-type="string" calcext:value-type="string">
            <text:p>create-asset-load-1600</text:p>
          </table:table-cell>
          <table:table-cell office:value-type="float" office:value="197696" calcext:value-type="float">
            <text:p>197696</text:p>
          </table:table-cell>
          <table:table-cell office:value-type="float" office:value="0" calcext:value-type="float">
            <text:p>0</text:p>
          </table:table-cell>
          <table:table-cell office:value-type="float" office:value="664.5" calcext:value-type="float">
            <text:p>664.5</text:p>
          </table:table-cell>
          <table:table-cell office:value-type="float" office:value="3.96" calcext:value-type="float">
            <text:p>3.96</text:p>
          </table:table-cell>
          <table:table-cell office:value-type="float" office:value="0.26" calcext:value-type="float">
            <text:p>0.26</text:p>
          </table:table-cell>
          <table:table-cell office:value-type="float" office:value="1.51" calcext:value-type="float">
            <text:p>1.51</text:p>
          </table:table-cell>
          <table:table-cell office:value-type="float" office:value="663.5" calcext:value-type="float">
            <text:p>663.5</text:p>
          </table:table-cell>
          <table:table-cell/>
          <table:table-cell office:value-type="string" calcext:value-type="string">
            <text:p>create-asset-load-1600</text:p>
          </table:table-cell>
          <table:table-cell office:value-type="float" office:value="174478" calcext:value-type="float">
            <text:p>174478</text:p>
          </table:table-cell>
          <table:table-cell office:value-type="float" office:value="0" calcext:value-type="float">
            <text:p>0</text:p>
          </table:table-cell>
          <table:table-cell office:value-type="float" office:value="586.3" calcext:value-type="float">
            <text:p>586.3</text:p>
          </table:table-cell>
          <table:table-cell office:value-type="float" office:value="4.8" calcext:value-type="float">
            <text:p>4.8</text:p>
          </table:table-cell>
          <table:table-cell office:value-type="float" office:value="0.12" calcext:value-type="float">
            <text:p>0.12</text:p>
          </table:table-cell>
          <table:table-cell office:value-type="float" office:value="1.6" calcext:value-type="float">
            <text:p>1.6</text:p>
          </table:table-cell>
          <table:table-cell office:value-type="float" office:value="585.1" calcext:value-type="float">
            <text:p>585.1</text:p>
          </table:table-cell>
        </table:table-row>
        <table:table-row table:style-name="ro1">
          <table:table-cell office:value-type="string" calcext:value-type="string">
            <text:p>create-asset-load-1800</text:p>
          </table:table-cell>
          <table:table-cell office:value-type="float" office:value="206980" calcext:value-type="float">
            <text:p>206980</text:p>
          </table:table-cell>
          <table:table-cell office:value-type="float" office:value="0" calcext:value-type="float">
            <text:p>0</text:p>
          </table:table-cell>
          <table:table-cell office:value-type="float" office:value="696" calcext:value-type="float">
            <text:p>696</text:p>
          </table:table-cell>
          <table:table-cell office:value-type="float" office:value="4.38" calcext:value-type="float">
            <text:p>4.38</text:p>
          </table:table-cell>
          <table:table-cell office:value-type="float" office:value="0.19" calcext:value-type="float">
            <text:p>0.19</text:p>
          </table:table-cell>
          <table:table-cell office:value-type="float" office:value="1.63" calcext:value-type="float">
            <text:p>1.63</text:p>
          </table:table-cell>
          <table:table-cell office:value-type="float" office:value="694.6" calcext:value-type="float">
            <text:p>694.6</text:p>
          </table:table-cell>
          <table:table-cell/>
          <table:table-cell office:value-type="string" calcext:value-type="string">
            <text:p>create-asset-load-1800</text:p>
          </table:table-cell>
          <table:table-cell office:value-type="float" office:value="181829" calcext:value-type="float">
            <text:p>181829</text:p>
          </table:table-cell>
          <table:table-cell office:value-type="float" office:value="0" calcext:value-type="float">
            <text:p>0</text:p>
          </table:table-cell>
          <table:table-cell office:value-type="float" office:value="610.6" calcext:value-type="float">
            <text:p>610.6</text:p>
          </table:table-cell>
          <table:table-cell office:value-type="float" office:value="4.67" calcext:value-type="float">
            <text:p>4.67</text:p>
          </table:table-cell>
          <table:table-cell office:value-type="float" office:value="0.23" calcext:value-type="float">
            <text:p>0.23</text:p>
          </table:table-cell>
          <table:table-cell office:value-type="float" office:value="1.82" calcext:value-type="float">
            <text:p>1.82</text:p>
          </table:table-cell>
          <table:table-cell office:value-type="float" office:value="608.1" calcext:value-type="float">
            <text:p>608.1</text:p>
          </table:table-cell>
        </table:table-row>
        <table:table-row table:style-name="ro1">
          <table:table-cell office:value-type="string" calcext:value-type="string">
            <text:p>create-asset-load-2000</text:p>
          </table:table-cell>
          <table:table-cell office:value-type="float" office:value="210393" calcext:value-type="float">
            <text:p>210393</text:p>
          </table:table-cell>
          <table:table-cell office:value-type="float" office:value="0" calcext:value-type="float">
            <text:p>0</text:p>
          </table:table-cell>
          <table:table-cell office:value-type="float" office:value="709.2" calcext:value-type="float">
            <text:p>709.2</text:p>
          </table:table-cell>
          <table:table-cell office:value-type="float" office:value="5.6" calcext:value-type="float">
            <text:p>5.6</text:p>
          </table:table-cell>
          <table:table-cell office:value-type="float" office:value="0.38" calcext:value-type="float">
            <text:p>0.38</text:p>
          </table:table-cell>
          <table:table-cell office:value-type="float" office:value="1.76" calcext:value-type="float">
            <text:p>1.76</text:p>
          </table:table-cell>
          <table:table-cell office:value-type="float" office:value="708.1" calcext:value-type="float">
            <text:p>708.1</text:p>
          </table:table-cell>
          <table:table-cell/>
          <table:table-cell office:value-type="string" calcext:value-type="string">
            <text:p>create-asset-load-2000</text:p>
          </table:table-cell>
          <table:table-cell office:value-type="float" office:value="196550" calcext:value-type="float">
            <text:p>196550</text:p>
          </table:table-cell>
          <table:table-cell office:value-type="float" office:value="0" calcext:value-type="float">
            <text:p>0</text:p>
          </table:table-cell>
          <table:table-cell office:value-type="float" office:value="659.9" calcext:value-type="float">
            <text:p>659.9</text:p>
          </table:table-cell>
          <table:table-cell office:value-type="float" office:value="5.19" calcext:value-type="float">
            <text:p>5.19</text:p>
          </table:table-cell>
          <table:table-cell office:value-type="float" office:value="0.24" calcext:value-type="float">
            <text:p>0.24</text:p>
          </table:table-cell>
          <table:table-cell office:value-type="float" office:value="1.91" calcext:value-type="float">
            <text:p>1.91</text:p>
          </table:table-cell>
          <table:table-cell office:value-type="float" office:value="658.5" calcext:value-type="float">
            <text:p>658.5</text:p>
          </table:table-cell>
        </table:table-row>
        <table:table-row table:style-name="ro1">
          <table:table-cell office:value-type="string" calcext:value-type="string">
            <text:p>create-asset-load-2200</text:p>
          </table:table-cell>
          <table:table-cell office:value-type="float" office:value="192521" calcext:value-type="float">
            <text:p>192521</text:p>
          </table:table-cell>
          <table:table-cell office:value-type="float" office:value="0" calcext:value-type="float">
            <text:p>0</text:p>
          </table:table-cell>
          <table:table-cell office:value-type="float" office:value="646.4" calcext:value-type="float">
            <text:p>646.4</text:p>
          </table:table-cell>
          <table:table-cell office:value-type="float" office:value="5.76" calcext:value-type="float">
            <text:p>5.76</text:p>
          </table:table-cell>
          <table:table-cell office:value-type="float" office:value="0.29" calcext:value-type="float">
            <text:p>0.29</text:p>
          </table:table-cell>
          <table:table-cell office:value-type="float" office:value="2.13" calcext:value-type="float">
            <text:p>2.13</text:p>
          </table:table-cell>
          <table:table-cell office:value-type="float" office:value="643.5" calcext:value-type="float">
            <text:p>643.5</text:p>
          </table:table-cell>
          <table:table-cell/>
          <table:table-cell office:value-type="string" calcext:value-type="string">
            <text:p>create-asset-load-2200</text:p>
          </table:table-cell>
          <table:table-cell office:value-type="float" office:value="185448" calcext:value-type="float">
            <text:p>185448</text:p>
          </table:table-cell>
          <table:table-cell office:value-type="float" office:value="0" calcext:value-type="float">
            <text:p>0</text:p>
          </table:table-cell>
          <table:table-cell office:value-type="float" office:value="622.4" calcext:value-type="float">
            <text:p>622.4</text:p>
          </table:table-cell>
          <table:table-cell office:value-type="float" office:value="5.92" calcext:value-type="float">
            <text:p>5.92</text:p>
          </table:table-cell>
          <table:table-cell office:value-type="float" office:value="0.3" calcext:value-type="float">
            <text:p>0.3</text:p>
          </table:table-cell>
          <table:table-cell office:value-type="float" office:value="2.24" calcext:value-type="float">
            <text:p>2.24</text:p>
          </table:table-cell>
          <table:table-cell office:value-type="float" office:value="621.5" calcext:value-type="float">
            <text:p>621.5</text:p>
          </table:table-cell>
        </table:table-row>
        <table:table-row table:style-name="ro1">
          <table:table-cell office:value-type="string" calcext:value-type="string">
            <text:p>create-asset-load-2400</text:p>
          </table:table-cell>
          <table:table-cell office:value-type="float" office:value="190801" calcext:value-type="float">
            <text:p>190801</text:p>
          </table:table-cell>
          <table:table-cell office:value-type="float" office:value="0" calcext:value-type="float">
            <text:p>0</text:p>
          </table:table-cell>
          <table:table-cell office:value-type="float" office:value="641.1" calcext:value-type="float">
            <text:p>641.1</text:p>
          </table:table-cell>
          <table:table-cell office:value-type="float" office:value="6.06" calcext:value-type="float">
            <text:p>6.06</text:p>
          </table:table-cell>
          <table:table-cell office:value-type="float" office:value="0.28" calcext:value-type="float">
            <text:p>0.28</text:p>
          </table:table-cell>
          <table:table-cell office:value-type="float" office:value="2.45" calcext:value-type="float">
            <text:p>2.45</text:p>
          </table:table-cell>
          <table:table-cell office:value-type="float" office:value="638.3" calcext:value-type="float">
            <text:p>638.3</text:p>
          </table:table-cell>
          <table:table-cell/>
          <table:table-cell office:value-type="string" calcext:value-type="string">
            <text:p>create-asset-load-2400</text:p>
          </table:table-cell>
          <table:table-cell office:value-type="float" office:value="189115" calcext:value-type="float">
            <text:p>189115</text:p>
          </table:table-cell>
          <table:table-cell office:value-type="float" office:value="0" calcext:value-type="float">
            <text:p>0</text:p>
          </table:table-cell>
          <table:table-cell office:value-type="float" office:value="633.4" calcext:value-type="float">
            <text:p>633.4</text:p>
          </table:table-cell>
          <table:table-cell office:value-type="float" office:value="5.59" calcext:value-type="float">
            <text:p>5.59</text:p>
          </table:table-cell>
          <table:table-cell office:value-type="float" office:value="0.33" calcext:value-type="float">
            <text:p>0.33</text:p>
          </table:table-cell>
          <table:table-cell office:value-type="float" office:value="2.51" calcext:value-type="float">
            <text:p>2.51</text:p>
          </table:table-cell>
          <table:table-cell office:value-type="float" office:value="632.1" calcext:value-type="float">
            <text:p>632.1</text:p>
          </table:table-cell>
        </table:table-row>
        <table:table-row table:style-name="ro1">
          <table:table-cell office:value-type="string" calcext:value-type="string">
            <text:p>create-asset-load-2600</text:p>
          </table:table-cell>
          <table:table-cell office:value-type="float" office:value="185479" calcext:value-type="float">
            <text:p>185479</text:p>
          </table:table-cell>
          <table:table-cell office:value-type="float" office:value="0" calcext:value-type="float">
            <text:p>0</text:p>
          </table:table-cell>
          <table:table-cell office:value-type="float" office:value="623.6" calcext:value-type="float">
            <text:p>623.6</text:p>
          </table:table-cell>
          <table:table-cell office:value-type="float" office:value="5.95" calcext:value-type="float">
            <text:p>5.95</text:p>
          </table:table-cell>
          <table:table-cell office:value-type="float" office:value="0.3" calcext:value-type="float">
            <text:p>0.3</text:p>
          </table:table-cell>
          <table:table-cell office:value-type="float" office:value="2.73" calcext:value-type="float">
            <text:p>2.73</text:p>
          </table:table-cell>
          <table:table-cell office:value-type="float" office:value="621.7" calcext:value-type="float">
            <text:p>621.7</text:p>
          </table:table-cell>
          <table:table-cell/>
          <table:table-cell office:value-type="string" calcext:value-type="string">
            <text:p>create-asset-load-2600</text:p>
          </table:table-cell>
          <table:table-cell office:value-type="float" office:value="182128" calcext:value-type="float">
            <text:p>182128</text:p>
          </table:table-cell>
          <table:table-cell office:value-type="float" office:value="0" calcext:value-type="float">
            <text:p>0</text:p>
          </table:table-cell>
          <table:table-cell office:value-type="float" office:value="605.2" calcext:value-type="float">
            <text:p>605.2</text:p>
          </table:table-cell>
          <table:table-cell office:value-type="float" office:value="6.85" calcext:value-type="float">
            <text:p>6.85</text:p>
          </table:table-cell>
          <table:table-cell office:value-type="float" office:value="0.55" calcext:value-type="float">
            <text:p>0.55</text:p>
          </table:table-cell>
          <table:table-cell office:value-type="float" office:value="2.89" calcext:value-type="float">
            <text:p>2.89</text:p>
          </table:table-cell>
          <table:table-cell office:value-type="float" office:value="603.8" calcext:value-type="float">
            <text:p>603.8</text:p>
          </table:table-cell>
        </table:table-row>
        <table:table-row table:style-name="ro1">
          <table:table-cell office:value-type="string" calcext:value-type="string">
            <text:p>create-asset-load-2800</text:p>
          </table:table-cell>
          <table:table-cell office:value-type="float" office:value="198379" calcext:value-type="float">
            <text:p>198379</text:p>
          </table:table-cell>
          <table:table-cell office:value-type="float" office:value="0" calcext:value-type="float">
            <text:p>0</text:p>
          </table:table-cell>
          <table:table-cell office:value-type="float" office:value="664.4" calcext:value-type="float">
            <text:p>664.4</text:p>
          </table:table-cell>
          <table:table-cell office:value-type="float" office:value="6.86" calcext:value-type="float">
            <text:p>6.86</text:p>
          </table:table-cell>
          <table:table-cell office:value-type="float" office:value="0.22" calcext:value-type="float">
            <text:p>0.22</text:p>
          </table:table-cell>
          <table:table-cell office:value-type="float" office:value="2.75" calcext:value-type="float">
            <text:p>2.75</text:p>
          </table:table-cell>
          <table:table-cell office:value-type="float" office:value="663.6" calcext:value-type="float">
            <text:p>663.6</text:p>
          </table:table-cell>
          <table:table-cell/>
          <table:table-cell office:value-type="string" calcext:value-type="string">
            <text:p>create-asset-load-2800</text:p>
          </table:table-cell>
          <table:table-cell office:value-type="float" office:value="192538" calcext:value-type="float">
            <text:p>192538</text:p>
          </table:table-cell>
          <table:table-cell office:value-type="float" office:value="0" calcext:value-type="float">
            <text:p>0</text:p>
          </table:table-cell>
          <table:table-cell office:value-type="float" office:value="644.2" calcext:value-type="float">
            <text:p>644.2</text:p>
          </table:table-cell>
          <table:table-cell office:value-type="float" office:value="6.72" calcext:value-type="float">
            <text:p>6.72</text:p>
          </table:table-cell>
          <table:table-cell office:value-type="float" office:value="0.32" calcext:value-type="float">
            <text:p>0.32</text:p>
          </table:table-cell>
          <table:table-cell office:value-type="float" office:value="2.75" calcext:value-type="float">
            <text:p>2.75</text:p>
          </table:table-cell>
          <table:table-cell office:value-type="float" office:value="643.2" calcext:value-type="float">
            <text:p>643.2</text:p>
          </table:table-cell>
        </table:table-row>
        <table:table-row table:style-name="ro1">
          <table:table-cell office:value-type="string" calcext:value-type="string">
            <text:p>create-asset-load-3000</text:p>
          </table:table-cell>
          <table:table-cell office:value-type="float" office:value="170716" calcext:value-type="float">
            <text:p>170716</text:p>
          </table:table-cell>
          <table:table-cell office:value-type="float" office:value="0" calcext:value-type="float">
            <text:p>0</text:p>
          </table:table-cell>
          <table:table-cell office:value-type="float" office:value="571.8" calcext:value-type="float">
            <text:p>571.8</text:p>
          </table:table-cell>
          <table:table-cell office:value-type="float" office:value="8.55" calcext:value-type="float">
            <text:p>8.55</text:p>
          </table:table-cell>
          <table:table-cell office:value-type="float" office:value="0.21" calcext:value-type="float">
            <text:p>0.21</text:p>
          </table:table-cell>
          <table:table-cell office:value-type="float" office:value="3.51" calcext:value-type="float">
            <text:p>3.51</text:p>
          </table:table-cell>
          <table:table-cell office:value-type="float" office:value="571.1" calcext:value-type="float">
            <text:p>571.1</text:p>
          </table:table-cell>
          <table:table-cell/>
          <table:table-cell office:value-type="string" calcext:value-type="string">
            <text:p>create-asset-load-3000</text:p>
          </table:table-cell>
          <table:table-cell office:value-type="float" office:value="177716" calcext:value-type="float">
            <text:p>177716</text:p>
          </table:table-cell>
          <table:table-cell office:value-type="float" office:value="0" calcext:value-type="float">
            <text:p>0</text:p>
          </table:table-cell>
          <table:table-cell office:value-type="float" office:value="589.4" calcext:value-type="float">
            <text:p>589.4</text:p>
          </table:table-cell>
          <table:table-cell office:value-type="float" office:value="7.48" calcext:value-type="float">
            <text:p>7.48</text:p>
          </table:table-cell>
          <table:table-cell office:value-type="float" office:value="0.43" calcext:value-type="float">
            <text:p>0.43</text:p>
          </table:table-cell>
          <table:table-cell office:value-type="float" office:value="3.34" calcext:value-type="float">
            <text:p>3.34</text:p>
          </table:table-cell>
          <table:table-cell office:value-type="float" office:value="587.9" calcext:value-type="float">
            <text:p>587.9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Benchmark 2</text:p>
          </table:table-cell>
          <table:table-cell table:number-columns-repeated="8"/>
          <table:table-cell office:value-type="string" calcext:value-type="string">
            <text:p>Benchmark 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te-asset-load-1000</text:p>
          </table:table-cell>
          <table:table-cell office:value-type="float" office:value="176186" calcext:value-type="float">
            <text:p>176186</text:p>
          </table:table-cell>
          <table:table-cell office:value-type="float" office:value="0" calcext:value-type="float">
            <text:p>0</text:p>
          </table:table-cell>
          <table:table-cell office:value-type="float" office:value="593.3" calcext:value-type="float">
            <text:p>593.3</text:p>
          </table:table-cell>
          <table:table-cell office:value-type="float" office:value="3.29" calcext:value-type="float">
            <text:p>3.29</text:p>
          </table:table-cell>
          <table:table-cell office:value-type="float" office:value="0.22" calcext:value-type="float">
            <text:p>0.22</text:p>
          </table:table-cell>
          <table:table-cell office:value-type="float" office:value="1.06" calcext:value-type="float">
            <text:p>1.06</text:p>
          </table:table-cell>
          <table:table-cell office:value-type="float" office:value="592.5" calcext:value-type="float">
            <text:p>592.5</text:p>
          </table:table-cell>
          <table:table-cell/>
          <table:table-cell office:value-type="string" calcext:value-type="string">
            <text:p>create-asset-load-1000</text:p>
          </table:table-cell>
          <table:table-cell office:value-type="float" office:value="142874" calcext:value-type="float">
            <text:p>142874</text:p>
          </table:table-cell>
          <table:table-cell office:value-type="float" office:value="0" calcext:value-type="float">
            <text:p>0</text:p>
          </table:table-cell>
          <table:table-cell office:value-type="float" office:value="480.6" calcext:value-type="float">
            <text:p>480.6</text:p>
          </table:table-cell>
          <table:table-cell office:value-type="float" office:value="4.21" calcext:value-type="float">
            <text:p>4.21</text:p>
          </table:table-cell>
          <table:table-cell office:value-type="float" office:value="0.17" calcext:value-type="float">
            <text:p>0.17</text:p>
          </table:table-cell>
          <table:table-cell office:value-type="float" office:value="1.26" calcext:value-type="float">
            <text:p>1.26</text:p>
          </table:table-cell>
          <table:table-cell office:value-type="float" office:value="478.7" calcext:value-type="float">
            <text:p>478.7</text:p>
          </table:table-cell>
        </table:table-row>
        <table:table-row table:style-name="ro1">
          <table:table-cell office:value-type="string" calcext:value-type="string">
            <text:p>create-asset-load-1200</text:p>
          </table:table-cell>
          <table:table-cell office:value-type="float" office:value="184787" calcext:value-type="float">
            <text:p>184787</text:p>
          </table:table-cell>
          <table:table-cell office:value-type="float" office:value="0" calcext:value-type="float">
            <text:p>0</text:p>
          </table:table-cell>
          <table:table-cell office:value-type="float" office:value="621.9" calcext:value-type="float">
            <text:p>621.9</text:p>
          </table:table-cell>
          <table:table-cell office:value-type="float" office:value="3.12" calcext:value-type="float">
            <text:p>3.12</text:p>
          </table:table-cell>
          <table:table-cell office:value-type="float" office:value="0.19" calcext:value-type="float">
            <text:p>0.19</text:p>
          </table:table-cell>
          <table:table-cell office:value-type="float" office:value="1.24" calcext:value-type="float">
            <text:p>1.24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string" calcext:value-type="string">
            <text:p>create-asset-load-1200</text:p>
          </table:table-cell>
          <table:table-cell office:value-type="float" office:value="162472" calcext:value-type="float">
            <text:p>162472</text:p>
          </table:table-cell>
          <table:table-cell office:value-type="float" office:value="0" calcext:value-type="float">
            <text:p>0</text:p>
          </table:table-cell>
          <table:table-cell office:value-type="float" office:value="546.5" calcext:value-type="float">
            <text:p>546.5</text:p>
          </table:table-cell>
          <table:table-cell office:value-type="float" office:value="3.52" calcext:value-type="float">
            <text:p>3.52</text:p>
          </table:table-cell>
          <table:table-cell office:value-type="float" office:value="0.17" calcext:value-type="float">
            <text:p>0.17</text:p>
          </table:table-cell>
          <table:table-cell office:value-type="float" office:value="1.33" calcext:value-type="float">
            <text:p>1.33</text:p>
          </table:table-cell>
          <table:table-cell office:value-type="float" office:value="545.4" calcext:value-type="float">
            <text:p>545.4</text:p>
          </table:table-cell>
        </table:table-row>
        <table:table-row table:style-name="ro1">
          <table:table-cell office:value-type="string" calcext:value-type="string">
            <text:p>create-asset-load-1400</text:p>
          </table:table-cell>
          <table:table-cell office:value-type="float" office:value="191670" calcext:value-type="float">
            <text:p>191670</text:p>
          </table:table-cell>
          <table:table-cell office:value-type="float" office:value="0" calcext:value-type="float">
            <text:p>0</text:p>
          </table:table-cell>
          <table:table-cell office:value-type="float" office:value="644.7" calcext:value-type="float">
            <text:p>644.7</text:p>
          </table:table-cell>
          <table:table-cell office:value-type="float" office:value="3.4" calcext:value-type="float">
            <text:p>3.4</text:p>
          </table:table-cell>
          <table:table-cell office:value-type="float" office:value="0.2" calcext:value-type="float">
            <text:p>0.2</text:p>
          </table:table-cell>
          <table:table-cell office:value-type="float" office:value="1.39" calcext:value-type="float">
            <text:p>1.39</text:p>
          </table:table-cell>
          <table:table-cell office:value-type="float" office:value="643.6" calcext:value-type="float">
            <text:p>643.6</text:p>
          </table:table-cell>
          <table:table-cell/>
          <table:table-cell office:value-type="string" calcext:value-type="string">
            <text:p>create-asset-load-1400</text:p>
          </table:table-cell>
          <table:table-cell office:value-type="float" office:value="166353" calcext:value-type="float">
            <text:p>166353</text:p>
          </table:table-cell>
          <table:table-cell office:value-type="float" office:value="0" calcext:value-type="float">
            <text:p>0</text:p>
          </table:table-cell>
          <table:table-cell office:value-type="float" office:value="559.2" calcext:value-type="float">
            <text:p>559.2</text:p>
          </table:table-cell>
          <table:table-cell office:value-type="float" office:value="3.9" calcext:value-type="float">
            <text:p>3.9</text:p>
          </table:table-cell>
          <table:table-cell office:value-type="float" office:value="0.2" calcext:value-type="float">
            <text:p>0.2</text:p>
          </table:table-cell>
          <table:table-cell office:value-type="float" office:value="1.56" calcext:value-type="float">
            <text:p>1.56</text:p>
          </table:table-cell>
          <table:table-cell office:value-type="float" office:value="557.6" calcext:value-type="float">
            <text:p>557.6</text:p>
          </table:table-cell>
        </table:table-row>
        <table:table-row table:style-name="ro1">
          <table:table-cell office:value-type="string" calcext:value-type="string">
            <text:p>create-asset-load-1600</text:p>
          </table:table-cell>
          <table:table-cell office:value-type="float" office:value="203573" calcext:value-type="float">
            <text:p>203573</text:p>
          </table:table-cell>
          <table:table-cell office:value-type="float" office:value="0" calcext:value-type="float">
            <text:p>0</text:p>
          </table:table-cell>
          <table:table-cell office:value-type="float" office:value="681.1" calcext:value-type="float">
            <text:p>681.1</text:p>
          </table:table-cell>
          <table:table-cell office:value-type="float" office:value="3.44" calcext:value-type="float">
            <text:p>3.44</text:p>
          </table:table-cell>
          <table:table-cell office:value-type="float" office:value="0.11" calcext:value-type="float">
            <text:p>0.11</text:p>
          </table:table-cell>
          <table:table-cell office:value-type="float" office:value="1.47" calcext:value-type="float">
            <text:p>1.47</text:p>
          </table:table-cell>
          <table:table-cell office:value-type="float" office:value="679.7" calcext:value-type="float">
            <text:p>679.7</text:p>
          </table:table-cell>
          <table:table-cell/>
          <table:table-cell office:value-type="string" calcext:value-type="string">
            <text:p>create-asset-load-1600</text:p>
          </table:table-cell>
          <table:table-cell office:value-type="float" office:value="179528" calcext:value-type="float">
            <text:p>179528</text:p>
          </table:table-cell>
          <table:table-cell office:value-type="float" office:value="0" calcext:value-type="float">
            <text:p>0</text:p>
          </table:table-cell>
          <table:table-cell office:value-type="float" office:value="603.9" calcext:value-type="float">
            <text:p>603.9</text:p>
          </table:table-cell>
          <table:table-cell office:value-type="float" office:value="4.26" calcext:value-type="float">
            <text:p>4.26</text:p>
          </table:table-cell>
          <table:table-cell office:value-type="float" office:value="0.25" calcext:value-type="float">
            <text:p>0.25</text:p>
          </table:table-cell>
          <table:table-cell office:value-type="float" office:value="1.61" calcext:value-type="float">
            <text:p>1.61</text:p>
          </table:table-cell>
          <table:table-cell office:value-type="float" office:value="602.7" calcext:value-type="float">
            <text:p>602.7</text:p>
          </table:table-cell>
        </table:table-row>
        <table:table-row table:style-name="ro1">
          <table:table-cell office:value-type="string" calcext:value-type="string">
            <text:p>create-asset-load-1800</text:p>
          </table:table-cell>
          <table:table-cell office:value-type="float" office:value="201892" calcext:value-type="float">
            <text:p>201892</text:p>
          </table:table-cell>
          <table:table-cell office:value-type="float" office:value="0" calcext:value-type="float">
            <text:p>0</text:p>
          </table:table-cell>
          <table:table-cell office:value-type="float" office:value="677.9" calcext:value-type="float">
            <text:p>677.9</text:p>
          </table:table-cell>
          <table:table-cell office:value-type="float" office:value="4.65" calcext:value-type="float">
            <text:p>4.65</text:p>
          </table:table-cell>
          <table:table-cell office:value-type="float" office:value="0.14" calcext:value-type="float">
            <text:p>0.14</text:p>
          </table:table-cell>
          <table:table-cell office:value-type="float" office:value="1.72" calcext:value-type="float">
            <text:p>1.72</text:p>
          </table:table-cell>
          <table:table-cell office:value-type="float" office:value="677.6" calcext:value-type="float">
            <text:p>677.6</text:p>
          </table:table-cell>
          <table:table-cell/>
          <table:table-cell office:value-type="string" calcext:value-type="string">
            <text:p>create-asset-load-1800</text:p>
          </table:table-cell>
          <table:table-cell office:value-type="float" office:value="185427" calcext:value-type="float">
            <text:p>185427</text:p>
          </table:table-cell>
          <table:table-cell office:value-type="float" office:value="0" calcext:value-type="float">
            <text:p>0</text:p>
          </table:table-cell>
          <table:table-cell office:value-type="float" office:value="619.7" calcext:value-type="float">
            <text:p>619.7</text:p>
          </table:table-cell>
          <table:table-cell office:value-type="float" office:value="5" calcext:value-type="float">
            <text:p>5</text:p>
          </table:table-cell>
          <table:table-cell office:value-type="float" office:value="0.21" calcext:value-type="float">
            <text:p>0.21</text:p>
          </table:table-cell>
          <table:table-cell office:value-type="float" office:value="1.8" calcext:value-type="float">
            <text:p>1.8</text:p>
          </table:table-cell>
          <table:table-cell office:value-type="float" office:value="618.1" calcext:value-type="float">
            <text:p>618.1</text:p>
          </table:table-cell>
        </table:table-row>
        <table:table-row table:style-name="ro1">
          <table:table-cell office:value-type="string" calcext:value-type="string">
            <text:p>create-asset-load-2000</text:p>
          </table:table-cell>
          <table:table-cell office:value-type="float" office:value="195924" calcext:value-type="float">
            <text:p>195924</text:p>
          </table:table-cell>
          <table:table-cell office:value-type="float" office:value="0" calcext:value-type="float">
            <text:p>0</text:p>
          </table:table-cell>
          <table:table-cell office:value-type="float" office:value="657.4" calcext:value-type="float">
            <text:p>657.4</text:p>
          </table:table-cell>
          <table:table-cell office:value-type="float" office:value="6.09" calcext:value-type="float">
            <text:p>6.09</text:p>
          </table:table-cell>
          <table:table-cell office:value-type="float" office:value="0.19" calcext:value-type="float">
            <text:p>0.19</text:p>
          </table:table-cell>
          <table:table-cell office:value-type="float" office:value="1.95" calcext:value-type="float">
            <text:p>1.95</text:p>
          </table:table-cell>
          <table:table-cell office:value-type="float" office:value="656.9" calcext:value-type="float">
            <text:p>656.9</text:p>
          </table:table-cell>
          <table:table-cell/>
          <table:table-cell office:value-type="string" calcext:value-type="string">
            <text:p>create-asset-load-2000</text:p>
          </table:table-cell>
          <table:table-cell office:value-type="float" office:value="178919" calcext:value-type="float">
            <text:p>178919</text:p>
          </table:table-cell>
          <table:table-cell office:value-type="float" office:value="0" calcext:value-type="float">
            <text:p>0</text:p>
          </table:table-cell>
          <table:table-cell office:value-type="float" office:value="600.7" calcext:value-type="float">
            <text:p>600.7</text:p>
          </table:table-cell>
          <table:table-cell office:value-type="float" office:value="5.97" calcext:value-type="float">
            <text:p>5.97</text:p>
          </table:table-cell>
          <table:table-cell office:value-type="float" office:value="0.28" calcext:value-type="float">
            <text:p>0.28</text:p>
          </table:table-cell>
          <table:table-cell office:value-type="float" office:value="2.03" calcext:value-type="float">
            <text:p>2.03</text:p>
          </table:table-cell>
          <table:table-cell office:value-type="float" office:value="600.1" calcext:value-type="float">
            <text:p>600.1</text:p>
          </table:table-cell>
        </table:table-row>
        <table:table-row table:style-name="ro1">
          <table:table-cell office:value-type="string" calcext:value-type="string">
            <text:p>create-asset-load-2200</text:p>
          </table:table-cell>
          <table:table-cell office:value-type="float" office:value="189782" calcext:value-type="float">
            <text:p>189782</text:p>
          </table:table-cell>
          <table:table-cell office:value-type="float" office:value="0" calcext:value-type="float">
            <text:p>0</text:p>
          </table:table-cell>
          <table:table-cell office:value-type="float" office:value="637.8" calcext:value-type="float">
            <text:p>637.8</text:p>
          </table:table-cell>
          <table:table-cell office:value-type="float" office:value="5.64" calcext:value-type="float">
            <text:p>5.64</text:p>
          </table:table-cell>
          <table:table-cell office:value-type="float" office:value="0.37" calcext:value-type="float">
            <text:p>0.37</text:p>
          </table:table-cell>
          <table:table-cell office:value-type="float" office:value="2.24" calcext:value-type="float">
            <text:p>2.24</text:p>
          </table:table-cell>
          <table:table-cell office:value-type="float" office:value="635.3" calcext:value-type="float">
            <text:p>635.3</text:p>
          </table:table-cell>
          <table:table-cell/>
          <table:table-cell office:value-type="string" calcext:value-type="string">
            <text:p>create-asset-load-2200</text:p>
          </table:table-cell>
          <table:table-cell office:value-type="float" office:value="177045" calcext:value-type="float">
            <text:p>177045</text:p>
          </table:table-cell>
          <table:table-cell office:value-type="float" office:value="0" calcext:value-type="float">
            <text:p>0</text:p>
          </table:table-cell>
          <table:table-cell office:value-type="float" office:value="593.2" calcext:value-type="float">
            <text:p>593.2</text:p>
          </table:table-cell>
          <table:table-cell office:value-type="float" office:value="6.03" calcext:value-type="float">
            <text:p>6.03</text:p>
          </table:table-cell>
          <table:table-cell office:value-type="float" office:value="0.22" calcext:value-type="float">
            <text:p>0.22</text:p>
          </table:table-cell>
          <table:table-cell office:value-type="float" office:value="2.36" calcext:value-type="float">
            <text:p>2.36</text:p>
          </table:table-cell>
          <table:table-cell office:value-type="float" office:value="591.2" calcext:value-type="float">
            <text:p>591.2</text:p>
          </table:table-cell>
        </table:table-row>
        <table:table-row table:style-name="ro1">
          <table:table-cell office:value-type="string" calcext:value-type="string">
            <text:p>create-asset-load-2400</text:p>
          </table:table-cell>
          <table:table-cell office:value-type="float" office:value="185050" calcext:value-type="float">
            <text:p>185050</text:p>
          </table:table-cell>
          <table:table-cell office:value-type="float" office:value="0" calcext:value-type="float">
            <text:p>0</text:p>
          </table:table-cell>
          <table:table-cell office:value-type="float" office:value="619.8" calcext:value-type="float">
            <text:p>619.8</text:p>
          </table:table-cell>
          <table:table-cell office:value-type="float" office:value="5.72" calcext:value-type="float">
            <text:p>5.72</text:p>
          </table:table-cell>
          <table:table-cell office:value-type="float" office:value="0.16" calcext:value-type="float">
            <text:p>0.16</text:p>
          </table:table-cell>
          <table:table-cell office:value-type="float" office:value="2.49" calcext:value-type="float">
            <text:p>2.49</text:p>
          </table:table-cell>
          <table:table-cell office:value-type="float" office:value="618.3" calcext:value-type="float">
            <text:p>618.3</text:p>
          </table:table-cell>
          <table:table-cell/>
          <table:table-cell office:value-type="string" calcext:value-type="string">
            <text:p>create-asset-load-2400</text:p>
          </table:table-cell>
          <table:table-cell office:value-type="float" office:value="189253" calcext:value-type="float">
            <text:p>189253</text:p>
          </table:table-cell>
          <table:table-cell office:value-type="float" office:value="0" calcext:value-type="float">
            <text:p>0</text:p>
          </table:table-cell>
          <table:table-cell office:value-type="float" office:value="634.3" calcext:value-type="float">
            <text:p>634.3</text:p>
          </table:table-cell>
          <table:table-cell office:value-type="float" office:value="6.7" calcext:value-type="float">
            <text:p>6.7</text:p>
          </table:table-cell>
          <table:table-cell office:value-type="float" office:value="0.12" calcext:value-type="float">
            <text:p>0.12</text:p>
          </table:table-cell>
          <table:table-cell office:value-type="float" office:value="2.34" calcext:value-type="float">
            <text:p>2.34</text:p>
          </table:table-cell>
          <table:table-cell office:value-type="float" office:value="634.1" calcext:value-type="float">
            <text:p>634.1</text:p>
          </table:table-cell>
        </table:table-row>
        <table:table-row table:style-name="ro1">
          <table:table-cell office:value-type="string" calcext:value-type="string">
            <text:p>create-asset-load-2600</text:p>
          </table:table-cell>
          <table:table-cell office:value-type="float" office:value="181428" calcext:value-type="float">
            <text:p>181428</text:p>
          </table:table-cell>
          <table:table-cell office:value-type="float" office:value="0" calcext:value-type="float">
            <text:p>0</text:p>
          </table:table-cell>
          <table:table-cell office:value-type="float" office:value="607.2" calcext:value-type="float">
            <text:p>607.2</text:p>
          </table:table-cell>
          <table:table-cell office:value-type="float" office:value="5.15" calcext:value-type="float">
            <text:p>5.15</text:p>
          </table:table-cell>
          <table:table-cell office:value-type="float" office:value="0.33" calcext:value-type="float">
            <text:p>0.33</text:p>
          </table:table-cell>
          <table:table-cell office:value-type="float" office:value="2.81" calcext:value-type="float">
            <text:p>2.81</text:p>
          </table:table-cell>
          <table:table-cell office:value-type="float" office:value="605.5" calcext:value-type="float">
            <text:p>605.5</text:p>
          </table:table-cell>
          <table:table-cell/>
          <table:table-cell office:value-type="string" calcext:value-type="string">
            <text:p>create-asset-load-2600</text:p>
          </table:table-cell>
          <table:table-cell office:value-type="float" office:value="193292" calcext:value-type="float">
            <text:p>193292</text:p>
          </table:table-cell>
          <table:table-cell office:value-type="float" office:value="0" calcext:value-type="float">
            <text:p>0</text:p>
          </table:table-cell>
          <table:table-cell office:value-type="float" office:value="648.2" calcext:value-type="float">
            <text:p>648.2</text:p>
          </table:table-cell>
          <table:table-cell office:value-type="float" office:value="7.03" calcext:value-type="float">
            <text:p>7.03</text:p>
          </table:table-cell>
          <table:table-cell office:value-type="float" office:value="0.2" calcext:value-type="float">
            <text:p>0.2</text:p>
          </table:table-cell>
          <table:table-cell office:value-type="float" office:value="2.5" calcext:value-type="float">
            <text:p>2.5</text:p>
          </table:table-cell>
          <table:table-cell office:value-type="float" office:value="647.3" calcext:value-type="float">
            <text:p>647.3</text:p>
          </table:table-cell>
        </table:table-row>
        <table:table-row table:style-name="ro1">
          <table:table-cell office:value-type="string" calcext:value-type="string">
            <text:p>create-asset-load-2800</text:p>
          </table:table-cell>
          <table:table-cell office:value-type="float" office:value="185290" calcext:value-type="float">
            <text:p>185290</text:p>
          </table:table-cell>
          <table:table-cell office:value-type="float" office:value="0" calcext:value-type="float">
            <text:p>0</text:p>
          </table:table-cell>
          <table:table-cell office:value-type="float" office:value="620.2" calcext:value-type="float">
            <text:p>620.2</text:p>
          </table:table-cell>
          <table:table-cell office:value-type="float" office:value="5.61" calcext:value-type="float">
            <text:p>5.61</text:p>
          </table:table-cell>
          <table:table-cell office:value-type="float" office:value="0.42" calcext:value-type="float">
            <text:p>0.42</text:p>
          </table:table-cell>
          <table:table-cell office:value-type="float" office:value="2.86" calcext:value-type="float">
            <text:p>2.86</text:p>
          </table:table-cell>
          <table:table-cell office:value-type="float" office:value="619.4" calcext:value-type="float">
            <text:p>619.4</text:p>
          </table:table-cell>
          <table:table-cell/>
          <table:table-cell office:value-type="string" calcext:value-type="string">
            <text:p>create-asset-load-2800</text:p>
          </table:table-cell>
          <table:table-cell office:value-type="float" office:value="182989" calcext:value-type="float">
            <text:p>182989</text:p>
          </table:table-cell>
          <table:table-cell office:value-type="float" office:value="0" calcext:value-type="float">
            <text:p>0</text:p>
          </table:table-cell>
          <table:table-cell office:value-type="float" office:value="616.7" calcext:value-type="float">
            <text:p>616.7</text:p>
          </table:table-cell>
          <table:table-cell office:value-type="float" office:value="7.59" calcext:value-type="float">
            <text:p>7.59</text:p>
          </table:table-cell>
          <table:table-cell office:value-type="float" office:value="0.18" calcext:value-type="float">
            <text:p>0.18</text:p>
          </table:table-cell>
          <table:table-cell office:value-type="float" office:value="2.9" calcext:value-type="float">
            <text:p>2.9</text:p>
          </table:table-cell>
          <table:table-cell office:value-type="float" office:value="615.4" calcext:value-type="float">
            <text:p>615.4</text:p>
          </table:table-cell>
        </table:table-row>
        <table:table-row table:style-name="ro1">
          <table:table-cell office:value-type="string" calcext:value-type="string">
            <text:p>create-asset-load-3000</text:p>
          </table:table-cell>
          <table:table-cell office:value-type="float" office:value="178747" calcext:value-type="float">
            <text:p>178747</text:p>
          </table:table-cell>
          <table:table-cell office:value-type="float" office:value="0" calcext:value-type="float">
            <text:p>0</text:p>
          </table:table-cell>
          <table:table-cell office:value-type="float" office:value="601.8" calcext:value-type="float">
            <text:p>601.8</text:p>
          </table:table-cell>
          <table:table-cell office:value-type="float" office:value="7.15" calcext:value-type="float">
            <text:p>7.15</text:p>
          </table:table-cell>
          <table:table-cell office:value-type="float" office:value="0.44" calcext:value-type="float">
            <text:p>0.44</text:p>
          </table:table-cell>
          <table:table-cell office:value-type="float" office:value="3.28" calcext:value-type="float">
            <text:p>3.28</text:p>
          </table:table-cell>
          <table:table-cell office:value-type="float" office:value="598.3" calcext:value-type="float">
            <text:p>598.3</text:p>
          </table:table-cell>
          <table:table-cell/>
          <table:table-cell office:value-type="string" calcext:value-type="string">
            <text:p>create-asset-load-3000</text:p>
          </table:table-cell>
          <table:table-cell office:value-type="float" office:value="178624" calcext:value-type="float">
            <text:p>178624</text:p>
          </table:table-cell>
          <table:table-cell office:value-type="float" office:value="0" calcext:value-type="float">
            <text:p>0</text:p>
          </table:table-cell>
          <table:table-cell office:value-type="float" office:value="592.8" calcext:value-type="float">
            <text:p>592.8</text:p>
          </table:table-cell>
          <table:table-cell office:value-type="float" office:value="8.96" calcext:value-type="float">
            <text:p>8.96</text:p>
          </table:table-cell>
          <table:table-cell office:value-type="float" office:value="0.31" calcext:value-type="float">
            <text:p>0.31</text:p>
          </table:table-cell>
          <table:table-cell office:value-type="float" office:value="3.35" calcext:value-type="float">
            <text:p>3.35</text:p>
          </table:table-cell>
          <table:table-cell office:value-type="float" office:value="592.1" calcext:value-type="float">
            <text:p>592.1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Benchmark 3</text:p>
          </table:table-cell>
          <table:table-cell table:number-columns-repeated="8"/>
          <table:table-cell office:value-type="string" calcext:value-type="string">
            <text:p>Benchmark 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te-asset-load-1000</text:p>
          </table:table-cell>
          <table:table-cell office:value-type="float" office:value="165900" calcext:value-type="float">
            <text:p>165900</text:p>
          </table:table-cell>
          <table:table-cell office:value-type="float" office:value="0" calcext:value-type="float">
            <text:p>0</text:p>
          </table:table-cell>
          <table:table-cell office:value-type="float" office:value="558.8" calcext:value-type="float">
            <text:p>558.8</text:p>
          </table:table-cell>
          <table:table-cell office:value-type="float" office:value="3.64" calcext:value-type="float">
            <text:p>3.64</text:p>
          </table:table-cell>
          <table:table-cell office:value-type="float" office:value="0.19" calcext:value-type="float">
            <text:p>0.19</text:p>
          </table:table-cell>
          <table:table-cell office:value-type="float" office:value="1.14" calcext:value-type="float">
            <text:p>1.14</text:p>
          </table:table-cell>
          <table:table-cell office:value-type="float" office:value="557.8" calcext:value-type="float">
            <text:p>557.8</text:p>
          </table:table-cell>
          <table:table-cell/>
          <table:table-cell office:value-type="string" calcext:value-type="string">
            <text:p>create-asset-load-1000</text:p>
          </table:table-cell>
          <table:table-cell office:value-type="float" office:value="147121" calcext:value-type="float">
            <text:p>147121</text:p>
          </table:table-cell>
          <table:table-cell office:value-type="float" office:value="0" calcext:value-type="float">
            <text:p>0</text:p>
          </table:table-cell>
          <table:table-cell office:value-type="float" office:value="495.6" calcext:value-type="float">
            <text:p>495.6</text:p>
          </table:table-cell>
          <table:table-cell office:value-type="float" office:value="3.98" calcext:value-type="float">
            <text:p>3.98</text:p>
          </table:table-cell>
          <table:table-cell office:value-type="float" office:value="0.15" calcext:value-type="float">
            <text:p>0.15</text:p>
          </table:table-cell>
          <table:table-cell office:value-type="float" office:value="1.25" calcext:value-type="float">
            <text:p>1.25</text:p>
          </table:table-cell>
          <table:table-cell office:value-type="float" office:value="495.2" calcext:value-type="float">
            <text:p>495.2</text:p>
          </table:table-cell>
        </table:table-row>
        <table:table-row table:style-name="ro1">
          <table:table-cell office:value-type="string" calcext:value-type="string">
            <text:p>create-asset-load-1200</text:p>
          </table:table-cell>
          <table:table-cell office:value-type="float" office:value="180091" calcext:value-type="float">
            <text:p>180091</text:p>
          </table:table-cell>
          <table:table-cell office:value-type="float" office:value="0" calcext:value-type="float">
            <text:p>0</text:p>
          </table:table-cell>
          <table:table-cell office:value-type="float" office:value="605.7" calcext:value-type="float">
            <text:p>605.7</text:p>
          </table:table-cell>
          <table:table-cell office:value-type="float" office:value="3.15" calcext:value-type="float">
            <text:p>3.15</text:p>
          </table:table-cell>
          <table:table-cell office:value-type="float" office:value="0.12" calcext:value-type="float">
            <text:p>0.12</text:p>
          </table:table-cell>
          <table:table-cell office:value-type="float" office:value="1.27" calcext:value-type="float">
            <text:p>1.27</text:p>
          </table:table-cell>
          <table:table-cell office:value-type="float" office:value="605.4" calcext:value-type="float">
            <text:p>605.4</text:p>
          </table:table-cell>
          <table:table-cell/>
          <table:table-cell office:value-type="string" calcext:value-type="string">
            <text:p>create-asset-load-1200</text:p>
          </table:table-cell>
          <table:table-cell office:value-type="float" office:value="154474" calcext:value-type="float">
            <text:p>154474</text:p>
          </table:table-cell>
          <table:table-cell office:value-type="float" office:value="0" calcext:value-type="float">
            <text:p>0</text:p>
          </table:table-cell>
          <table:table-cell office:value-type="float" office:value="519.7" calcext:value-type="float">
            <text:p>519.7</text:p>
          </table:table-cell>
          <table:table-cell office:value-type="float" office:value="3.48" calcext:value-type="float">
            <text:p>3.48</text:p>
          </table:table-cell>
          <table:table-cell office:value-type="float" office:value="0.14" calcext:value-type="float">
            <text:p>0.14</text:p>
          </table:table-cell>
          <table:table-cell office:value-type="float" office:value="1.4" calcext:value-type="float">
            <text:p>1.4</text:p>
          </table:table-cell>
          <table:table-cell office:value-type="float" office:value="518.9" calcext:value-type="float">
            <text:p>518.9</text:p>
          </table:table-cell>
        </table:table-row>
        <table:table-row table:style-name="ro1">
          <table:table-cell office:value-type="string" calcext:value-type="string">
            <text:p>create-asset-load-1400</text:p>
          </table:table-cell>
          <table:table-cell office:value-type="float" office:value="196019" calcext:value-type="float">
            <text:p>196019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3.31" calcext:value-type="float">
            <text:p>3.31</text:p>
          </table:table-cell>
          <table:table-cell office:value-type="float" office:value="0.14" calcext:value-type="float">
            <text:p>0.14</text:p>
          </table:table-cell>
          <table:table-cell office:value-type="float" office:value="1.34" calcext:value-type="float">
            <text:p>1.34</text:p>
          </table:table-cell>
          <table:table-cell office:value-type="float" office:value="658.5" calcext:value-type="float">
            <text:p>658.5</text:p>
          </table:table-cell>
          <table:table-cell/>
          <table:table-cell office:value-type="string" calcext:value-type="string">
            <text:p>create-asset-load-1400</text:p>
          </table:table-cell>
          <table:table-cell office:value-type="float" office:value="171062" calcext:value-type="float">
            <text:p>171062</text:p>
          </table:table-cell>
          <table:table-cell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office:value-type="float" office:value="3.69" calcext:value-type="float">
            <text:p>3.69</text:p>
          </table:table-cell>
          <table:table-cell office:value-type="float" office:value="0.22" calcext:value-type="float">
            <text:p>0.22</text:p>
          </table:table-cell>
          <table:table-cell office:value-type="float" office:value="1.48" calcext:value-type="float">
            <text:p>1.48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create-asset-load-1600</text:p>
          </table:table-cell>
          <table:table-cell office:value-type="float" office:value="199588" calcext:value-type="float">
            <text:p>199588</text:p>
          </table:table-cell>
          <table:table-cell office:value-type="float" office:value="0" calcext:value-type="float">
            <text:p>0</text:p>
          </table:table-cell>
          <table:table-cell office:value-type="float" office:value="671.7" calcext:value-type="float">
            <text:p>671.7</text:p>
          </table:table-cell>
          <table:table-cell office:value-type="float" office:value="4.14" calcext:value-type="float">
            <text:p>4.14</text:p>
          </table:table-cell>
          <table:table-cell office:value-type="float" office:value="0.28" calcext:value-type="float">
            <text:p>0.28</text:p>
          </table:table-cell>
          <table:table-cell office:value-type="float" office:value="1.5" calcext:value-type="float">
            <text:p>1.5</text:p>
          </table:table-cell>
          <table:table-cell office:value-type="float" office:value="670.4" calcext:value-type="float">
            <text:p>670.4</text:p>
          </table:table-cell>
          <table:table-cell/>
          <table:table-cell office:value-type="string" calcext:value-type="string">
            <text:p>create-asset-load-1600</text:p>
          </table:table-cell>
          <table:table-cell office:value-type="float" office:value="174182" calcext:value-type="float">
            <text:p>174182</text:p>
          </table:table-cell>
          <table:table-cell office:value-type="float" office:value="0" calcext:value-type="float">
            <text:p>0</text:p>
          </table:table-cell>
          <table:table-cell office:value-type="float" office:value="586.1" calcext:value-type="float">
            <text:p>586.1</text:p>
          </table:table-cell>
          <table:table-cell office:value-type="float" office:value="4.38" calcext:value-type="float">
            <text:p>4.38</text:p>
          </table:table-cell>
          <table:table-cell office:value-type="float" office:value="0.22" calcext:value-type="float">
            <text:p>0.22</text:p>
          </table:table-cell>
          <table:table-cell office:value-type="float" office:value="1.68" calcext:value-type="float">
            <text:p>1.68</text:p>
          </table:table-cell>
          <table:table-cell office:value-type="float" office:value="585.5" calcext:value-type="float">
            <text:p>585.5</text:p>
          </table:table-cell>
        </table:table-row>
        <table:table-row table:style-name="ro1">
          <table:table-cell office:value-type="string" calcext:value-type="string">
            <text:p>create-asset-load-1800</text:p>
          </table:table-cell>
          <table:table-cell office:value-type="float" office:value="210911" calcext:value-type="float">
            <text:p>210911</text:p>
          </table:table-cell>
          <table:table-cell office:value-type="float" office:value="0" calcext:value-type="float">
            <text:p>0</text:p>
          </table:table-cell>
          <table:table-cell office:value-type="float" office:value="708.7" calcext:value-type="float">
            <text:p>708.7</text:p>
          </table:table-cell>
          <table:table-cell office:value-type="float" office:value="4.67" calcext:value-type="float">
            <text:p>4.67</text:p>
          </table:table-cell>
          <table:table-cell office:value-type="float" office:value="0.3" calcext:value-type="float">
            <text:p>0.3</text:p>
          </table:table-cell>
          <table:table-cell office:value-type="float" office:value="1.61" calcext:value-type="float">
            <text:p>1.61</text:p>
          </table:table-cell>
          <table:table-cell office:value-type="float" office:value="708" calcext:value-type="float">
            <text:p>708</text:p>
          </table:table-cell>
          <table:table-cell/>
          <table:table-cell office:value-type="string" calcext:value-type="string">
            <text:p>create-asset-load-1800</text:p>
          </table:table-cell>
          <table:table-cell office:value-type="float" office:value="186364" calcext:value-type="float">
            <text:p>186364</text:p>
          </table:table-cell>
          <table:table-cell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 office:value-type="float" office:value="5.28" calcext:value-type="float">
            <text:p>5.28</text:p>
          </table:table-cell>
          <table:table-cell office:value-type="float" office:value="0.24" calcext:value-type="float">
            <text:p>0.24</text:p>
          </table:table-cell>
          <table:table-cell office:value-type="float" office:value="1.78" calcext:value-type="float">
            <text:p>1.78</text:p>
          </table:table-cell>
          <table:table-cell office:value-type="float" office:value="624.3" calcext:value-type="float">
            <text:p>624.3</text:p>
          </table:table-cell>
        </table:table-row>
        <table:table-row table:style-name="ro1">
          <table:table-cell office:value-type="string" calcext:value-type="string">
            <text:p>create-asset-load-2000</text:p>
          </table:table-cell>
          <table:table-cell office:value-type="float" office:value="206517" calcext:value-type="float">
            <text:p>206517</text:p>
          </table:table-cell>
          <table:table-cell office:value-type="float" office:value="0" calcext:value-type="float">
            <text:p>0</text:p>
          </table:table-cell>
          <table:table-cell office:value-type="float" office:value="690.2" calcext:value-type="float">
            <text:p>690.2</text:p>
          </table:table-cell>
          <table:table-cell office:value-type="float" office:value="5.18" calcext:value-type="float">
            <text:p>5.18</text:p>
          </table:table-cell>
          <table:table-cell office:value-type="float" office:value="0.24" calcext:value-type="float">
            <text:p>0.24</text:p>
          </table:table-cell>
          <table:table-cell office:value-type="float" office:value="1.87" calcext:value-type="float">
            <text:p>1.87</text:p>
          </table:table-cell>
          <table:table-cell office:value-type="float" office:value="688.3" calcext:value-type="float">
            <text:p>688.3</text:p>
          </table:table-cell>
          <table:table-cell/>
          <table:table-cell office:value-type="string" calcext:value-type="string">
            <text:p>create-asset-load-2000</text:p>
          </table:table-cell>
          <table:table-cell office:value-type="float" office:value="194468" calcext:value-type="float">
            <text:p>194468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office:value-type="float" office:value="5.94" calcext:value-type="float">
            <text:p>5.94</text:p>
          </table:table-cell>
          <table:table-cell office:value-type="float" office:value="0.28" calcext:value-type="float">
            <text:p>0.28</text:p>
          </table:table-cell>
          <table:table-cell office:value-type="float" office:value="1.88" calcext:value-type="float">
            <text:p>1.88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create-asset-load-2200</text:p>
          </table:table-cell>
          <table:table-cell office:value-type="float" office:value="207325" calcext:value-type="float">
            <text:p>207325</text:p>
          </table:table-cell>
          <table:table-cell office:value-type="float" office:value="0" calcext:value-type="float">
            <text:p>0</text:p>
          </table:table-cell>
          <table:table-cell office:value-type="float" office:value="696.3" calcext:value-type="float">
            <text:p>696.3</text:p>
          </table:table-cell>
          <table:table-cell office:value-type="float" office:value="4.82" calcext:value-type="float">
            <text:p>4.82</text:p>
          </table:table-cell>
          <table:table-cell office:value-type="float" office:value="0.29" calcext:value-type="float">
            <text:p>0.29</text:p>
          </table:table-cell>
          <table:table-cell office:value-type="float" office:value="1.91" calcext:value-type="float">
            <text:p>1.91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string" calcext:value-type="string">
            <text:p>create-asset-load-2200</text:p>
          </table:table-cell>
          <table:table-cell office:value-type="float" office:value="184184" calcext:value-type="float">
            <text:p>184184</text:p>
          </table:table-cell>
          <table:table-cell office:value-type="float" office:value="0" calcext:value-type="float">
            <text:p>0</text:p>
          </table:table-cell>
          <table:table-cell office:value-type="float" office:value="617.3" calcext:value-type="float">
            <text:p>617.3</text:p>
          </table:table-cell>
          <table:table-cell office:value-type="float" office:value="6.25" calcext:value-type="float">
            <text:p>6.25</text:p>
          </table:table-cell>
          <table:table-cell office:value-type="float" office:value="0.16" calcext:value-type="float">
            <text:p>0.16</text:p>
          </table:table-cell>
          <table:table-cell office:value-type="float" office:value="2.29" calcext:value-type="float">
            <text:p>2.29</text:p>
          </table:table-cell>
          <table:table-cell office:value-type="float" office:value="616.4" calcext:value-type="float">
            <text:p>616.4</text:p>
          </table:table-cell>
        </table:table-row>
        <table:table-row table:style-name="ro1">
          <table:table-cell office:value-type="string" calcext:value-type="string">
            <text:p>create-asset-load-2400</text:p>
          </table:table-cell>
          <table:table-cell office:value-type="float" office:value="212739" calcext:value-type="float">
            <text:p>212739</text:p>
          </table:table-cell>
          <table:table-cell office:value-type="float" office:value="0" calcext:value-type="float">
            <text:p>0</text:p>
          </table:table-cell>
          <table:table-cell office:value-type="float" office:value="713.8" calcext:value-type="float">
            <text:p>713.8</text:p>
          </table:table-cell>
          <table:table-cell office:value-type="float" office:value="6.29" calcext:value-type="float">
            <text:p>6.29</text:p>
          </table:table-cell>
          <table:table-cell office:value-type="float" office:value="0.21" calcext:value-type="float">
            <text:p>0.21</text:p>
          </table:table-cell>
          <table:table-cell office:value-type="float" office:value="2.15" calcext:value-type="float">
            <text:p>2.15</text:p>
          </table:table-cell>
          <table:table-cell office:value-type="float" office:value="712.2" calcext:value-type="float">
            <text:p>712.2</text:p>
          </table:table-cell>
          <table:table-cell/>
          <table:table-cell office:value-type="string" calcext:value-type="string">
            <text:p>create-asset-load-2400</text:p>
          </table:table-cell>
          <table:table-cell office:value-type="float" office:value="186843" calcext:value-type="float">
            <text:p>186843</text:p>
          </table:table-cell>
          <table:table-cell office:value-type="float" office:value="0" calcext:value-type="float">
            <text:p>0</text:p>
          </table:table-cell>
          <table:table-cell office:value-type="float" office:value="629.3" calcext:value-type="float">
            <text:p>629.3</text:p>
          </table:table-cell>
          <table:table-cell office:value-type="float" office:value="7.96" calcext:value-type="float">
            <text:p>7.96</text:p>
          </table:table-cell>
          <table:table-cell office:value-type="float" office:value="0.28" calcext:value-type="float">
            <text:p>0.28</text:p>
          </table:table-cell>
          <table:table-cell office:value-type="float" office:value="2.41" calcext:value-type="float">
            <text:p>2.41</text:p>
          </table:table-cell>
          <table:table-cell office:value-type="float" office:value="626.6" calcext:value-type="float">
            <text:p>626.6</text:p>
          </table:table-cell>
        </table:table-row>
        <table:table-row table:style-name="ro1">
          <table:table-cell office:value-type="string" calcext:value-type="string">
            <text:p>create-asset-load-2600</text:p>
          </table:table-cell>
          <table:table-cell office:value-type="float" office:value="188723" calcext:value-type="float">
            <text:p>188723</text:p>
          </table:table-cell>
          <table:table-cell office:value-type="float" office:value="0" calcext:value-type="float">
            <text:p>0</text:p>
          </table:table-cell>
          <table:table-cell office:value-type="float" office:value="632.4" calcext:value-type="float">
            <text:p>632.4</text:p>
          </table:table-cell>
          <table:table-cell office:value-type="float" office:value="6.42" calcext:value-type="float">
            <text:p>6.42</text:p>
          </table:table-cell>
          <table:table-cell office:value-type="float" office:value="0.29" calcext:value-type="float">
            <text:p>0.29</text:p>
          </table:table-cell>
          <table:table-cell office:value-type="float" office:value="2.6" calcext:value-type="float">
            <text:p>2.6</text:p>
          </table:table-cell>
          <table:table-cell office:value-type="float" office:value="631.1" calcext:value-type="float">
            <text:p>631.1</text:p>
          </table:table-cell>
          <table:table-cell/>
          <table:table-cell office:value-type="string" calcext:value-type="string">
            <text:p>create-asset-load-2600</text:p>
          </table:table-cell>
          <table:table-cell office:value-type="float" office:value="183190" calcext:value-type="float">
            <text:p>183190</text:p>
          </table:table-cell>
          <table:table-cell office:value-type="float" office:value="0" calcext:value-type="float">
            <text:p>0</text:p>
          </table:table-cell>
          <table:table-cell office:value-type="float" office:value="615.8" calcext:value-type="float">
            <text:p>615.8</text:p>
          </table:table-cell>
          <table:table-cell office:value-type="float" office:value="6.7" calcext:value-type="float">
            <text:p>6.7</text:p>
          </table:table-cell>
          <table:table-cell office:value-type="float" office:value="0.42" calcext:value-type="float">
            <text:p>0.42</text:p>
          </table:table-cell>
          <table:table-cell office:value-type="float" office:value="2.77" calcext:value-type="float">
            <text:p>2.77</text:p>
          </table:table-cell>
          <table:table-cell office:value-type="float" office:value="614.3" calcext:value-type="float">
            <text:p>614.3</text:p>
          </table:table-cell>
        </table:table-row>
        <table:table-row table:style-name="ro1">
          <table:table-cell office:value-type="string" calcext:value-type="string">
            <text:p>create-asset-load-2800</text:p>
          </table:table-cell>
          <table:table-cell office:value-type="float" office:value="194836" calcext:value-type="float">
            <text:p>194836</text:p>
          </table:table-cell>
          <table:table-cell office:value-type="float" office:value="0" calcext:value-type="float">
            <text:p>0</text:p>
          </table:table-cell>
          <table:table-cell office:value-type="float" office:value="652.1" calcext:value-type="float">
            <text:p>652.1</text:p>
          </table:table-cell>
          <table:table-cell office:value-type="float" office:value="6.29" calcext:value-type="float">
            <text:p>6.29</text:p>
          </table:table-cell>
          <table:table-cell office:value-type="float" office:value="0.14" calcext:value-type="float">
            <text:p>0.14</text:p>
          </table:table-cell>
          <table:table-cell office:value-type="float" office:value="2.85" calcext:value-type="float">
            <text:p>2.85</text:p>
          </table:table-cell>
          <table:table-cell office:value-type="float" office:value="650.6" calcext:value-type="float">
            <text:p>650.6</text:p>
          </table:table-cell>
          <table:table-cell/>
          <table:table-cell office:value-type="string" calcext:value-type="string">
            <text:p>create-asset-load-2800</text:p>
          </table:table-cell>
          <table:table-cell office:value-type="float" office:value="192514" calcext:value-type="float">
            <text:p>192514</text:p>
          </table:table-cell>
          <table:table-cell office:value-type="float" office:value="0" calcext:value-type="float">
            <text:p>0</text:p>
          </table:table-cell>
          <table:table-cell office:value-type="float" office:value="644.9" calcext:value-type="float">
            <text:p>644.9</text:p>
          </table:table-cell>
          <table:table-cell office:value-type="float" office:value="7.06" calcext:value-type="float">
            <text:p>7.06</text:p>
          </table:table-cell>
          <table:table-cell office:value-type="float" office:value="0.19" calcext:value-type="float">
            <text:p>0.19</text:p>
          </table:table-cell>
          <table:table-cell office:value-type="float" office:value="2.73" calcext:value-type="float">
            <text:p>2.73</text:p>
          </table:table-cell>
          <table:table-cell office:value-type="float" office:value="643.2" calcext:value-type="float">
            <text:p>643.2</text:p>
          </table:table-cell>
        </table:table-row>
        <table:table-row table:style-name="ro1">
          <table:table-cell office:value-type="string" calcext:value-type="string">
            <text:p>create-asset-load-3000</text:p>
          </table:table-cell>
          <table:table-cell office:value-type="float" office:value="196842" calcext:value-type="float">
            <text:p>196842</text:p>
          </table:table-cell>
          <table:table-cell office:value-type="float" office:value="0" calcext:value-type="float">
            <text:p>0</text:p>
          </table:table-cell>
          <table:table-cell office:value-type="float" office:value="659.1" calcext:value-type="float">
            <text:p>659.1</text:p>
          </table:table-cell>
          <table:table-cell office:value-type="float" office:value="7.71" calcext:value-type="float">
            <text:p>7.71</text:p>
          </table:table-cell>
          <table:table-cell office:value-type="float" office:value="0.56" calcext:value-type="float">
            <text:p>0.56</text:p>
          </table:table-cell>
          <table:table-cell office:value-type="float" office:value="2.86" calcext:value-type="float">
            <text:p>2.86</text:p>
          </table:table-cell>
          <table:table-cell office:value-type="float" office:value="657.9" calcext:value-type="float">
            <text:p>657.9</text:p>
          </table:table-cell>
          <table:table-cell/>
          <table:table-cell office:value-type="string" calcext:value-type="string">
            <text:p>create-asset-load-3000</text:p>
          </table:table-cell>
          <table:table-cell office:value-type="float" office:value="166596" calcext:value-type="float">
            <text:p>166596</text:p>
          </table:table-cell>
          <table:table-cell office:value-type="float" office:value="0" calcext:value-type="float">
            <text:p>0</text:p>
          </table:table-cell>
          <table:table-cell office:value-type="float" office:value="561.3" calcext:value-type="float">
            <text:p>561.3</text:p>
          </table:table-cell>
          <table:table-cell office:value-type="float" office:value="8.01" calcext:value-type="float">
            <text:p>8.01</text:p>
          </table:table-cell>
          <table:table-cell office:value-type="float" office:value="0.4" calcext:value-type="float">
            <text:p>0.4</text:p>
          </table:table-cell>
          <table:table-cell office:value-type="float" office:value="3.67" calcext:value-type="float">
            <text:p>3.67</text:p>
          </table:table-cell>
          <table:table-cell office:value-type="float" office:value="557.6" calcext:value-type="float">
            <text:p>557.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Benchmark 4</text:p>
          </table:table-cell>
          <table:table-cell table:number-columns-repeated="8"/>
          <table:table-cell office:value-type="string" calcext:value-type="string">
            <text:p>Benchmark 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te-asset-load-1000</text:p>
          </table:table-cell>
          <table:table-cell office:value-type="float" office:value="180643" calcext:value-type="float">
            <text:p>180643</text:p>
          </table:table-cell>
          <table:table-cell office:value-type="float" office:value="0" calcext:value-type="float">
            <text:p>0</text:p>
          </table:table-cell>
          <table:table-cell office:value-type="float" office:value="608.6" calcext:value-type="float">
            <text:p>608.6</text:p>
          </table:table-cell>
          <table:table-cell office:value-type="float" office:value="3.36" calcext:value-type="float">
            <text:p>3.36</text:p>
          </table:table-cell>
          <table:table-cell office:value-type="float" office:value="0.2" calcext:value-type="float">
            <text:p>0.2</text:p>
          </table:table-cell>
          <table:table-cell office:value-type="float" office:value="1.04" calcext:value-type="float">
            <text:p>1.04</text:p>
          </table:table-cell>
          <table:table-cell office:value-type="float" office:value="607.4" calcext:value-type="float">
            <text:p>607.4</text:p>
          </table:table-cell>
          <table:table-cell/>
          <table:table-cell office:value-type="string" calcext:value-type="string">
            <text:p>create-asset-load-1000</text:p>
          </table:table-cell>
          <table:table-cell office:value-type="float" office:value="151176" calcext:value-type="float">
            <text:p>151176</text:p>
          </table:table-cell>
          <table:table-cell office:value-type="float" office:value="0" calcext:value-type="float">
            <text:p>0</text:p>
          </table:table-cell>
          <table:table-cell office:value-type="float" office:value="508.7" calcext:value-type="float">
            <text:p>508.7</text:p>
          </table:table-cell>
          <table:table-cell office:value-type="float" office:value="3.84" calcext:value-type="float">
            <text:p>3.84</text:p>
          </table:table-cell>
          <table:table-cell office:value-type="float" office:value="0.17" calcext:value-type="float">
            <text:p>0.17</text:p>
          </table:table-cell>
          <table:table-cell office:value-type="float" office:value="1.2" calcext:value-type="float">
            <text:p>1.2</text:p>
          </table:table-cell>
          <table:table-cell office:value-type="float" office:value="507.6" calcext:value-type="float">
            <text:p>507.6</text:p>
          </table:table-cell>
        </table:table-row>
        <table:table-row table:style-name="ro1">
          <table:table-cell office:value-type="string" calcext:value-type="string">
            <text:p>create-asset-load-1200</text:p>
          </table:table-cell>
          <table:table-cell office:value-type="float" office:value="196791" calcext:value-type="float">
            <text:p>196791</text:p>
          </table:table-cell>
          <table:table-cell office:value-type="float" office:value="0" calcext:value-type="float">
            <text:p>0</text:p>
          </table:table-cell>
          <table:table-cell office:value-type="float" office:value="662.5" calcext:value-type="float">
            <text:p>662.5</text:p>
          </table:table-cell>
          <table:table-cell office:value-type="float" office:value="2.7" calcext:value-type="float">
            <text:p>2.7</text:p>
          </table:table-cell>
          <table:table-cell office:value-type="float" office:value="0.17" calcext:value-type="float">
            <text:p>0.17</text:p>
          </table:table-cell>
          <table:table-cell office:value-type="float" office:value="1.14" calcext:value-type="float">
            <text:p>1.14</text:p>
          </table:table-cell>
          <table:table-cell office:value-type="float" office:value="661.7" calcext:value-type="float">
            <text:p>661.7</text:p>
          </table:table-cell>
          <table:table-cell/>
          <table:table-cell office:value-type="string" calcext:value-type="string">
            <text:p>create-asset-load-1200</text:p>
          </table:table-cell>
          <table:table-cell office:value-type="float" office:value="166477" calcext:value-type="float">
            <text:p>166477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3.19" calcext:value-type="float">
            <text:p>3.19</text:p>
          </table:table-cell>
          <table:table-cell office:value-type="float" office:value="0.15" calcext:value-type="float">
            <text:p>0.15</text:p>
          </table:table-cell>
          <table:table-cell office:value-type="float" office:value="1.31" calcext:value-type="float">
            <text:p>1.31</text:p>
          </table:table-cell>
          <table:table-cell office:value-type="float" office:value="558.9" calcext:value-type="float">
            <text:p>558.9</text:p>
          </table:table-cell>
        </table:table-row>
        <table:table-row table:style-name="ro1">
          <table:table-cell office:value-type="string" calcext:value-type="string">
            <text:p>create-asset-load-1400</text:p>
          </table:table-cell>
          <table:table-cell office:value-type="float" office:value="195217" calcext:value-type="float">
            <text:p>195217</text:p>
          </table:table-cell>
          <table:table-cell office:value-type="float" office:value="0" calcext:value-type="float">
            <text:p>0</text:p>
          </table:table-cell>
          <table:table-cell office:value-type="float" office:value="656.5" calcext:value-type="float">
            <text:p>656.5</text:p>
          </table:table-cell>
          <table:table-cell office:value-type="float" office:value="3.25" calcext:value-type="float">
            <text:p>3.25</text:p>
          </table:table-cell>
          <table:table-cell office:value-type="float" office:value="0.18" calcext:value-type="float">
            <text:p>0.18</text:p>
          </table:table-cell>
          <table:table-cell office:value-type="float" office:value="1.35" calcext:value-type="float">
            <text:p>1.35</text:p>
          </table:table-cell>
          <table:table-cell office:value-type="float" office:value="655.4" calcext:value-type="float">
            <text:p>655.4</text:p>
          </table:table-cell>
          <table:table-cell/>
          <table:table-cell office:value-type="string" calcext:value-type="string">
            <text:p>create-asset-load-1400</text:p>
          </table:table-cell>
          <table:table-cell office:value-type="float" office:value="178863" calcext:value-type="float">
            <text:p>178863</text:p>
          </table:table-cell>
          <table:table-cell office:value-type="float" office:value="0" calcext:value-type="float">
            <text:p>0</text:p>
          </table:table-cell>
          <table:table-cell office:value-type="float" office:value="601.6" calcext:value-type="float">
            <text:p>601.6</text:p>
          </table:table-cell>
          <table:table-cell office:value-type="float" office:value="4.05" calcext:value-type="float">
            <text:p>4.05</text:p>
          </table:table-cell>
          <table:table-cell office:value-type="float" office:value="0.25" calcext:value-type="float">
            <text:p>0.25</text:p>
          </table:table-cell>
          <table:table-cell office:value-type="float" office:value="1.44" calcext:value-type="float">
            <text:p>1.44</text:p>
          </table:table-cell>
          <table:table-cell office:value-type="float" office:value="600.1" calcext:value-type="float">
            <text:p>600.1</text:p>
          </table:table-cell>
        </table:table-row>
        <table:table-row table:style-name="ro1">
          <table:table-cell office:value-type="string" calcext:value-type="string">
            <text:p>create-asset-load-1600</text:p>
          </table:table-cell>
          <table:table-cell office:value-type="float" office:value="200142" calcext:value-type="float">
            <text:p>200142</text:p>
          </table:table-cell>
          <table:table-cell office:value-type="float" office:value="0" calcext:value-type="float">
            <text:p>0</text:p>
          </table:table-cell>
          <table:table-cell office:value-type="float" office:value="674.8" calcext:value-type="float">
            <text:p>674.8</text:p>
          </table:table-cell>
          <table:table-cell office:value-type="float" office:value="3.72" calcext:value-type="float">
            <text:p>3.72</text:p>
          </table:table-cell>
          <table:table-cell office:value-type="float" office:value="0.23" calcext:value-type="float">
            <text:p>0.23</text:p>
          </table:table-cell>
          <table:table-cell office:value-type="float" office:value="1.5" calcext:value-type="float">
            <text:p>1.5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string" calcext:value-type="string">
            <text:p>create-asset-load-1600</text:p>
          </table:table-cell>
          <table:table-cell office:value-type="float" office:value="179704" calcext:value-type="float">
            <text:p>179704</text:p>
          </table:table-cell>
          <table:table-cell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 office:value-type="float" office:value="4.59" calcext:value-type="float">
            <text:p>4.59</text:p>
          </table:table-cell>
          <table:table-cell office:value-type="float" office:value="0.24" calcext:value-type="float">
            <text:p>0.24</text:p>
          </table:table-cell>
          <table:table-cell office:value-type="float" office:value="1.63" calcext:value-type="float">
            <text:p>1.63</text:p>
          </table:table-cell>
          <table:table-cell office:value-type="float" office:value="602.9" calcext:value-type="float">
            <text:p>602.9</text:p>
          </table:table-cell>
        </table:table-row>
        <table:table-row table:style-name="ro1">
          <table:table-cell office:value-type="string" calcext:value-type="string">
            <text:p>create-asset-load-1800</text:p>
          </table:table-cell>
          <table:table-cell office:value-type="float" office:value="195179" calcext:value-type="float">
            <text:p>195179</text:p>
          </table:table-cell>
          <table:table-cell office:value-type="float" office:value="0" calcext:value-type="float">
            <text:p>0</text:p>
          </table:table-cell>
          <table:table-cell office:value-type="float" office:value="656.2" calcext:value-type="float">
            <text:p>656.2</text:p>
          </table:table-cell>
          <table:table-cell office:value-type="float" office:value="4.3" calcext:value-type="float">
            <text:p>4.3</text:p>
          </table:table-cell>
          <table:table-cell office:value-type="float" office:value="0.26" calcext:value-type="float">
            <text:p>0.26</text:p>
          </table:table-cell>
          <table:table-cell office:value-type="float" office:value="1.74" calcext:value-type="float">
            <text:p>1.74</text:p>
          </table:table-cell>
          <table:table-cell office:value-type="float" office:value="655.3" calcext:value-type="float">
            <text:p>655.3</text:p>
          </table:table-cell>
          <table:table-cell/>
          <table:table-cell office:value-type="string" calcext:value-type="string">
            <text:p>create-asset-load-1800</text:p>
          </table:table-cell>
          <table:table-cell office:value-type="float" office:value="183427" calcext:value-type="float">
            <text:p>183427</text:p>
          </table:table-cell>
          <table:table-cell office:value-type="float" office:value="0" calcext:value-type="float">
            <text:p>0</text:p>
          </table:table-cell>
          <table:table-cell office:value-type="float" office:value="616.1" calcext:value-type="float">
            <text:p>616.1</text:p>
          </table:table-cell>
          <table:table-cell office:value-type="float" office:value="5.59" calcext:value-type="float">
            <text:p>5.59</text:p>
          </table:table-cell>
          <table:table-cell office:value-type="float" office:value="0.23" calcext:value-type="float">
            <text:p>0.23</text:p>
          </table:table-cell>
          <table:table-cell office:value-type="float" office:value="1.78" calcext:value-type="float">
            <text:p>1.78</text:p>
          </table:table-cell>
          <table:table-cell office:value-type="float" office:value="615.6" calcext:value-type="float">
            <text:p>615.6</text:p>
          </table:table-cell>
        </table:table-row>
        <table:table-row table:style-name="ro1">
          <table:table-cell office:value-type="string" calcext:value-type="string">
            <text:p>create-asset-load-2000</text:p>
          </table:table-cell>
          <table:table-cell office:value-type="float" office:value="188930" calcext:value-type="float">
            <text:p>188930</text:p>
          </table:table-cell>
          <table:table-cell office:value-type="float" office:value="0" calcext:value-type="float">
            <text:p>0</text:p>
          </table:table-cell>
          <table:table-cell office:value-type="float" office:value="633.9" calcext:value-type="float">
            <text:p>633.9</text:p>
          </table:table-cell>
          <table:table-cell office:value-type="float" office:value="5.33" calcext:value-type="float">
            <text:p>5.33</text:p>
          </table:table-cell>
          <table:table-cell office:value-type="float" office:value="0.36" calcext:value-type="float">
            <text:p>0.36</text:p>
          </table:table-cell>
          <table:table-cell office:value-type="float" office:value="2.07" calcext:value-type="float">
            <text:p>2.07</text:p>
          </table:table-cell>
          <table:table-cell office:value-type="float" office:value="633.1" calcext:value-type="float">
            <text:p>633.1</text:p>
          </table:table-cell>
          <table:table-cell/>
          <table:table-cell office:value-type="string" calcext:value-type="string">
            <text:p>create-asset-load-2000</text:p>
          </table:table-cell>
          <table:table-cell office:value-type="float" office:value="199574" calcext:value-type="float">
            <text:p>199574</text:p>
          </table:table-cell>
          <table:table-cell office:value-type="float" office:value="0" calcext:value-type="float">
            <text:p>0</text:p>
          </table:table-cell>
          <table:table-cell office:value-type="float" office:value="670.3" calcext:value-type="float">
            <text:p>670.3</text:p>
          </table:table-cell>
          <table:table-cell office:value-type="float" office:value="5.87" calcext:value-type="float">
            <text:p>5.87</text:p>
          </table:table-cell>
          <table:table-cell office:value-type="float" office:value="0.2" calcext:value-type="float">
            <text:p>0.2</text:p>
          </table:table-cell>
          <table:table-cell office:value-type="float" office:value="1.89" calcext:value-type="float">
            <text:p>1.89</text:p>
          </table:table-cell>
          <table:table-cell office:value-type="float" office:value="667.2" calcext:value-type="float">
            <text:p>667.2</text:p>
          </table:table-cell>
        </table:table-row>
        <table:table-row table:style-name="ro1">
          <table:table-cell office:value-type="string" calcext:value-type="string">
            <text:p>create-asset-load-2200</text:p>
          </table:table-cell>
          <table:table-cell office:value-type="float" office:value="191298" calcext:value-type="float">
            <text:p>191298</text:p>
          </table:table-cell>
          <table:table-cell office:value-type="float" office:value="0" calcext:value-type="float">
            <text:p>0</text:p>
          </table:table-cell>
          <table:table-cell office:value-type="float" office:value="642.1" calcext:value-type="float">
            <text:p>642.1</text:p>
          </table:table-cell>
          <table:table-cell office:value-type="float" office:value="6.1" calcext:value-type="float">
            <text:p>6.1</text:p>
          </table:table-cell>
          <table:table-cell office:value-type="float" office:value="0.29" calcext:value-type="float">
            <text:p>0.29</text:p>
          </table:table-cell>
          <table:table-cell office:value-type="float" office:value="2.11" calcext:value-type="float">
            <text:p>2.11</text:p>
          </table:table-cell>
          <table:table-cell office:value-type="float" office:value="640.8" calcext:value-type="float">
            <text:p>640.8</text:p>
          </table:table-cell>
          <table:table-cell/>
          <table:table-cell office:value-type="string" calcext:value-type="string">
            <text:p>create-asset-load-2200</text:p>
          </table:table-cell>
          <table:table-cell office:value-type="float" office:value="190180" calcext:value-type="float">
            <text:p>190180</text:p>
          </table:table-cell>
          <table:table-cell office:value-type="float" office:value="0" calcext:value-type="float">
            <text:p>0</text:p>
          </table:table-cell>
          <table:table-cell office:value-type="float" office:value="638.8" calcext:value-type="float">
            <text:p>638.8</text:p>
          </table:table-cell>
          <table:table-cell office:value-type="float" office:value="5.84" calcext:value-type="float">
            <text:p>5.84</text:p>
          </table:table-cell>
          <table:table-cell office:value-type="float" office:value="0.19" calcext:value-type="float">
            <text:p>0.19</text:p>
          </table:table-cell>
          <table:table-cell office:value-type="float" office:value="2.22" calcext:value-type="float">
            <text:p>2.22</text:p>
          </table:table-cell>
          <table:table-cell office:value-type="float" office:value="635.6" calcext:value-type="float">
            <text:p>635.6</text:p>
          </table:table-cell>
        </table:table-row>
        <table:table-row table:style-name="ro1">
          <table:table-cell office:value-type="string" calcext:value-type="string">
            <text:p>create-asset-load-2400</text:p>
          </table:table-cell>
          <table:table-cell office:value-type="float" office:value="189886" calcext:value-type="float">
            <text:p>189886</text:p>
          </table:table-cell>
          <table:table-cell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office:value-type="float" office:value="5.63" calcext:value-type="float">
            <text:p>5.63</text:p>
          </table:table-cell>
          <table:table-cell office:value-type="float" office:value="0.18" calcext:value-type="float">
            <text:p>0.18</text:p>
          </table:table-cell>
          <table:table-cell office:value-type="float" office:value="2.48" calcext:value-type="float">
            <text:p>2.48</text:p>
          </table:table-cell>
          <table:table-cell office:value-type="float" office:value="634.9" calcext:value-type="float">
            <text:p>634.9</text:p>
          </table:table-cell>
          <table:table-cell/>
          <table:table-cell office:value-type="string" calcext:value-type="string">
            <text:p>create-asset-load-2400</text:p>
          </table:table-cell>
          <table:table-cell office:value-type="float" office:value="211426" calcext:value-type="float">
            <text:p>211426</text:p>
          </table:table-cell>
          <table:table-cell office:value-type="float" office:value="0" calcext:value-type="float">
            <text:p>0</text:p>
          </table:table-cell>
          <table:table-cell office:value-type="float" office:value="709" calcext:value-type="float">
            <text:p>709</text:p>
          </table:table-cell>
          <table:table-cell office:value-type="float" office:value="6.34" calcext:value-type="float">
            <text:p>6.34</text:p>
          </table:table-cell>
          <table:table-cell office:value-type="float" office:value="0.16" calcext:value-type="float">
            <text:p>0.16</text:p>
          </table:table-cell>
          <table:table-cell office:value-type="float" office:value="2.11" calcext:value-type="float">
            <text:p>2.11</text:p>
          </table:table-cell>
          <table:table-cell office:value-type="float" office:value="707.6" calcext:value-type="float">
            <text:p>707.6</text:p>
          </table:table-cell>
        </table:table-row>
        <table:table-row table:style-name="ro1">
          <table:table-cell office:value-type="string" calcext:value-type="string">
            <text:p>create-asset-load-2600</text:p>
          </table:table-cell>
          <table:table-cell office:value-type="float" office:value="178160" calcext:value-type="float">
            <text:p>178160</text:p>
          </table:table-cell>
          <table:table-cell office:value-type="float" office:value="0" calcext:value-type="float">
            <text:p>0</text:p>
          </table:table-cell>
          <table:table-cell office:value-type="float" office:value="591.2" calcext:value-type="float">
            <text:p>591.2</text:p>
          </table:table-cell>
          <table:table-cell office:value-type="float" office:value="6.11" calcext:value-type="float">
            <text:p>6.11</text:p>
          </table:table-cell>
          <table:table-cell office:value-type="float" office:value="0.22" calcext:value-type="float">
            <text:p>0.22</text:p>
          </table:table-cell>
          <table:table-cell office:value-type="float" office:value="2.92" calcext:value-type="float">
            <text:p>2.92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string" calcext:value-type="string">
            <text:p>create-asset-load-2600</text:p>
          </table:table-cell>
          <table:table-cell office:value-type="float" office:value="191662" calcext:value-type="float">
            <text:p>191662</text:p>
          </table:table-cell>
          <table:table-cell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  <table:table-cell office:value-type="float" office:value="6.36" calcext:value-type="float">
            <text:p>6.36</text:p>
          </table:table-cell>
          <table:table-cell office:value-type="float" office:value="0.45" calcext:value-type="float">
            <text:p>0.45</text:p>
          </table:table-cell>
          <table:table-cell office:value-type="float" office:value="2.64" calcext:value-type="float">
            <text:p>2.64</text:p>
          </table:table-cell>
          <table:table-cell office:value-type="float" office:value="640.4" calcext:value-type="float">
            <text:p>640.4</text:p>
          </table:table-cell>
        </table:table-row>
        <table:table-row table:style-name="ro1">
          <table:table-cell office:value-type="string" calcext:value-type="string">
            <text:p>create-asset-load-2800</text:p>
          </table:table-cell>
          <table:table-cell office:value-type="float" office:value="174987" calcext:value-type="float">
            <text:p>174987</text:p>
          </table:table-cell>
          <table:table-cell office:value-type="float" office:value="0" calcext:value-type="float">
            <text:p>0</text:p>
          </table:table-cell>
          <table:table-cell office:value-type="float" office:value="585.3" calcext:value-type="float">
            <text:p>585.3</text:p>
          </table:table-cell>
          <table:table-cell office:value-type="float" office:value="7.34" calcext:value-type="float">
            <text:p>7.34</text:p>
          </table:table-cell>
          <table:table-cell office:value-type="float" office:value="0.39" calcext:value-type="float">
            <text:p>0.39</text:p>
          </table:table-cell>
          <table:table-cell office:value-type="float" office:value="3.18" calcext:value-type="float">
            <text:p>3.18</text:p>
          </table:table-cell>
          <table:table-cell office:value-type="float" office:value="583.7" calcext:value-type="float">
            <text:p>583.7</text:p>
          </table:table-cell>
          <table:table-cell/>
          <table:table-cell office:value-type="string" calcext:value-type="string">
            <text:p>create-asset-load-2800</text:p>
          </table:table-cell>
          <table:table-cell office:value-type="float" office:value="181471" calcext:value-type="float">
            <text:p>181471</text:p>
          </table:table-cell>
          <table:table-cell office:value-type="float" office:value="0" calcext:value-type="float">
            <text:p>0</text:p>
          </table:table-cell>
          <table:table-cell office:value-type="float" office:value="608.5" calcext:value-type="float">
            <text:p>608.5</text:p>
          </table:table-cell>
          <table:table-cell office:value-type="float" office:value="7.07" calcext:value-type="float">
            <text:p>7.07</text:p>
          </table:table-cell>
          <table:table-cell office:value-type="float" office:value="0.23" calcext:value-type="float">
            <text:p>0.23</text:p>
          </table:table-cell>
          <table:table-cell office:value-type="float" office:value="3.07" calcext:value-type="float">
            <text:p>3.07</text:p>
          </table:table-cell>
          <table:table-cell office:value-type="float" office:value="605.1" calcext:value-type="float">
            <text:p>605.1</text:p>
          </table:table-cell>
        </table:table-row>
        <table:table-row table:style-name="ro1">
          <table:table-cell office:value-type="string" calcext:value-type="string">
            <text:p>create-asset-load-3000</text:p>
          </table:table-cell>
          <table:table-cell office:value-type="float" office:value="174176" calcext:value-type="float">
            <text:p>174176</text:p>
          </table:table-cell>
          <table:table-cell office:value-type="float" office:value="0" calcext:value-type="float">
            <text:p>0</text:p>
          </table:table-cell>
          <table:table-cell office:value-type="float" office:value="582.7" calcext:value-type="float">
            <text:p>582.7</text:p>
          </table:table-cell>
          <table:table-cell office:value-type="float" office:value="8.07" calcext:value-type="float">
            <text:p>8.07</text:p>
          </table:table-cell>
          <table:table-cell office:value-type="float" office:value="0.29" calcext:value-type="float">
            <text:p>0.29</text:p>
          </table:table-cell>
          <table:table-cell office:value-type="float" office:value="3.35" calcext:value-type="float">
            <text:p>3.35</text:p>
          </table:table-cell>
          <table:table-cell office:value-type="float" office:value="581.5" calcext:value-type="float">
            <text:p>581.5</text:p>
          </table:table-cell>
          <table:table-cell/>
          <table:table-cell office:value-type="string" calcext:value-type="string">
            <text:p>create-asset-load-3000</text:p>
          </table:table-cell>
          <table:table-cell office:value-type="float" office:value="171799" calcext:value-type="float">
            <text:p>171799</text:p>
          </table:table-cell>
          <table:table-cell office:value-type="float" office:value="0" calcext:value-type="float">
            <text:p>0</text:p>
          </table:table-cell>
          <table:table-cell office:value-type="float" office:value="576.8" calcext:value-type="float">
            <text:p>576.8</text:p>
          </table:table-cell>
          <table:table-cell office:value-type="float" office:value="8.7" calcext:value-type="float">
            <text:p>8.7</text:p>
          </table:table-cell>
          <table:table-cell office:value-type="float" office:value="0.27" calcext:value-type="float">
            <text:p>0.27</text:p>
          </table:table-cell>
          <table:table-cell office:value-type="float" office:value="3.42" calcext:value-type="float">
            <text:p>3.42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Average</text:p>
          </table:table-cell>
          <table:covered-table-cell table:number-columns-repeated="7"/>
          <table:table-cell/>
          <table:table-cell table:style-name="ce2" office:value-type="string" calcext:value-type="string" table:number-columns-spanned="8" table:number-rows-spanned="1">
            <text:p>Average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create-asset-load-1000</text:p>
          </table:table-cell>
          <table:table-cell table:formula="of:=1/5*SUM([.B4];[.B17];[.B30];[.B43];[.B56])" office:value-type="float" office:value="172641" calcext:value-type="float">
            <text:p>172641</text:p>
          </table:table-cell>
          <table:table-cell table:formula="of:=1/5*SUM([.C4];[.C17];[.C30];[.C43];[.C56])" office:value-type="float" office:value="0" calcext:value-type="float">
            <text:p>0</text:p>
          </table:table-cell>
          <table:table-cell table:formula="of:=1/5*SUM([.D4];[.D17];[.D30];[.D43];[.D56])" office:value-type="float" office:value="580.94" calcext:value-type="float">
            <text:p>580.94</text:p>
          </table:table-cell>
          <table:table-cell table:formula="of:=1/5*SUM([.E4];[.E17];[.E30];[.E43];[.E56])" office:value-type="float" office:value="3.416" calcext:value-type="float">
            <text:p>3.416</text:p>
          </table:table-cell>
          <table:table-cell table:formula="of:=1/5*SUM([.F4];[.F17];[.F30];[.F43];[.F56])" office:value-type="float" office:value="0.168" calcext:value-type="float">
            <text:p>0.168</text:p>
          </table:table-cell>
          <table:table-cell table:formula="of:=1/5*SUM([.G4];[.G17];[.G30];[.G43];[.G56])" office:value-type="float" office:value="1.09" calcext:value-type="float">
            <text:p>1.09</text:p>
          </table:table-cell>
          <table:table-cell table:formula="of:=1/5*SUM([.H4];[.H17];[.H30];[.H43];[.H56])" office:value-type="float" office:value="579.86" calcext:value-type="float">
            <text:p>579.86</text:p>
          </table:table-cell>
          <table:table-cell/>
          <table:table-cell office:value-type="string" calcext:value-type="string">
            <text:p>create-asset-load-1000</text:p>
          </table:table-cell>
          <table:table-cell table:formula="of:=1/5*SUM([.K4];[.K17];[.K30];[.K43];[.K56])" office:value-type="float" office:value="148774.6" calcext:value-type="float">
            <text:p>148774.6</text:p>
          </table:table-cell>
          <table:table-cell table:formula="of:=1/5*SUM([.L4];[.L17];[.L30];[.L43];[.L56])" office:value-type="float" office:value="0" calcext:value-type="float">
            <text:p>0</text:p>
          </table:table-cell>
          <table:table-cell table:formula="of:=1/5*SUM([.M4];[.M17];[.M30];[.M43];[.M56])" office:value-type="float" office:value="500.78" calcext:value-type="float">
            <text:p>500.78</text:p>
          </table:table-cell>
          <table:table-cell table:formula="of:=1/5*SUM([.N4];[.N17];[.N30];[.N43];[.N56])" office:value-type="float" office:value="4.11" calcext:value-type="float">
            <text:p>4.11</text:p>
          </table:table-cell>
          <table:table-cell table:formula="of:=1/5*SUM([.O4];[.O17];[.O30];[.O43];[.O56])" office:value-type="float" office:value="0.168" calcext:value-type="float">
            <text:p>0.168</text:p>
          </table:table-cell>
          <table:table-cell table:formula="of:=1/5*SUM([.P4];[.P17];[.P30];[.P43];[.P56])" office:value-type="float" office:value="1.226" calcext:value-type="float">
            <text:p>1.226</text:p>
          </table:table-cell>
          <table:table-cell table:formula="of:=1/5*SUM([.Q4];[.Q17];[.Q30];[.Q43];[.Q56])" office:value-type="float" office:value="499.76" calcext:value-type="float">
            <text:p>499.76</text:p>
          </table:table-cell>
        </table:table-row>
        <table:table-row table:style-name="ro1">
          <table:table-cell office:value-type="string" calcext:value-type="string">
            <text:p>create-asset-load-1200</text:p>
          </table:table-cell>
          <table:table-cell table:formula="of:=1/5*SUM([.B5];[.B18];[.B31];[.B44];[.B57])" office:value-type="float" office:value="187360.6" calcext:value-type="float">
            <text:p>187360.6</text:p>
          </table:table-cell>
          <table:table-cell table:formula="of:=1/5*SUM([.C5];[.C18];[.C31];[.C44];[.C57])" office:value-type="float" office:value="0" calcext:value-type="float">
            <text:p>0</text:p>
          </table:table-cell>
          <table:table-cell table:formula="of:=1/5*SUM([.D5];[.D18];[.D31];[.D44];[.D57])" office:value-type="float" office:value="630.5" calcext:value-type="float">
            <text:p>630.5</text:p>
          </table:table-cell>
          <table:table-cell table:formula="of:=1/5*SUM([.E5];[.E18];[.E31];[.E44];[.E57])" office:value-type="float" office:value="3.084" calcext:value-type="float">
            <text:p>3.084</text:p>
          </table:table-cell>
          <table:table-cell table:formula="of:=1/5*SUM([.F5];[.F18];[.F31];[.F44];[.F57])" office:value-type="float" office:value="0.176" calcext:value-type="float">
            <text:p>0.176</text:p>
          </table:table-cell>
          <table:table-cell table:formula="of:=1/5*SUM([.G5];[.G18];[.G31];[.G44];[.G57])" office:value-type="float" office:value="1.218" calcext:value-type="float">
            <text:p>1.218</text:p>
          </table:table-cell>
          <table:table-cell table:formula="of:=1/5*SUM([.H5];[.H18];[.H31];[.H44];[.H57])" office:value-type="float" office:value="629.8" calcext:value-type="float">
            <text:p>629.8</text:p>
          </table:table-cell>
          <table:table-cell/>
          <table:table-cell office:value-type="string" calcext:value-type="string">
            <text:p>create-asset-load-1200</text:p>
          </table:table-cell>
          <table:table-cell table:formula="of:=1/5*SUM([.K5];[.K18];[.K31];[.K44];[.K57])" office:value-type="float" office:value="164185.6" calcext:value-type="float">
            <text:p>164185.6</text:p>
          </table:table-cell>
          <table:table-cell table:formula="of:=1/5*SUM([.L5];[.L18];[.L31];[.L44];[.L57])" office:value-type="float" office:value="0" calcext:value-type="float">
            <text:p>0</text:p>
          </table:table-cell>
          <table:table-cell table:formula="of:=1/5*SUM([.M5];[.M18];[.M31];[.M44];[.M57])" office:value-type="float" office:value="551.78" calcext:value-type="float">
            <text:p>551.78</text:p>
          </table:table-cell>
          <table:table-cell table:formula="of:=1/5*SUM([.N5];[.N18];[.N31];[.N44];[.N57])" office:value-type="float" office:value="3.396" calcext:value-type="float">
            <text:p>3.396</text:p>
          </table:table-cell>
          <table:table-cell table:formula="of:=1/5*SUM([.O5];[.O18];[.O31];[.O44];[.O57])" office:value-type="float" office:value="0.172" calcext:value-type="float">
            <text:p>0.172</text:p>
          </table:table-cell>
          <table:table-cell table:formula="of:=1/5*SUM([.P5];[.P18];[.P31];[.P44];[.P57])" office:value-type="float" office:value="1.332" calcext:value-type="float">
            <text:p>1.332</text:p>
          </table:table-cell>
          <table:table-cell table:formula="of:=1/5*SUM([.Q5];[.Q18];[.Q31];[.Q44];[.Q57])" office:value-type="float" office:value="550.98" calcext:value-type="float">
            <text:p>550.98</text:p>
          </table:table-cell>
        </table:table-row>
        <table:table-row table:style-name="ro1">
          <table:table-cell office:value-type="string" calcext:value-type="string">
            <text:p>create-asset-load-1400</text:p>
          </table:table-cell>
          <table:table-cell table:formula="of:=1/5*SUM([.B6];[.B19];[.B32];[.B45];[.B58])" office:value-type="float" office:value="192460.8" calcext:value-type="float">
            <text:p>192460.8</text:p>
          </table:table-cell>
          <table:table-cell table:formula="of:=1/5*SUM([.C6];[.C19];[.C32];[.C45];[.C58])" office:value-type="float" office:value="0" calcext:value-type="float">
            <text:p>0</text:p>
          </table:table-cell>
          <table:table-cell table:formula="of:=1/5*SUM([.D6];[.D19];[.D32];[.D45];[.D58])" office:value-type="float" office:value="647.52" calcext:value-type="float">
            <text:p>647.52</text:p>
          </table:table-cell>
          <table:table-cell table:formula="of:=1/5*SUM([.E6];[.E19];[.E32];[.E45];[.E58])" office:value-type="float" office:value="3.35" calcext:value-type="float">
            <text:p>3.35</text:p>
          </table:table-cell>
          <table:table-cell table:formula="of:=1/5*SUM([.F6];[.F19];[.F32];[.F45];[.F58])" office:value-type="float" office:value="0.182" calcext:value-type="float">
            <text:p>0.182</text:p>
          </table:table-cell>
          <table:table-cell table:formula="of:=1/5*SUM([.G6];[.G19];[.G32];[.G45];[.G58])" office:value-type="float" office:value="1.378" calcext:value-type="float">
            <text:p>1.378</text:p>
          </table:table-cell>
          <table:table-cell table:formula="of:=1/5*SUM([.H6];[.H19];[.H32];[.H45];[.H58])" office:value-type="float" office:value="646.44" calcext:value-type="float">
            <text:p>646.44</text:p>
          </table:table-cell>
          <table:table-cell/>
          <table:table-cell office:value-type="string" calcext:value-type="string">
            <text:p>create-asset-load-1400</text:p>
          </table:table-cell>
          <table:table-cell table:formula="of:=1/5*SUM([.K6];[.K19];[.K32];[.K45];[.K58])" office:value-type="float" office:value="171556" calcext:value-type="float">
            <text:p>171556</text:p>
          </table:table-cell>
          <table:table-cell table:formula="of:=1/5*SUM([.L6];[.L19];[.L32];[.L45];[.L58])" office:value-type="float" office:value="0" calcext:value-type="float">
            <text:p>0</text:p>
          </table:table-cell>
          <table:table-cell table:formula="of:=1/5*SUM([.M6];[.M19];[.M32];[.M45];[.M58])" office:value-type="float" office:value="576.82" calcext:value-type="float">
            <text:p>576.82</text:p>
          </table:table-cell>
          <table:table-cell table:formula="of:=1/5*SUM([.N6];[.N19];[.N32];[.N45];[.N58])" office:value-type="float" office:value="4.09" calcext:value-type="float">
            <text:p>4.09</text:p>
          </table:table-cell>
          <table:table-cell table:formula="of:=1/5*SUM([.O6];[.O19];[.O32];[.O45];[.O58])" office:value-type="float" office:value="0.196" calcext:value-type="float">
            <text:p>0.196</text:p>
          </table:table-cell>
          <table:table-cell table:formula="of:=1/5*SUM([.P6];[.P19];[.P32];[.P45];[.P58])" office:value-type="float" office:value="1.482" calcext:value-type="float">
            <text:p>1.482</text:p>
          </table:table-cell>
          <table:table-cell table:formula="of:=1/5*SUM([.Q6];[.Q19];[.Q32];[.Q45];[.Q58])" office:value-type="float" office:value="575.3" calcext:value-type="float">
            <text:p>575.3</text:p>
          </table:table-cell>
        </table:table-row>
        <table:table-row table:style-name="ro1">
          <table:table-cell office:value-type="string" calcext:value-type="string">
            <text:p>create-asset-load-1600</text:p>
          </table:table-cell>
          <table:table-cell table:formula="of:=1/5*SUM([.B7];[.B20];[.B33];[.B46];[.B59])" office:value-type="float" office:value="200166" calcext:value-type="float">
            <text:p>200166</text:p>
          </table:table-cell>
          <table:table-cell table:formula="of:=1/5*SUM([.C7];[.C20];[.C33];[.C46];[.C59])" office:value-type="float" office:value="0" calcext:value-type="float">
            <text:p>0</text:p>
          </table:table-cell>
          <table:table-cell table:formula="of:=1/5*SUM([.D7];[.D20];[.D33];[.D46];[.D59])" office:value-type="float" office:value="672.88" calcext:value-type="float">
            <text:p>672.88</text:p>
          </table:table-cell>
          <table:table-cell table:formula="of:=1/5*SUM([.E7];[.E20];[.E33];[.E46];[.E59])" office:value-type="float" office:value="3.818" calcext:value-type="float">
            <text:p>3.818</text:p>
          </table:table-cell>
          <table:table-cell table:formula="of:=1/5*SUM([.F7];[.F20];[.F33];[.F46];[.F59])" office:value-type="float" office:value="0.212" calcext:value-type="float">
            <text:p>0.212</text:p>
          </table:table-cell>
          <table:table-cell table:formula="of:=1/5*SUM([.G7];[.G20];[.G33];[.G46];[.G59])" office:value-type="float" office:value="1.494" calcext:value-type="float">
            <text:p>1.494</text:p>
          </table:table-cell>
          <table:table-cell table:formula="of:=1/5*SUM([.H7];[.H20];[.H33];[.H46];[.H59])" office:value-type="float" office:value="671.64" calcext:value-type="float">
            <text:p>671.64</text:p>
          </table:table-cell>
          <table:table-cell/>
          <table:table-cell office:value-type="string" calcext:value-type="string">
            <text:p>create-asset-load-1600</text:p>
          </table:table-cell>
          <table:table-cell table:formula="of:=1/5*SUM([.K7];[.K20];[.K33];[.K46];[.K59])" office:value-type="float" office:value="175070.6" calcext:value-type="float">
            <text:p>175070.6</text:p>
          </table:table-cell>
          <table:table-cell table:formula="of:=1/5*SUM([.L7];[.L20];[.L33];[.L46];[.L59])" office:value-type="float" office:value="0" calcext:value-type="float">
            <text:p>0</text:p>
          </table:table-cell>
          <table:table-cell table:formula="of:=1/5*SUM([.M7];[.M20];[.M33];[.M46];[.M59])" office:value-type="float" office:value="588.78" calcext:value-type="float">
            <text:p>588.78</text:p>
          </table:table-cell>
          <table:table-cell table:formula="of:=1/5*SUM([.N7];[.N20];[.N33];[.N46];[.N59])" office:value-type="float" office:value="4.548" calcext:value-type="float">
            <text:p>4.548</text:p>
          </table:table-cell>
          <table:table-cell table:formula="of:=1/5*SUM([.O7];[.O20];[.O33];[.O46];[.O59])" office:value-type="float" office:value="0.202" calcext:value-type="float">
            <text:p>0.202</text:p>
          </table:table-cell>
          <table:table-cell table:formula="of:=1/5*SUM([.P7];[.P20];[.P33];[.P46];[.P59])" office:value-type="float" office:value="1.652" calcext:value-type="float">
            <text:p>1.652</text:p>
          </table:table-cell>
          <table:table-cell table:formula="of:=1/5*SUM([.Q7];[.Q20];[.Q33];[.Q46];[.Q59])" office:value-type="float" office:value="587.88" calcext:value-type="float">
            <text:p>587.88</text:p>
          </table:table-cell>
        </table:table-row>
        <table:table-row table:style-name="ro1">
          <table:table-cell office:value-type="string" calcext:value-type="string">
            <text:p>create-asset-load-1800</text:p>
          </table:table-cell>
          <table:table-cell table:formula="of:=1/5*SUM([.B8];[.B21];[.B34];[.B47];[.B60])" office:value-type="float" office:value="204369.8" calcext:value-type="float">
            <text:p>204369.8</text:p>
          </table:table-cell>
          <table:table-cell table:formula="of:=1/5*SUM([.C8];[.C21];[.C34];[.C47];[.C60])" office:value-type="float" office:value="0" calcext:value-type="float">
            <text:p>0</text:p>
          </table:table-cell>
          <table:table-cell table:formula="of:=1/5*SUM([.D8];[.D21];[.D34];[.D47];[.D60])" office:value-type="float" office:value="686.8" calcext:value-type="float">
            <text:p>686.8</text:p>
          </table:table-cell>
          <table:table-cell table:formula="of:=1/5*SUM([.E8];[.E21];[.E34];[.E47];[.E60])" office:value-type="float" office:value="4.414" calcext:value-type="float">
            <text:p>4.414</text:p>
          </table:table-cell>
          <table:table-cell table:formula="of:=1/5*SUM([.F8];[.F21];[.F34];[.F47];[.F60])" office:value-type="float" office:value="0.216" calcext:value-type="float">
            <text:p>0.216</text:p>
          </table:table-cell>
          <table:table-cell table:formula="of:=1/5*SUM([.G8];[.G21];[.G34];[.G47];[.G60])" office:value-type="float" office:value="1.664" calcext:value-type="float">
            <text:p>1.664</text:p>
          </table:table-cell>
          <table:table-cell table:formula="of:=1/5*SUM([.H8];[.H21];[.H34];[.H47];[.H60])" office:value-type="float" office:value="685.84" calcext:value-type="float">
            <text:p>685.84</text:p>
          </table:table-cell>
          <table:table-cell/>
          <table:table-cell office:value-type="string" calcext:value-type="string">
            <text:p>create-asset-load-1800</text:p>
          </table:table-cell>
          <table:table-cell table:formula="of:=1/5*SUM([.K8];[.K21];[.K34];[.K47];[.K60])" office:value-type="float" office:value="183439.2" calcext:value-type="float">
            <text:p>183439.2</text:p>
          </table:table-cell>
          <table:table-cell table:formula="of:=1/5*SUM([.L8];[.L21];[.L34];[.L47];[.L60])" office:value-type="float" office:value="0" calcext:value-type="float">
            <text:p>0</text:p>
          </table:table-cell>
          <table:table-cell table:formula="of:=1/5*SUM([.M8];[.M21];[.M34];[.M47];[.M60])" office:value-type="float" office:value="615.46" calcext:value-type="float">
            <text:p>615.46</text:p>
          </table:table-cell>
          <table:table-cell table:formula="of:=1/5*SUM([.N8];[.N21];[.N34];[.N47];[.N60])" office:value-type="float" office:value="5.11" calcext:value-type="float">
            <text:p>5.11</text:p>
          </table:table-cell>
          <table:table-cell table:formula="of:=1/5*SUM([.O8];[.O21];[.O34];[.O47];[.O60])" office:value-type="float" office:value="0.242" calcext:value-type="float">
            <text:p>0.242</text:p>
          </table:table-cell>
          <table:table-cell table:formula="of:=1/5*SUM([.P8];[.P21];[.P34];[.P47];[.P60])" office:value-type="float" office:value="1.798" calcext:value-type="float">
            <text:p>1.798</text:p>
          </table:table-cell>
          <table:table-cell table:formula="of:=1/5*SUM([.Q8];[.Q21];[.Q34];[.Q47];[.Q60])"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create-asset-load-2000</text:p>
          </table:table-cell>
          <table:table-cell table:formula="of:=1/5*SUM([.B9];[.B22];[.B35];[.B48];[.B61])" office:value-type="float" office:value="200046.2" calcext:value-type="float">
            <text:p>200046.2</text:p>
          </table:table-cell>
          <table:table-cell table:formula="of:=1/5*SUM([.C9];[.C22];[.C35];[.C48];[.C61])" office:value-type="float" office:value="0" calcext:value-type="float">
            <text:p>0</text:p>
          </table:table-cell>
          <table:table-cell table:formula="of:=1/5*SUM([.D9];[.D22];[.D35];[.D48];[.D61])" office:value-type="float" office:value="671.42" calcext:value-type="float">
            <text:p>671.42</text:p>
          </table:table-cell>
          <table:table-cell table:formula="of:=1/5*SUM([.E9];[.E22];[.E35];[.E48];[.E61])" office:value-type="float" office:value="5.27" calcext:value-type="float">
            <text:p>5.27</text:p>
          </table:table-cell>
          <table:table-cell table:formula="of:=1/5*SUM([.F9];[.F22];[.F35];[.F48];[.F61])" office:value-type="float" office:value="0.282" calcext:value-type="float">
            <text:p>0.282</text:p>
          </table:table-cell>
          <table:table-cell table:formula="of:=1/5*SUM([.G9];[.G22];[.G35];[.G48];[.G61])" office:value-type="float" office:value="1.92" calcext:value-type="float">
            <text:p>1.92</text:p>
          </table:table-cell>
          <table:table-cell table:formula="of:=1/5*SUM([.H9];[.H22];[.H35];[.H48];[.H61])" office:value-type="float" office:value="670.32" calcext:value-type="float">
            <text:p>670.32</text:p>
          </table:table-cell>
          <table:table-cell/>
          <table:table-cell office:value-type="string" calcext:value-type="string">
            <text:p>create-asset-load-2000</text:p>
          </table:table-cell>
          <table:table-cell table:formula="of:=1/5*SUM([.K9];[.K22];[.K35];[.K48];[.K61])" office:value-type="float" office:value="192901.6" calcext:value-type="float">
            <text:p>192901.6</text:p>
          </table:table-cell>
          <table:table-cell table:formula="of:=1/5*SUM([.L9];[.L22];[.L35];[.L48];[.L61])" office:value-type="float" office:value="0" calcext:value-type="float">
            <text:p>0</text:p>
          </table:table-cell>
          <table:table-cell table:formula="of:=1/5*SUM([.M9];[.M22];[.M35];[.M48];[.M61])" office:value-type="float" office:value="647.48" calcext:value-type="float">
            <text:p>647.48</text:p>
          </table:table-cell>
          <table:table-cell table:formula="of:=1/5*SUM([.N9];[.N22];[.N35];[.N48];[.N61])" office:value-type="float" office:value="5.764" calcext:value-type="float">
            <text:p>5.764</text:p>
          </table:table-cell>
          <table:table-cell table:formula="of:=1/5*SUM([.O9];[.O22];[.O35];[.O48];[.O61])" office:value-type="float" office:value="0.238" calcext:value-type="float">
            <text:p>0.238</text:p>
          </table:table-cell>
          <table:table-cell table:formula="of:=1/5*SUM([.P9];[.P22];[.P35];[.P48];[.P61])" office:value-type="float" office:value="1.902" calcext:value-type="float">
            <text:p>1.902</text:p>
          </table:table-cell>
          <table:table-cell table:formula="of:=1/5*SUM([.Q9];[.Q22];[.Q35];[.Q48];[.Q61])" office:value-type="float" office:value="645.92" calcext:value-type="float">
            <text:p>645.92</text:p>
          </table:table-cell>
        </table:table-row>
        <table:table-row table:style-name="ro1">
          <table:table-cell office:value-type="string" calcext:value-type="string">
            <text:p>create-asset-load-2200</text:p>
          </table:table-cell>
          <table:table-cell table:formula="of:=1/5*SUM([.B10];[.B23];[.B36];[.B49];[.B62])" office:value-type="float" office:value="195931" calcext:value-type="float">
            <text:p>195931</text:p>
          </table:table-cell>
          <table:table-cell table:formula="of:=1/5*SUM([.C10];[.C23];[.C36];[.C49];[.C62])" office:value-type="float" office:value="0" calcext:value-type="float">
            <text:p>0</text:p>
          </table:table-cell>
          <table:table-cell table:formula="of:=1/5*SUM([.D10];[.D23];[.D36];[.D49];[.D62])" office:value-type="float" office:value="657.82" calcext:value-type="float">
            <text:p>657.82</text:p>
          </table:table-cell>
          <table:table-cell table:formula="of:=1/5*SUM([.E10];[.E23];[.E36];[.E49];[.E62])" office:value-type="float" office:value="5.534" calcext:value-type="float">
            <text:p>5.534</text:p>
          </table:table-cell>
          <table:table-cell table:formula="of:=1/5*SUM([.F10];[.F23];[.F36];[.F49];[.F62])" office:value-type="float" office:value="0.334" calcext:value-type="float">
            <text:p>0.334</text:p>
          </table:table-cell>
          <table:table-cell table:formula="of:=1/5*SUM([.G10];[.G23];[.G36];[.G49];[.G62])" office:value-type="float" office:value="2.096" calcext:value-type="float">
            <text:p>2.096</text:p>
          </table:table-cell>
          <table:table-cell table:formula="of:=1/5*SUM([.H10];[.H23];[.H36];[.H49];[.H62])" office:value-type="float" office:value="655.66" calcext:value-type="float">
            <text:p>655.66</text:p>
          </table:table-cell>
          <table:table-cell/>
          <table:table-cell office:value-type="string" calcext:value-type="string">
            <text:p>create-asset-load-2200</text:p>
          </table:table-cell>
          <table:table-cell table:formula="of:=1/5*SUM([.K10];[.K23];[.K36];[.K49];[.K62])" office:value-type="float" office:value="184099.2" calcext:value-type="float">
            <text:p>184099.2</text:p>
          </table:table-cell>
          <table:table-cell table:formula="of:=1/5*SUM([.L10];[.L23];[.L36];[.L49];[.L62])" office:value-type="float" office:value="0" calcext:value-type="float">
            <text:p>0</text:p>
          </table:table-cell>
          <table:table-cell table:formula="of:=1/5*SUM([.M10];[.M23];[.M36];[.M49];[.M62])" office:value-type="float" office:value="617.54" calcext:value-type="float">
            <text:p>617.54</text:p>
          </table:table-cell>
          <table:table-cell table:formula="of:=1/5*SUM([.N10];[.N23];[.N36];[.N49];[.N62])" office:value-type="float" office:value="6.002" calcext:value-type="float">
            <text:p>6.002</text:p>
          </table:table-cell>
          <table:table-cell table:formula="of:=1/5*SUM([.O10];[.O23];[.O36];[.O49];[.O62])" office:value-type="float" office:value="0.232" calcext:value-type="float">
            <text:p>0.232</text:p>
          </table:table-cell>
          <table:table-cell table:formula="of:=1/5*SUM([.P10];[.P23];[.P36];[.P49];[.P62])" office:value-type="float" office:value="2.27" calcext:value-type="float">
            <text:p>2.27</text:p>
          </table:table-cell>
          <table:table-cell table:formula="of:=1/5*SUM([.Q10];[.Q23];[.Q36];[.Q49];[.Q62])" office:value-type="float" office:value="615.86" calcext:value-type="float">
            <text:p>615.86</text:p>
          </table:table-cell>
        </table:table-row>
        <table:table-row table:style-name="ro1">
          <table:table-cell office:value-type="string" calcext:value-type="string">
            <text:p>create-asset-load-2400</text:p>
          </table:table-cell>
          <table:table-cell table:formula="of:=1/5*SUM([.B11];[.B24];[.B37];[.B50];[.B63])" office:value-type="float" office:value="193798" calcext:value-type="float">
            <text:p>193798</text:p>
          </table:table-cell>
          <table:table-cell table:formula="of:=1/5*SUM([.C11];[.C24];[.C37];[.C50];[.C63])" office:value-type="float" office:value="0" calcext:value-type="float">
            <text:p>0</text:p>
          </table:table-cell>
          <table:table-cell table:formula="of:=1/5*SUM([.D11];[.D24];[.D37];[.D50];[.D63])" office:value-type="float" office:value="649.9" calcext:value-type="float">
            <text:p>649.9</text:p>
          </table:table-cell>
          <table:table-cell table:formula="of:=1/5*SUM([.E11];[.E24];[.E37];[.E50];[.E63])" office:value-type="float" office:value="6.116" calcext:value-type="float">
            <text:p>6.116</text:p>
          </table:table-cell>
          <table:table-cell table:formula="of:=1/5*SUM([.F11];[.F24];[.F37];[.F50];[.F63])" office:value-type="float" office:value="0.212" calcext:value-type="float">
            <text:p>0.212</text:p>
          </table:table-cell>
          <table:table-cell table:formula="of:=1/5*SUM([.G11];[.G24];[.G37];[.G50];[.G63])" office:value-type="float" office:value="2.412" calcext:value-type="float">
            <text:p>2.412</text:p>
          </table:table-cell>
          <table:table-cell table:formula="of:=1/5*SUM([.H11];[.H24];[.H37];[.H50];[.H63])" office:value-type="float" office:value="648.4" calcext:value-type="float">
            <text:p>648.4</text:p>
          </table:table-cell>
          <table:table-cell/>
          <table:table-cell office:value-type="string" calcext:value-type="string">
            <text:p>create-asset-load-2400</text:p>
          </table:table-cell>
          <table:table-cell table:formula="of:=1/5*SUM([.K11];[.K24];[.K37];[.K50];[.K63])" office:value-type="float" office:value="193143.4" calcext:value-type="float">
            <text:p>193143.4</text:p>
          </table:table-cell>
          <table:table-cell table:formula="of:=1/5*SUM([.L11];[.L24];[.L37];[.L50];[.L63])" office:value-type="float" office:value="0" calcext:value-type="float">
            <text:p>0</text:p>
          </table:table-cell>
          <table:table-cell table:formula="of:=1/5*SUM([.M11];[.M24];[.M37];[.M50];[.M63])" office:value-type="float" office:value="647.5" calcext:value-type="float">
            <text:p>647.5</text:p>
          </table:table-cell>
          <table:table-cell table:formula="of:=1/5*SUM([.N11];[.N24];[.N37];[.N50];[.N63])" office:value-type="float" office:value="6.614" calcext:value-type="float">
            <text:p>6.614</text:p>
          </table:table-cell>
          <table:table-cell table:formula="of:=1/5*SUM([.O11];[.O24];[.O37];[.O50];[.O63])" office:value-type="float" office:value="0.204" calcext:value-type="float">
            <text:p>0.204</text:p>
          </table:table-cell>
          <table:table-cell table:formula="of:=1/5*SUM([.P11];[.P24];[.P37];[.P50];[.P63])" office:value-type="float" office:value="2.336" calcext:value-type="float">
            <text:p>2.336</text:p>
          </table:table-cell>
          <table:table-cell table:formula="of:=1/5*SUM([.Q11];[.Q24];[.Q37];[.Q50];[.Q63])" office:value-type="float" office:value="646.1" calcext:value-type="float">
            <text:p>646.1</text:p>
          </table:table-cell>
        </table:table-row>
        <table:table-row table:style-name="ro1">
          <table:table-cell office:value-type="string" calcext:value-type="string">
            <text:p>create-asset-load-2600</text:p>
          </table:table-cell>
          <table:table-cell table:formula="of:=1/5*SUM([.B12];[.B25];[.B38];[.B51];[.B64])" office:value-type="float" office:value="180419.6" calcext:value-type="float">
            <text:p>180419.6</text:p>
          </table:table-cell>
          <table:table-cell table:formula="of:=1/5*SUM([.C12];[.C25];[.C38];[.C51];[.C64])" office:value-type="float" office:value="0" calcext:value-type="float">
            <text:p>0</text:p>
          </table:table-cell>
          <table:table-cell table:formula="of:=1/5*SUM([.D12];[.D25];[.D38];[.D51];[.D64])" office:value-type="float" office:value="603.64" calcext:value-type="float">
            <text:p>603.64</text:p>
          </table:table-cell>
          <table:table-cell table:formula="of:=1/5*SUM([.E12];[.E25];[.E38];[.E51];[.E64])" office:value-type="float" office:value="6.006" calcext:value-type="float">
            <text:p>6.006</text:p>
          </table:table-cell>
          <table:table-cell table:formula="of:=1/5*SUM([.F12];[.F25];[.F38];[.F51];[.F64])" office:value-type="float" office:value="0.294" calcext:value-type="float">
            <text:p>0.294</text:p>
          </table:table-cell>
          <table:table-cell table:formula="of:=1/5*SUM([.G12];[.G25];[.G38];[.G51];[.G64])" office:value-type="float" office:value="2.804" calcext:value-type="float">
            <text:p>2.804</text:p>
          </table:table-cell>
          <table:table-cell table:formula="of:=1/5*SUM([.H12];[.H25];[.H38];[.H51];[.H64])" office:value-type="float" office:value="602.12" calcext:value-type="float">
            <text:p>602.12</text:p>
          </table:table-cell>
          <table:table-cell/>
          <table:table-cell office:value-type="string" calcext:value-type="string">
            <text:p>create-asset-load-2600</text:p>
          </table:table-cell>
          <table:table-cell table:formula="of:=1/5*SUM([.K12];[.K25];[.K38];[.K51];[.K64])" office:value-type="float" office:value="186308.2" calcext:value-type="float">
            <text:p>186308.2</text:p>
          </table:table-cell>
          <table:table-cell table:formula="of:=1/5*SUM([.L12];[.L25];[.L38];[.L51];[.L64])" office:value-type="float" office:value="0" calcext:value-type="float">
            <text:p>0</text:p>
          </table:table-cell>
          <table:table-cell table:formula="of:=1/5*SUM([.M12];[.M25];[.M38];[.M51];[.M64])" office:value-type="float" office:value="623.72" calcext:value-type="float">
            <text:p>623.72</text:p>
          </table:table-cell>
          <table:table-cell table:formula="of:=1/5*SUM([.N12];[.N25];[.N38];[.N51];[.N64])" office:value-type="float" office:value="6.752" calcext:value-type="float">
            <text:p>6.752</text:p>
          </table:table-cell>
          <table:table-cell table:formula="of:=1/5*SUM([.O12];[.O25];[.O38];[.O51];[.O64])" office:value-type="float" office:value="0.376" calcext:value-type="float">
            <text:p>0.376</text:p>
          </table:table-cell>
          <table:table-cell table:formula="of:=1/5*SUM([.P12];[.P25];[.P38];[.P51];[.P64])" office:value-type="float" office:value="2.688" calcext:value-type="float">
            <text:p>2.688</text:p>
          </table:table-cell>
          <table:table-cell table:formula="of:=1/5*SUM([.Q12];[.Q25];[.Q38];[.Q51];[.Q64])" office:value-type="float" office:value="622.4" calcext:value-type="float">
            <text:p>622.4</text:p>
          </table:table-cell>
        </table:table-row>
        <table:table-row table:style-name="ro1">
          <table:table-cell office:value-type="string" calcext:value-type="string">
            <text:p>create-asset-load-2800</text:p>
          </table:table-cell>
          <table:table-cell table:formula="of:=1/5*SUM([.B13];[.B26];[.B39];[.B52];[.B65])" office:value-type="float" office:value="187252" calcext:value-type="float">
            <text:p>187252</text:p>
          </table:table-cell>
          <table:table-cell table:formula="of:=1/5*SUM([.C13];[.C26];[.C39];[.C52];[.C65])" office:value-type="float" office:value="0" calcext:value-type="float">
            <text:p>0</text:p>
          </table:table-cell>
          <table:table-cell table:formula="of:=1/5*SUM([.D13];[.D26];[.D39];[.D52];[.D65])" office:value-type="float" office:value="626.62" calcext:value-type="float">
            <text:p>626.62</text:p>
          </table:table-cell>
          <table:table-cell table:formula="of:=1/5*SUM([.E13];[.E26];[.E39];[.E52];[.E65])" office:value-type="float" office:value="6.514" calcext:value-type="float">
            <text:p>6.514</text:p>
          </table:table-cell>
          <table:table-cell table:formula="of:=1/5*SUM([.F13];[.F26];[.F39];[.F52];[.F65])" office:value-type="float" office:value="0.28" calcext:value-type="float">
            <text:p>0.28</text:p>
          </table:table-cell>
          <table:table-cell table:formula="of:=1/5*SUM([.G13];[.G26];[.G39];[.G52];[.G65])" office:value-type="float" office:value="2.942" calcext:value-type="float">
            <text:p>2.942</text:p>
          </table:table-cell>
          <table:table-cell table:formula="of:=1/5*SUM([.H13];[.H26];[.H39];[.H52];[.H65])" office:value-type="float" office:value="625.56" calcext:value-type="float">
            <text:p>625.56</text:p>
          </table:table-cell>
          <table:table-cell/>
          <table:table-cell office:value-type="string" calcext:value-type="string">
            <text:p>create-asset-load-2800</text:p>
          </table:table-cell>
          <table:table-cell table:formula="of:=1/5*SUM([.K13];[.K26];[.K39];[.K52];[.K65])" office:value-type="float" office:value="186001.4" calcext:value-type="float">
            <text:p>186001.4</text:p>
          </table:table-cell>
          <table:table-cell table:formula="of:=1/5*SUM([.L13];[.L26];[.L39];[.L52];[.L65])" office:value-type="float" office:value="0" calcext:value-type="float">
            <text:p>0</text:p>
          </table:table-cell>
          <table:table-cell table:formula="of:=1/5*SUM([.M13];[.M26];[.M39];[.M52];[.M65])" office:value-type="float" office:value="623.62" calcext:value-type="float">
            <text:p>623.62</text:p>
          </table:table-cell>
          <table:table-cell table:formula="of:=1/5*SUM([.N13];[.N26];[.N39];[.N52];[.N65])" office:value-type="float" office:value="7.14" calcext:value-type="float">
            <text:p>7.14</text:p>
          </table:table-cell>
          <table:table-cell table:formula="of:=1/5*SUM([.O13];[.O26];[.O39];[.O52];[.O65])" office:value-type="float" office:value="0.272" calcext:value-type="float">
            <text:p>0.272</text:p>
          </table:table-cell>
          <table:table-cell table:formula="of:=1/5*SUM([.P13];[.P26];[.P39];[.P52];[.P65])" office:value-type="float" office:value="2.868" calcext:value-type="float">
            <text:p>2.868</text:p>
          </table:table-cell>
          <table:table-cell table:formula="of:=1/5*SUM([.Q13];[.Q26];[.Q39];[.Q52];[.Q65])" office:value-type="float" office:value="621.88" calcext:value-type="float">
            <text:p>621.88</text:p>
          </table:table-cell>
        </table:table-row>
        <table:table-row table:style-name="ro1">
          <table:table-cell office:value-type="string" calcext:value-type="string">
            <text:p>create-asset-load-3000</text:p>
          </table:table-cell>
          <table:table-cell table:formula="of:=1/5*SUM([.B14];[.B27];[.B40];[.B53];[.B66])" office:value-type="float" office:value="181286" calcext:value-type="float">
            <text:p>181286</text:p>
          </table:table-cell>
          <table:table-cell table:formula="of:=1/5*SUM([.C14];[.C27];[.C40];[.C53];[.C66])" office:value-type="float" office:value="0" calcext:value-type="float">
            <text:p>0</text:p>
          </table:table-cell>
          <table:table-cell table:formula="of:=1/5*SUM([.D14];[.D27];[.D40];[.D53];[.D66])" office:value-type="float" office:value="607.52" calcext:value-type="float">
            <text:p>607.52</text:p>
          </table:table-cell>
          <table:table-cell table:formula="of:=1/5*SUM([.E14];[.E27];[.E40];[.E53];[.E66])" office:value-type="float" office:value="7.86" calcext:value-type="float">
            <text:p>7.86</text:p>
          </table:table-cell>
          <table:table-cell table:formula="of:=1/5*SUM([.F14];[.F27];[.F40];[.F53];[.F66])" office:value-type="float" office:value="0.344" calcext:value-type="float">
            <text:p>0.344</text:p>
          </table:table-cell>
          <table:table-cell table:formula="of:=1/5*SUM([.G14];[.G27];[.G40];[.G53];[.G66])" office:value-type="float" office:value="3.196" calcext:value-type="float">
            <text:p>3.196</text:p>
          </table:table-cell>
          <table:table-cell table:formula="of:=1/5*SUM([.H14];[.H27];[.H40];[.H53];[.H66])" office:value-type="float" office:value="605.88" calcext:value-type="float">
            <text:p>605.88</text:p>
          </table:table-cell>
          <table:table-cell/>
          <table:table-cell office:value-type="string" calcext:value-type="string">
            <text:p>create-asset-load-3000</text:p>
          </table:table-cell>
          <table:table-cell table:formula="of:=1/5*SUM([.K14];[.K27];[.K40];[.K53];[.K66])" office:value-type="float" office:value="178599.4" calcext:value-type="float">
            <text:p>178599.4</text:p>
          </table:table-cell>
          <table:table-cell table:formula="of:=1/5*SUM([.L14];[.L27];[.L40];[.L53];[.L66])" office:value-type="float" office:value="0" calcext:value-type="float">
            <text:p>0</text:p>
          </table:table-cell>
          <table:table-cell table:formula="of:=1/5*SUM([.M14];[.M27];[.M40];[.M53];[.M66])" office:value-type="float" office:value="596.8" calcext:value-type="float">
            <text:p>596.8</text:p>
          </table:table-cell>
          <table:table-cell table:formula="of:=1/5*SUM([.N14];[.N27];[.N40];[.N53];[.N66])" office:value-type="float" office:value="8.19" calcext:value-type="float">
            <text:p>8.19</text:p>
          </table:table-cell>
          <table:table-cell table:formula="of:=1/5*SUM([.O14];[.O27];[.O40];[.O53];[.O66])" office:value-type="float" office:value="0.41" calcext:value-type="float">
            <text:p>0.41</text:p>
          </table:table-cell>
          <table:table-cell table:formula="of:=1/5*SUM([.P14];[.P27];[.P40];[.P53];[.P66])" office:value-type="float" office:value="3.33" calcext:value-type="float">
            <text:p>3.33</text:p>
          </table:table-cell>
          <table:table-cell table:formula="of:=1/5*SUM([.Q14];[.Q27];[.Q40];[.Q53];[.Q66])" office:value-type="float" office:value="594.92" calcext:value-type="float">
            <text:p>594.9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Standard Deviation</text:p>
          </table:table-cell>
          <table:covered-table-cell table:number-columns-repeated="7"/>
          <table:table-cell/>
          <table:table-cell table:style-name="ce2" office:value-type="string" calcext:value-type="string" table:number-columns-spanned="8" table:number-rows-spanned="1">
            <text:p>Standard Deviation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create-asset-load-1000</text:p>
          </table:table-cell>
          <table:table-cell table:formula="of:=SQRT(1/5*SUM(POWER([.B4]-[.B69];2); POWER([.B17]-[.B69];2); POWER([.B30]-[.B69];2); POWER([.B43]-[.B69];2); POWER([.B56]-[.B69];2)))" office:value-type="float" office:value="5860.25323684907" calcext:value-type="float">
            <text:p>5860.25323684907</text:p>
          </table:table-cell>
          <table:table-cell table:formula="of:=SQRT(1/5*SUM(POWER([.C4]-[.C69];2); POWER([.C17]-[.C69];2); POWER([.C30]-[.C69];2); POWER([.C43]-[.C69];2); POWER([.C56]-[.C69];2)))" office:value-type="float" office:value="0" calcext:value-type="float">
            <text:p>0</text:p>
          </table:table-cell>
          <table:table-cell table:formula="of:=SQRT(1/5*SUM(POWER([.D4]-[.D69];2); POWER([.D17]-[.D69];2); POWER([.D30]-[.D69];2); POWER([.D43]-[.D69];2); POWER([.D56]-[.D69];2)))" office:value-type="float" office:value="20.3019801989855" calcext:value-type="float">
            <text:p>20.3019801989855</text:p>
          </table:table-cell>
          <table:table-cell table:formula="of:=SQRT(1/5*SUM(POWER([.E4]-[.E69];2); POWER([.E17]-[.E69];2); POWER([.E30]-[.E69];2); POWER([.E43]-[.E69];2); POWER([.E56]-[.E69];2)))" office:value-type="float" office:value="0.166445186172506" calcext:value-type="float">
            <text:p>0.166445186172506</text:p>
          </table:table-cell>
          <table:table-cell table:formula="of:=SQRT(1/5*SUM(POWER([.F4]-[.F69];2); POWER([.F17]-[.F69];2); POWER([.F30]-[.F69];2); POWER([.F43]-[.F69];2); POWER([.F56]-[.F69];2)))" office:value-type="float" office:value="0.0453431361950185" calcext:value-type="float">
            <text:p>0.045343136195019</text:p>
          </table:table-cell>
          <table:table-cell table:formula="of:=SQRT(1/5*SUM(POWER([.G4]-[.G69];2); POWER([.G17]-[.G69];2); POWER([.G30]-[.G69];2); POWER([.G43]-[.G69];2); POWER([.G56]-[.G69];2)))" office:value-type="float" office:value="0.041952353926806" calcext:value-type="float">
            <text:p>0.041952353926806</text:p>
          </table:table-cell>
          <table:table-cell table:formula="of:=SQRT(1/5*SUM(POWER([.H4]-[.H69];2); POWER([.H17]-[.H69];2); POWER([.H30]-[.H69];2); POWER([.H43]-[.H69];2); POWER([.H56]-[.H69];2)))" office:value-type="float" office:value="20.2768439358792" calcext:value-type="float">
            <text:p>20.2768439358792</text:p>
          </table:table-cell>
          <table:table-cell/>
          <table:table-cell office:value-type="string" calcext:value-type="string">
            <text:p>create-asset-load-1000</text:p>
          </table:table-cell>
          <table:table-cell table:formula="of:=SQRT(1/5*SUM(POWER([.K4]-[.K69];2); POWER([.K17]-[.K69];2); POWER([.K30]-[.K69];2); POWER([.K43]-[.K69];2); POWER([.K56]-[.K69];2)))" office:value-type="float" office:value="4587.01796813573" calcext:value-type="float">
            <text:p>4587.01796813573</text:p>
          </table:table-cell>
          <table:table-cell table:formula="of:=SQRT(1/5*SUM(POWER([.L4]-[.L69];2); POWER([.L17]-[.L69];2); POWER([.L30]-[.L69];2); POWER([.L43]-[.L69];2); POWER([.L56]-[.L69];2)))" office:value-type="float" office:value="0" calcext:value-type="float">
            <text:p>0</text:p>
          </table:table-cell>
          <table:table-cell table:formula="of:=SQRT(1/5*SUM(POWER([.M4]-[.M69];2); POWER([.M17]-[.M69];2); POWER([.M30]-[.M69];2); POWER([.M43]-[.M69];2); POWER([.M56]-[.M69];2)))" office:value-type="float" office:value="15.4490646966087" calcext:value-type="float">
            <text:p>15.4490646966087</text:p>
          </table:table-cell>
          <table:table-cell table:formula="of:=SQRT(1/5*SUM(POWER([.N4]-[.N69];2); POWER([.N17]-[.N69];2); POWER([.N30]-[.N69];2); POWER([.N43]-[.N69];2); POWER([.N56]-[.N69];2)))" office:value-type="float" office:value="0.212037732491177" calcext:value-type="float">
            <text:p>0.212037732491177</text:p>
          </table:table-cell>
          <table:table-cell table:formula="of:=SQRT(1/5*SUM(POWER([.O4]-[.O69];2); POWER([.O17]-[.O69];2); POWER([.O30]-[.O69];2); POWER([.O43]-[.O69];2); POWER([.O56]-[.O69];2)))" office:value-type="float" office:value="0.0183303027798234" calcext:value-type="float">
            <text:p>0.018330302779823</text:p>
          </table:table-cell>
          <table:table-cell table:formula="of:=SQRT(1/5*SUM(POWER([.P4]-[.P69];2); POWER([.P17]-[.P69];2); POWER([.P30]-[.P69];2); POWER([.P43]-[.P69];2); POWER([.P56]-[.P69];2)))" office:value-type="float" office:value="0.0272763633939717" calcext:value-type="float">
            <text:p>0.027276363393972</text:p>
          </table:table-cell>
          <table:table-cell table:formula="of:=SQRT(1/5*SUM(POWER([.Q4]-[.Q69];2); POWER([.Q17]-[.Q69];2); POWER([.Q30]-[.Q69];2); POWER([.Q43]-[.Q69];2); POWER([.Q56]-[.Q69];2)))" office:value-type="float" office:value="15.5690205215357" calcext:value-type="float">
            <text:p>15.5690205215357</text:p>
          </table:table-cell>
        </table:table-row>
        <table:table-row table:style-name="ro1">
          <table:table-cell office:value-type="string" calcext:value-type="string">
            <text:p>create-asset-load-1200</text:p>
          </table:table-cell>
          <table:table-cell table:formula="of:=SQRT(1/5*SUM(POWER([.B5]-[.B70];2); POWER([.B18]-[.B70];2); POWER([.B31]-[.B70];2); POWER([.B44]-[.B70];2); POWER([.B57]-[.B70];2)))" office:value-type="float" office:value="5639.21705913152" calcext:value-type="float">
            <text:p>5639.21705913152</text:p>
          </table:table-cell>
          <table:table-cell table:formula="of:=SQRT(1/5*SUM(POWER([.C5]-[.C70];2); POWER([.C18]-[.C70];2); POWER([.C31]-[.C70];2); POWER([.C44]-[.C70];2); POWER([.C57]-[.C70];2)))" office:value-type="float" office:value="0" calcext:value-type="float">
            <text:p>0</text:p>
          </table:table-cell>
          <table:table-cell table:formula="of:=SQRT(1/5*SUM(POWER([.D5]-[.D70];2); POWER([.D18]-[.D70];2); POWER([.D31]-[.D70];2); POWER([.D44]-[.D70];2); POWER([.D57]-[.D70];2)))" office:value-type="float" office:value="19.177069640589" calcext:value-type="float">
            <text:p>19.177069640589</text:p>
          </table:table-cell>
          <table:table-cell table:formula="of:=SQRT(1/5*SUM(POWER([.E5]-[.E70];2); POWER([.E18]-[.E70];2); POWER([.E31]-[.E70];2); POWER([.E44]-[.E70];2); POWER([.E57]-[.E70];2)))" office:value-type="float" office:value="0.254133823014568" calcext:value-type="float">
            <text:p>0.254133823014568</text:p>
          </table:table-cell>
          <table:table-cell table:formula="of:=SQRT(1/5*SUM(POWER([.F5]-[.F70];2); POWER([.F18]-[.F70];2); POWER([.F31]-[.F70];2); POWER([.F44]-[.F70];2); POWER([.F57]-[.F70];2)))" office:value-type="float" office:value="0.0535163526410386" calcext:value-type="float">
            <text:p>0.053516352641039</text:p>
          </table:table-cell>
          <table:table-cell table:formula="of:=SQRT(1/5*SUM(POWER([.G5]-[.G70];2); POWER([.G18]-[.G70];2); POWER([.G31]-[.G70];2); POWER([.G44]-[.G70];2); POWER([.G57]-[.G70];2)))" office:value-type="float" office:value="0.0435430821141545" calcext:value-type="float">
            <text:p>0.043543082114155</text:p>
          </table:table-cell>
          <table:table-cell table:formula="of:=SQRT(1/5*SUM(POWER([.H5]-[.H70];2); POWER([.H18]-[.H70];2); POWER([.H31]-[.H70];2); POWER([.H44]-[.H70];2); POWER([.H57]-[.H70];2)))" office:value-type="float" office:value="19.1347850784899" calcext:value-type="float">
            <text:p>19.1347850784899</text:p>
          </table:table-cell>
          <table:table-cell/>
          <table:table-cell office:value-type="string" calcext:value-type="string">
            <text:p>create-asset-load-1200</text:p>
          </table:table-cell>
          <table:table-cell table:formula="of:=SQRT(1/5*SUM(POWER([.K5]-[.K70];2); POWER([.K18]-[.K70];2); POWER([.K31]-[.K70];2); POWER([.K44]-[.K70];2); POWER([.K57]-[.K70];2)))" office:value-type="float" office:value="5995.09094509833" calcext:value-type="float">
            <text:p>5995.09094509833</text:p>
          </table:table-cell>
          <table:table-cell table:formula="of:=SQRT(1/5*SUM(POWER([.L5]-[.L70];2); POWER([.L18]-[.L70];2); POWER([.L31]-[.L70];2); POWER([.L44]-[.L70];2); POWER([.L57]-[.L70];2)))" office:value-type="float" office:value="0" calcext:value-type="float">
            <text:p>0</text:p>
          </table:table-cell>
          <table:table-cell table:formula="of:=SQRT(1/5*SUM(POWER([.M5]-[.M70];2); POWER([.M18]-[.M70];2); POWER([.M31]-[.M70];2); POWER([.M44]-[.M70];2); POWER([.M57]-[.M70];2)))" office:value-type="float" office:value="20.1323024018615" calcext:value-type="float">
            <text:p>20.1323024018615</text:p>
          </table:table-cell>
          <table:table-cell table:formula="of:=SQRT(1/5*SUM(POWER([.N5]-[.N70];2); POWER([.N18]-[.N70];2); POWER([.N31]-[.N70];2); POWER([.N44]-[.N70];2); POWER([.N57]-[.N70];2)))" office:value-type="float" office:value="0.172580416038437" calcext:value-type="float">
            <text:p>0.172580416038437</text:p>
          </table:table-cell>
          <table:table-cell table:formula="of:=SQRT(1/5*SUM(POWER([.O5]-[.O70];2); POWER([.O18]-[.O70];2); POWER([.O31]-[.O70];2); POWER([.O44]-[.O70];2); POWER([.O57]-[.O70];2)))" office:value-type="float" office:value="0.0312409987036266" calcext:value-type="float">
            <text:p>0.031240998703627</text:p>
          </table:table-cell>
          <table:table-cell table:formula="of:=SQRT(1/5*SUM(POWER([.P5]-[.P70];2); POWER([.P18]-[.P70];2); POWER([.P31]-[.P70];2); POWER([.P44]-[.P70];2); POWER([.P57]-[.P70];2)))" office:value-type="float" office:value="0.0370944739819828" calcext:value-type="float">
            <text:p>0.037094473981983</text:p>
          </table:table-cell>
          <table:table-cell table:formula="of:=SQRT(1/5*SUM(POWER([.Q5]-[.Q70];2); POWER([.Q18]-[.Q70];2); POWER([.Q31]-[.Q70];2); POWER([.Q44]-[.Q70];2); POWER([.Q57]-[.Q70];2)))" office:value-type="float" office:value="20.2734703492027" calcext:value-type="float">
            <text:p>20.2734703492027</text:p>
          </table:table-cell>
        </table:table-row>
        <table:table-row table:style-name="ro1">
          <table:table-cell office:value-type="string" calcext:value-type="string">
            <text:p>create-asset-load-1400</text:p>
          </table:table-cell>
          <table:table-cell table:formula="of:=SQRT(1/5*SUM(POWER([.B6]-[.B71];2); POWER([.B19]-[.B71];2); POWER([.B32]-[.B71];2); POWER([.B45]-[.B71];2); POWER([.B58]-[.B71];2)))" office:value-type="float" office:value="2745.29236330122" calcext:value-type="float">
            <text:p>2745.29236330122</text:p>
          </table:table-cell>
          <table:table-cell table:formula="of:=SQRT(1/5*SUM(POWER([.C6]-[.C71];2); POWER([.C19]-[.C71];2); POWER([.C32]-[.C71];2); POWER([.C45]-[.C71];2); POWER([.C58]-[.C71];2)))" office:value-type="float" office:value="0" calcext:value-type="float">
            <text:p>0</text:p>
          </table:table-cell>
          <table:table-cell table:formula="of:=SQRT(1/5*SUM(POWER([.D6]-[.D71];2); POWER([.D19]-[.D71];2); POWER([.D32]-[.D71];2); POWER([.D45]-[.D71];2); POWER([.D58]-[.D71];2)))" office:value-type="float" office:value="9.31394653194875" calcext:value-type="float">
            <text:p>9.31394653194875</text:p>
          </table:table-cell>
          <table:table-cell table:formula="of:=SQRT(1/5*SUM(POWER([.E6]-[.E71];2); POWER([.E19]-[.E71];2); POWER([.E32]-[.E71];2); POWER([.E45]-[.E71];2); POWER([.E58]-[.E71];2)))" office:value-type="float" office:value="0.0641872261435249" calcext:value-type="float">
            <text:p>0.064187226143525</text:p>
          </table:table-cell>
          <table:table-cell table:formula="of:=SQRT(1/5*SUM(POWER([.F6]-[.F71];2); POWER([.F19]-[.F71];2); POWER([.F32]-[.F71];2); POWER([.F45]-[.F71];2); POWER([.F58]-[.F71];2)))" office:value-type="float" office:value="0.0312409987036266" calcext:value-type="float">
            <text:p>0.031240998703627</text:p>
          </table:table-cell>
          <table:table-cell table:formula="of:=SQRT(1/5*SUM(POWER([.G6]-[.G71];2); POWER([.G19]-[.G71];2); POWER([.G32]-[.G71];2); POWER([.G45]-[.G71];2); POWER([.G58]-[.G71];2)))" office:value-type="float" office:value="0.0292574776766555" calcext:value-type="float">
            <text:p>0.029257477676656</text:p>
          </table:table-cell>
          <table:table-cell table:formula="of:=SQRT(1/5*SUM(POWER([.H6]-[.H71];2); POWER([.H19]-[.H71];2); POWER([.H32]-[.H71];2); POWER([.H45]-[.H71];2); POWER([.H58]-[.H71];2)))" office:value-type="float" office:value="9.13949670386724" calcext:value-type="float">
            <text:p>9.13949670386724</text:p>
          </table:table-cell>
          <table:table-cell/>
          <table:table-cell office:value-type="string" calcext:value-type="string">
            <text:p>create-asset-load-1400</text:p>
          </table:table-cell>
          <table:table-cell table:formula="of:=SQRT(1/5*SUM(POWER([.K6]-[.K71];2); POWER([.K19]-[.K71];2); POWER([.K32]-[.K71];2); POWER([.K45]-[.K71];2); POWER([.K58]-[.K71];2)))" office:value-type="float" office:value="5686.5847747132" calcext:value-type="float">
            <text:p>5686.5847747132</text:p>
          </table:table-cell>
          <table:table-cell table:formula="of:=SQRT(1/5*SUM(POWER([.L6]-[.L71];2); POWER([.L19]-[.L71];2); POWER([.L32]-[.L71];2); POWER([.L45]-[.L71];2); POWER([.L58]-[.L71];2)))" office:value-type="float" office:value="0" calcext:value-type="float">
            <text:p>0</text:p>
          </table:table-cell>
          <table:table-cell table:formula="of:=SQRT(1/5*SUM(POWER([.M6]-[.M71];2); POWER([.M19]-[.M71];2); POWER([.M32]-[.M71];2); POWER([.M45]-[.M71];2); POWER([.M58]-[.M71];2)))" office:value-type="float" office:value="19.2991606035081" calcext:value-type="float">
            <text:p>19.2991606035081</text:p>
          </table:table-cell>
          <table:table-cell table:formula="of:=SQRT(1/5*SUM(POWER([.N6]-[.N71];2); POWER([.N19]-[.N71];2); POWER([.N32]-[.N71];2); POWER([.N45]-[.N71];2); POWER([.N58]-[.N71];2)))" office:value-type="float" office:value="0.440136342512181" calcext:value-type="float">
            <text:p>0.440136342512181</text:p>
          </table:table-cell>
          <table:table-cell table:formula="of:=SQRT(1/5*SUM(POWER([.O6]-[.O71];2); POWER([.O19]-[.O71];2); POWER([.O32]-[.O71];2); POWER([.O45]-[.O71];2); POWER([.O58]-[.O71];2)))" office:value-type="float" office:value="0.0372021504754765" calcext:value-type="float">
            <text:p>0.037202150475477</text:p>
          </table:table-cell>
          <table:table-cell table:formula="of:=SQRT(1/5*SUM(POWER([.P6]-[.P71];2); POWER([.P19]-[.P71];2); POWER([.P32]-[.P71];2); POWER([.P45]-[.P71];2); POWER([.P58]-[.P71];2)))" office:value-type="float" office:value="0.0538144961882949" calcext:value-type="float">
            <text:p>0.053814496188295</text:p>
          </table:table-cell>
          <table:table-cell table:formula="of:=SQRT(1/5*SUM(POWER([.Q6]-[.Q71];2); POWER([.Q19]-[.Q71];2); POWER([.Q32]-[.Q71];2); POWER([.Q45]-[.Q71];2); POWER([.Q58]-[.Q71];2)))" office:value-type="float" office:value="19.9324860466526" calcext:value-type="float">
            <text:p>19.9324860466526</text:p>
          </table:table-cell>
        </table:table-row>
        <table:table-row table:style-name="ro1">
          <table:table-cell office:value-type="string" calcext:value-type="string">
            <text:p>create-asset-load-1600</text:p>
          </table:table-cell>
          <table:table-cell table:formula="of:=SQRT(1/5*SUM(POWER([.B7]-[.B72];2); POWER([.B20]-[.B72];2); POWER([.B33]-[.B72];2); POWER([.B46]-[.B72];2); POWER([.B59]-[.B72];2)))" office:value-type="float" office:value="1905.54107801433" calcext:value-type="float">
            <text:p>1905.54107801433</text:p>
          </table:table-cell>
          <table:table-cell table:formula="of:=SQRT(1/5*SUM(POWER([.C7]-[.C72];2); POWER([.C20]-[.C72];2); POWER([.C33]-[.C72];2); POWER([.C46]-[.C72];2); POWER([.C59]-[.C72];2)))" office:value-type="float" office:value="0" calcext:value-type="float">
            <text:p>0</text:p>
          </table:table-cell>
          <table:table-cell table:formula="of:=SQRT(1/5*SUM(POWER([.D7]-[.D72];2); POWER([.D20]-[.D72];2); POWER([.D33]-[.D72];2); POWER([.D46]-[.D72];2); POWER([.D59]-[.D72];2)))" office:value-type="float" office:value="5.35178474903467" calcext:value-type="float">
            <text:p>5.35178474903467</text:p>
          </table:table-cell>
          <table:table-cell table:formula="of:=SQRT(1/5*SUM(POWER([.E7]-[.E72];2); POWER([.E20]-[.E72];2); POWER([.E33]-[.E72];2); POWER([.E46]-[.E72];2); POWER([.E59]-[.E72];2)))" office:value-type="float" office:value="0.235151015307185" calcext:value-type="float">
            <text:p>0.235151015307185</text:p>
          </table:table-cell>
          <table:table-cell table:formula="of:=SQRT(1/5*SUM(POWER([.F7]-[.F72];2); POWER([.F20]-[.F72];2); POWER([.F33]-[.F72];2); POWER([.F46]-[.F72];2); POWER([.F59]-[.F72];2)))" office:value-type="float" office:value="0.0611228271597445" calcext:value-type="float">
            <text:p>0.061122827159745</text:p>
          </table:table-cell>
          <table:table-cell table:formula="of:=SQRT(1/5*SUM(POWER([.G7]-[.G72];2); POWER([.G20]-[.G72];2); POWER([.G33]-[.G72];2); POWER([.G46]-[.G72];2); POWER([.G59]-[.G72];2)))" office:value-type="float" office:value="0.0135646599662505" calcext:value-type="float">
            <text:p>0.013564659966251</text:p>
          </table:table-cell>
          <table:table-cell table:formula="of:=SQRT(1/5*SUM(POWER([.H7]-[.H72];2); POWER([.H20]-[.H72];2); POWER([.H33]-[.H72];2); POWER([.H46]-[.H72];2); POWER([.H59]-[.H72];2)))" office:value-type="float" office:value="5.28037877429263" calcext:value-type="float">
            <text:p>5.28037877429263</text:p>
          </table:table-cell>
          <table:table-cell/>
          <table:table-cell office:value-type="string" calcext:value-type="string">
            <text:p>create-asset-load-1600</text:p>
          </table:table-cell>
          <table:table-cell table:formula="of:=SQRT(1/5*SUM(POWER([.K7]-[.K72];2); POWER([.K20]-[.K72];2); POWER([.K33]-[.K72];2); POWER([.K46]-[.K72];2); POWER([.K59]-[.K72];2)))" office:value-type="float" office:value="4480.70546231283" calcext:value-type="float">
            <text:p>4480.70546231283</text:p>
          </table:table-cell>
          <table:table-cell table:formula="of:=SQRT(1/5*SUM(POWER([.L7]-[.L72];2); POWER([.L20]-[.L72];2); POWER([.L33]-[.L72];2); POWER([.L46]-[.L72];2); POWER([.L59]-[.L72];2)))" office:value-type="float" office:value="0" calcext:value-type="float">
            <text:p>0</text:p>
          </table:table-cell>
          <table:table-cell table:formula="of:=SQRT(1/5*SUM(POWER([.M7]-[.M72];2); POWER([.M20]-[.M72];2); POWER([.M33]-[.M72];2); POWER([.M46]-[.M72];2); POWER([.M59]-[.M72];2)))" office:value-type="float" office:value="14.8837360901085" calcext:value-type="float">
            <text:p>14.8837360901085</text:p>
          </table:table-cell>
          <table:table-cell table:formula="of:=SQRT(1/5*SUM(POWER([.N7]-[.N72];2); POWER([.N20]-[.N72];2); POWER([.N33]-[.N72];2); POWER([.N46]-[.N72];2); POWER([.N59]-[.N72];2)))" office:value-type="float" office:value="0.20133554082675" calcext:value-type="float">
            <text:p>0.20133554082675</text:p>
          </table:table-cell>
          <table:table-cell table:formula="of:=SQRT(1/5*SUM(POWER([.O7]-[.O72];2); POWER([.O20]-[.O72];2); POWER([.O33]-[.O72];2); POWER([.O46]-[.O72];2); POWER([.O59]-[.O72];2)))" office:value-type="float" office:value="0.0474973683481517" calcext:value-type="float">
            <text:p>0.047497368348152</text:p>
          </table:table-cell>
          <table:table-cell table:formula="of:=SQRT(1/5*SUM(POWER([.P7]-[.P72];2); POWER([.P20]-[.P72];2); POWER([.P33]-[.P72];2); POWER([.P46]-[.P72];2); POWER([.P59]-[.P72];2)))" office:value-type="float" office:value="0.0519230199429886" calcext:value-type="float">
            <text:p>0.051923019942989</text:p>
          </table:table-cell>
          <table:table-cell table:formula="of:=SQRT(1/5*SUM(POWER([.Q7]-[.Q72];2); POWER([.Q20]-[.Q72];2); POWER([.Q33]-[.Q72];2); POWER([.Q46]-[.Q72];2); POWER([.Q59]-[.Q72];2)))" office:value-type="float" office:value="14.6131995127693" calcext:value-type="float">
            <text:p>14.6131995127693</text:p>
          </table:table-cell>
        </table:table-row>
        <table:table-row table:style-name="ro1">
          <table:table-cell office:value-type="string" calcext:value-type="string">
            <text:p>create-asset-load-1800</text:p>
          </table:table-cell>
          <table:table-cell table:formula="of:=SQRT(1/5*SUM(POWER([.B8]-[.B73];2); POWER([.B21]-[.B73];2); POWER([.B34]-[.B73];2); POWER([.B47]-[.B73];2); POWER([.B60]-[.B73];2)))" office:value-type="float" office:value="5413.81630275723" calcext:value-type="float">
            <text:p>5413.81630275723</text:p>
          </table:table-cell>
          <table:table-cell table:formula="of:=SQRT(1/5*SUM(POWER([.C8]-[.C73];2); POWER([.C21]-[.C73];2); POWER([.C34]-[.C73];2); POWER([.C47]-[.C73];2); POWER([.C60]-[.C73];2)))" office:value-type="float" office:value="0" calcext:value-type="float">
            <text:p>0</text:p>
          </table:table-cell>
          <table:table-cell table:formula="of:=SQRT(1/5*SUM(POWER([.D8]-[.D73];2); POWER([.D21]-[.D73];2); POWER([.D34]-[.D73];2); POWER([.D47]-[.D73];2); POWER([.D60]-[.D73];2)))" office:value-type="float" office:value="18.1679938353138" calcext:value-type="float">
            <text:p>18.1679938353138</text:p>
          </table:table-cell>
          <table:table-cell table:formula="of:=SQRT(1/5*SUM(POWER([.E8]-[.E73];2); POWER([.E21]-[.E73];2); POWER([.E34]-[.E73];2); POWER([.E47]-[.E73];2); POWER([.E60]-[.E73];2)))" office:value-type="float" office:value="0.225264289224901" calcext:value-type="float">
            <text:p>0.225264289224901</text:p>
          </table:table-cell>
          <table:table-cell table:formula="of:=SQRT(1/5*SUM(POWER([.F8]-[.F73];2); POWER([.F21]-[.F73];2); POWER([.F34]-[.F73];2); POWER([.F47]-[.F73];2); POWER([.F60]-[.F73];2)))" office:value-type="float" office:value="0.0567802782663136" calcext:value-type="float">
            <text:p>0.056780278266314</text:p>
          </table:table-cell>
          <table:table-cell table:formula="of:=SQRT(1/5*SUM(POWER([.G8]-[.G73];2); POWER([.G21]-[.G73];2); POWER([.G34]-[.G73];2); POWER([.G47]-[.G73];2); POWER([.G60]-[.G73];2)))" office:value-type="float" office:value="0.0546260011349906" calcext:value-type="float">
            <text:p>0.054626001134991</text:p>
          </table:table-cell>
          <table:table-cell table:formula="of:=SQRT(1/5*SUM(POWER([.H8]-[.H73];2); POWER([.H21]-[.H73];2); POWER([.H34]-[.H73];2); POWER([.H47]-[.H73];2); POWER([.H60]-[.H73];2)))" office:value-type="float" office:value="18.0564226800327" calcext:value-type="float">
            <text:p>18.0564226800327</text:p>
          </table:table-cell>
          <table:table-cell/>
          <table:table-cell office:value-type="string" calcext:value-type="string">
            <text:p>create-asset-load-1800</text:p>
          </table:table-cell>
          <table:table-cell table:formula="of:=SQRT(1/5*SUM(POWER([.K8]-[.K73];2); POWER([.K21]-[.K73];2); POWER([.K34]-[.K73];2); POWER([.K47]-[.K73];2); POWER([.K60]-[.K73];2)))" office:value-type="float" office:value="2277.02054448351" calcext:value-type="float">
            <text:p>2277.02054448351</text:p>
          </table:table-cell>
          <table:table-cell table:formula="of:=SQRT(1/5*SUM(POWER([.L8]-[.L73];2); POWER([.L21]-[.L73];2); POWER([.L34]-[.L73];2); POWER([.L47]-[.L73];2); POWER([.L60]-[.L73];2)))" office:value-type="float" office:value="0" calcext:value-type="float">
            <text:p>0</text:p>
          </table:table-cell>
          <table:table-cell table:formula="of:=SQRT(1/5*SUM(POWER([.M8]-[.M73];2); POWER([.M21]-[.M73];2); POWER([.M34]-[.M73];2); POWER([.M47]-[.M73];2); POWER([.M60]-[.M73];2)))" office:value-type="float" office:value="7.27477834713884" calcext:value-type="float">
            <text:p>7.27477834713884</text:p>
          </table:table-cell>
          <table:table-cell table:formula="of:=SQRT(1/5*SUM(POWER([.N8]-[.N73];2); POWER([.N21]-[.N73];2); POWER([.N34]-[.N73];2); POWER([.N47]-[.N73];2); POWER([.N60]-[.N73];2)))" office:value-type="float" office:value="0.308220700148449" calcext:value-type="float">
            <text:p>0.308220700148449</text:p>
          </table:table-cell>
          <table:table-cell table:formula="of:=SQRT(1/5*SUM(POWER([.O8]-[.O73];2); POWER([.O21]-[.O73];2); POWER([.O34]-[.O73];2); POWER([.O47]-[.O73];2); POWER([.O60]-[.O73];2)))" office:value-type="float" office:value="0.0305941170815567" calcext:value-type="float">
            <text:p>0.030594117081557</text:p>
          </table:table-cell>
          <table:table-cell table:formula="of:=SQRT(1/5*SUM(POWER([.P8]-[.P73];2); POWER([.P21]-[.P73];2); POWER([.P34]-[.P73];2); POWER([.P47]-[.P73];2); POWER([.P60]-[.P73];2)))" office:value-type="float" office:value="0.016" calcext:value-type="float">
            <text:p>0.016</text:p>
          </table:table-cell>
          <table:table-cell table:formula="of:=SQRT(1/5*SUM(POWER([.Q8]-[.Q73];2); POWER([.Q21]-[.Q73];2); POWER([.Q34]-[.Q73];2); POWER([.Q47]-[.Q73];2); POWER([.Q60]-[.Q73];2)))" office:value-type="float" office:value="7.24265144819215" calcext:value-type="float">
            <text:p>7.24265144819215</text:p>
          </table:table-cell>
        </table:table-row>
        <table:table-row table:style-name="ro1">
          <table:table-cell office:value-type="string" calcext:value-type="string">
            <text:p>create-asset-load-2000</text:p>
          </table:table-cell>
          <table:table-cell table:formula="of:=SQRT(1/5*SUM(POWER([.B9]-[.B74];2); POWER([.B22]-[.B74];2); POWER([.B35]-[.B74];2); POWER([.B48]-[.B74];2); POWER([.B61]-[.B74];2)))" office:value-type="float" office:value="7641.77768323575" calcext:value-type="float">
            <text:p>7641.77768323575</text:p>
          </table:table-cell>
          <table:table-cell table:formula="of:=SQRT(1/5*SUM(POWER([.C9]-[.C74];2); POWER([.C22]-[.C74];2); POWER([.C35]-[.C74];2); POWER([.C48]-[.C74];2); POWER([.C61]-[.C74];2)))" office:value-type="float" office:value="0" calcext:value-type="float">
            <text:p>0</text:p>
          </table:table-cell>
          <table:table-cell table:formula="of:=SQRT(1/5*SUM(POWER([.D9]-[.D74];2); POWER([.D22]-[.D74];2); POWER([.D35]-[.D74];2); POWER([.D48]-[.D74];2); POWER([.D61]-[.D74];2)))" office:value-type="float" office:value="26.1133222704428" calcext:value-type="float">
            <text:p>26.1133222704428</text:p>
          </table:table-cell>
          <table:table-cell table:formula="of:=SQRT(1/5*SUM(POWER([.E9]-[.E74];2); POWER([.E22]-[.E74];2); POWER([.E35]-[.E74];2); POWER([.E48]-[.E74];2); POWER([.E61]-[.E74];2)))" office:value-type="float" office:value="0.639906243132539" calcext:value-type="float">
            <text:p>0.639906243132539</text:p>
          </table:table-cell>
          <table:table-cell table:formula="of:=SQRT(1/5*SUM(POWER([.F9]-[.F74];2); POWER([.F22]-[.F74];2); POWER([.F35]-[.F74];2); POWER([.F48]-[.F74];2); POWER([.F61]-[.F74];2)))" office:value-type="float" office:value="0.0744043009509531" calcext:value-type="float">
            <text:p>0.074404300950953</text:p>
          </table:table-cell>
          <table:table-cell table:formula="of:=SQRT(1/5*SUM(POWER([.G9]-[.G74];2); POWER([.G22]-[.G74];2); POWER([.G35]-[.G74];2); POWER([.G48]-[.G74];2); POWER([.G61]-[.G74];2)))" office:value-type="float" office:value="0.102371871136558" calcext:value-type="float">
            <text:p>0.102371871136558</text:p>
          </table:table-cell>
          <table:table-cell table:formula="of:=SQRT(1/5*SUM(POWER([.H9]-[.H74];2); POWER([.H22]-[.H74];2); POWER([.H35]-[.H74];2); POWER([.H48]-[.H74];2); POWER([.H61]-[.H74];2)))" office:value-type="float" office:value="25.8543922767486" calcext:value-type="float">
            <text:p>25.8543922767486</text:p>
          </table:table-cell>
          <table:table-cell/>
          <table:table-cell office:value-type="string" calcext:value-type="string">
            <text:p>create-asset-load-2000</text:p>
          </table:table-cell>
          <table:table-cell table:formula="of:=SQRT(1/5*SUM(POWER([.K9]-[.K74];2); POWER([.K22]-[.K74];2); POWER([.K35]-[.K74];2); POWER([.K48]-[.K74];2); POWER([.K61]-[.K74];2)))" office:value-type="float" office:value="7213.72521239893" calcext:value-type="float">
            <text:p>7213.72521239893</text:p>
          </table:table-cell>
          <table:table-cell table:formula="of:=SQRT(1/5*SUM(POWER([.L9]-[.L74];2); POWER([.L22]-[.L74];2); POWER([.L35]-[.L74];2); POWER([.L48]-[.L74];2); POWER([.L61]-[.L74];2)))" office:value-type="float" office:value="0" calcext:value-type="float">
            <text:p>0</text:p>
          </table:table-cell>
          <table:table-cell table:formula="of:=SQRT(1/5*SUM(POWER([.M9]-[.M74];2); POWER([.M22]-[.M74];2); POWER([.M35]-[.M74];2); POWER([.M48]-[.M74];2); POWER([.M61]-[.M74];2)))" office:value-type="float" office:value="24.2078003957402" calcext:value-type="float">
            <text:p>24.2078003957402</text:p>
          </table:table-cell>
          <table:table-cell table:formula="of:=SQRT(1/5*SUM(POWER([.N9]-[.N74];2); POWER([.N22]-[.N74];2); POWER([.N35]-[.N74];2); POWER([.N48]-[.N74];2); POWER([.N61]-[.N74];2)))" office:value-type="float" office:value="0.290351511103352" calcext:value-type="float">
            <text:p>0.290351511103352</text:p>
          </table:table-cell>
          <table:table-cell table:formula="of:=SQRT(1/5*SUM(POWER([.O9]-[.O74];2); POWER([.O22]-[.O74];2); POWER([.O35]-[.O74];2); POWER([.O48]-[.O74];2); POWER([.O61]-[.O74];2)))" office:value-type="float" office:value="0.0381575680566778" calcext:value-type="float">
            <text:p>0.038157568056678</text:p>
          </table:table-cell>
          <table:table-cell table:formula="of:=SQRT(1/5*SUM(POWER([.P9]-[.P74];2); POWER([.P22]-[.P74];2); POWER([.P35]-[.P74];2); POWER([.P48]-[.P74];2); POWER([.P61]-[.P74];2)))" office:value-type="float" office:value="0.0741350119714025" calcext:value-type="float">
            <text:p>0.074135011971403</text:p>
          </table:table-cell>
          <table:table-cell table:formula="of:=SQRT(1/5*SUM(POWER([.Q9]-[.Q74];2); POWER([.Q22]-[.Q74];2); POWER([.Q35]-[.Q74];2); POWER([.Q48]-[.Q74];2); POWER([.Q61]-[.Q74];2)))" office:value-type="float" office:value="23.58859046234" calcext:value-type="float">
            <text:p>23.58859046234</text:p>
          </table:table-cell>
        </table:table-row>
        <table:table-row table:style-name="ro1">
          <table:table-cell office:value-type="string" calcext:value-type="string">
            <text:p>create-asset-load-2200</text:p>
          </table:table-cell>
          <table:table-cell table:formula="of:=SQRT(1/5*SUM(POWER([.B10]-[.B75];2); POWER([.B23]-[.B75];2); POWER([.B36]-[.B75];2); POWER([.B49]-[.B75];2); POWER([.B62]-[.B75];2)))" office:value-type="float" office:value="6458.4058404532" calcext:value-type="float">
            <text:p>6458.4058404532</text:p>
          </table:table-cell>
          <table:table-cell table:formula="of:=SQRT(1/5*SUM(POWER([.C10]-[.C75];2); POWER([.C23]-[.C75];2); POWER([.C36]-[.C75];2); POWER([.C49]-[.C75];2); POWER([.C62]-[.C75];2)))" office:value-type="float" office:value="0" calcext:value-type="float">
            <text:p>0</text:p>
          </table:table-cell>
          <table:table-cell table:formula="of:=SQRT(1/5*SUM(POWER([.D10]-[.D75];2); POWER([.D23]-[.D75];2); POWER([.D36]-[.D75];2); POWER([.D49]-[.D75];2); POWER([.D62]-[.D75];2)))" office:value-type="float" office:value="21.6073506011265" calcext:value-type="float">
            <text:p>21.6073506011265</text:p>
          </table:table-cell>
          <table:table-cell table:formula="of:=SQRT(1/5*SUM(POWER([.E10]-[.E75];2); POWER([.E23]-[.E75];2); POWER([.E36]-[.E75];2); POWER([.E49]-[.E75];2); POWER([.E62]-[.E75];2)))" office:value-type="float" office:value="0.430423047710041" calcext:value-type="float">
            <text:p>0.430423047710041</text:p>
          </table:table-cell>
          <table:table-cell table:formula="of:=SQRT(1/5*SUM(POWER([.F10]-[.F75];2); POWER([.F23]-[.F75];2); POWER([.F36]-[.F75];2); POWER([.F49]-[.F75];2); POWER([.F62]-[.F75];2)))" office:value-type="float" office:value="0.0571314274283428" calcext:value-type="float">
            <text:p>0.057131427428343</text:p>
          </table:table-cell>
          <table:table-cell table:formula="of:=SQRT(1/5*SUM(POWER([.G10]-[.G75];2); POWER([.G23]-[.G75];2); POWER([.G36]-[.G75];2); POWER([.G49]-[.G75];2); POWER([.G62]-[.G75];2)))" office:value-type="float" office:value="0.106508215645555" calcext:value-type="float">
            <text:p>0.106508215645555</text:p>
          </table:table-cell>
          <table:table-cell table:formula="of:=SQRT(1/5*SUM(POWER([.H10]-[.H75];2); POWER([.H23]-[.H75];2); POWER([.H36]-[.H75];2); POWER([.H49]-[.H75];2); POWER([.H62]-[.H75];2)))" office:value-type="float" office:value="21.8883165181793" calcext:value-type="float">
            <text:p>21.8883165181793</text:p>
          </table:table-cell>
          <table:table-cell/>
          <table:table-cell office:value-type="string" calcext:value-type="string">
            <text:p>create-asset-load-2200</text:p>
          </table:table-cell>
          <table:table-cell table:formula="of:=SQRT(1/5*SUM(POWER([.K10]-[.K75];2); POWER([.K23]-[.K75];2); POWER([.K36]-[.K75];2); POWER([.K49]-[.K75];2); POWER([.K62]-[.K75];2)))" office:value-type="float" office:value="4213.69440752412" calcext:value-type="float">
            <text:p>4213.69440752412</text:p>
          </table:table-cell>
          <table:table-cell table:formula="of:=SQRT(1/5*SUM(POWER([.L10]-[.L75];2); POWER([.L23]-[.L75];2); POWER([.L36]-[.L75];2); POWER([.L49]-[.L75];2); POWER([.L62]-[.L75];2)))" office:value-type="float" office:value="0" calcext:value-type="float">
            <text:p>0</text:p>
          </table:table-cell>
          <table:table-cell table:formula="of:=SQRT(1/5*SUM(POWER([.M10]-[.M75];2); POWER([.M23]-[.M75];2); POWER([.M36]-[.M75];2); POWER([.M49]-[.M75];2); POWER([.M62]-[.M75];2)))" office:value-type="float" office:value="14.6319650081593" calcext:value-type="float">
            <text:p>14.6319650081593</text:p>
          </table:table-cell>
          <table:table-cell table:formula="of:=SQRT(1/5*SUM(POWER([.N10]-[.N75];2); POWER([.N23]-[.N75];2); POWER([.N36]-[.N75];2); POWER([.N49]-[.N75];2); POWER([.N62]-[.N75];2)))" office:value-type="float" office:value="0.138765990069613" calcext:value-type="float">
            <text:p>0.138765990069613</text:p>
          </table:table-cell>
          <table:table-cell table:formula="of:=SQRT(1/5*SUM(POWER([.O10]-[.O75];2); POWER([.O23]-[.O75];2); POWER([.O36]-[.O75];2); POWER([.O49]-[.O75];2); POWER([.O62]-[.O75];2)))" office:value-type="float" office:value="0.0549181208709839" calcext:value-type="float">
            <text:p>0.054918120870984</text:p>
          </table:table-cell>
          <table:table-cell table:formula="of:=SQRT(1/5*SUM(POWER([.P10]-[.P75];2); POWER([.P23]-[.P75];2); POWER([.P36]-[.P75];2); POWER([.P49]-[.P75];2); POWER([.P62]-[.P75];2)))" office:value-type="float" office:value="0.0505964425626939" calcext:value-type="float">
            <text:p>0.050596442562694</text:p>
          </table:table-cell>
          <table:table-cell table:formula="of:=SQRT(1/5*SUM(POWER([.Q10]-[.Q75];2); POWER([.Q23]-[.Q75];2); POWER([.Q36]-[.Q75];2); POWER([.Q49]-[.Q75];2); POWER([.Q62]-[.Q75];2)))" office:value-type="float" office:value="14.3629523427462" calcext:value-type="float">
            <text:p>14.3629523427462</text:p>
          </table:table-cell>
        </table:table-row>
        <table:table-row table:style-name="ro1">
          <table:table-cell office:value-type="string" calcext:value-type="string">
            <text:p>create-asset-load-2400</text:p>
          </table:table-cell>
          <table:table-cell table:formula="of:=SQRT(1/5*SUM(POWER([.B11]-[.B76];2); POWER([.B24]-[.B76];2); POWER([.B37]-[.B76];2); POWER([.B50]-[.B76];2); POWER([.B63]-[.B76];2)))" office:value-type="float" office:value="9699.0658725467" calcext:value-type="float">
            <text:p>9699.0658725467</text:p>
          </table:table-cell>
          <table:table-cell table:formula="of:=SQRT(1/5*SUM(POWER([.C11]-[.C76];2); POWER([.C24]-[.C76];2); POWER([.C37]-[.C76];2); POWER([.C50]-[.C76];2); POWER([.C63]-[.C76];2)))" office:value-type="float" office:value="0" calcext:value-type="float">
            <text:p>0</text:p>
          </table:table-cell>
          <table:table-cell table:formula="of:=SQRT(1/5*SUM(POWER([.D11]-[.D76];2); POWER([.D24]-[.D76];2); POWER([.D37]-[.D76];2); POWER([.D50]-[.D76];2); POWER([.D63]-[.D76];2)))" office:value-type="float" office:value="32.8118271359582" calcext:value-type="float">
            <text:p>32.8118271359582</text:p>
          </table:table-cell>
          <table:table-cell table:formula="of:=SQRT(1/5*SUM(POWER([.E11]-[.E76];2); POWER([.E24]-[.E76];2); POWER([.E37]-[.E76];2); POWER([.E50]-[.E76];2); POWER([.E63]-[.E76];2)))" office:value-type="float" office:value="0.449470799941442" calcext:value-type="float">
            <text:p>0.449470799941442</text:p>
          </table:table-cell>
          <table:table-cell table:formula="of:=SQRT(1/5*SUM(POWER([.F11]-[.F76];2); POWER([.F24]-[.F76];2); POWER([.F37]-[.F76];2); POWER([.F50]-[.F76];2); POWER([.F63]-[.F76];2)))" office:value-type="float" office:value="0.0416653333119993" calcext:value-type="float">
            <text:p>0.041665333311999</text:p>
          </table:table-cell>
          <table:table-cell table:formula="of:=SQRT(1/5*SUM(POWER([.G11]-[.G76];2); POWER([.G24]-[.G76];2); POWER([.G37]-[.G76];2); POWER([.G50]-[.G76];2); POWER([.G63]-[.G76];2)))" office:value-type="float" office:value="0.131818056426273" calcext:value-type="float">
            <text:p>0.131818056426273</text:p>
          </table:table-cell>
          <table:table-cell table:formula="of:=SQRT(1/5*SUM(POWER([.H11]-[.H76];2); POWER([.H24]-[.H76];2); POWER([.H37]-[.H76];2); POWER([.H50]-[.H76];2); POWER([.H63]-[.H76];2)))" office:value-type="float" office:value="32.749717556034" calcext:value-type="float">
            <text:p>32.749717556034</text:p>
          </table:table-cell>
          <table:table-cell/>
          <table:table-cell office:value-type="string" calcext:value-type="string">
            <text:p>create-asset-load-2400</text:p>
          </table:table-cell>
          <table:table-cell table:formula="of:=SQRT(1/5*SUM(POWER([.K11]-[.K76];2); POWER([.K24]-[.K76];2); POWER([.K37]-[.K76];2); POWER([.K50]-[.K76];2); POWER([.K63]-[.K76];2)))" office:value-type="float" office:value="9185.01977352254" calcext:value-type="float">
            <text:p>9185.01977352254</text:p>
          </table:table-cell>
          <table:table-cell table:formula="of:=SQRT(1/5*SUM(POWER([.L11]-[.L76];2); POWER([.L24]-[.L76];2); POWER([.L37]-[.L76];2); POWER([.L50]-[.L76];2); POWER([.L63]-[.L76];2)))" office:value-type="float" office:value="0" calcext:value-type="float">
            <text:p>0</text:p>
          </table:table-cell>
          <table:table-cell table:formula="of:=SQRT(1/5*SUM(POWER([.M11]-[.M76];2); POWER([.M24]-[.M76];2); POWER([.M37]-[.M76];2); POWER([.M50]-[.M76];2); POWER([.M63]-[.M76];2)))" office:value-type="float" office:value="30.7978570683092" calcext:value-type="float">
            <text:p>30.7978570683092</text:p>
          </table:table-cell>
          <table:table-cell table:formula="of:=SQRT(1/5*SUM(POWER([.N11]-[.N76];2); POWER([.N24]-[.N76];2); POWER([.N37]-[.N76];2); POWER([.N50]-[.N76];2); POWER([.N63]-[.N76];2)))" office:value-type="float" office:value="0.769508934321103" calcext:value-type="float">
            <text:p>0.769508934321103</text:p>
          </table:table-cell>
          <table:table-cell table:formula="of:=SQRT(1/5*SUM(POWER([.O11]-[.O76];2); POWER([.O24]-[.O76];2); POWER([.O37]-[.O76];2); POWER([.O50]-[.O76];2); POWER([.O63]-[.O76];2)))" office:value-type="float" office:value="0.0849941174435031" calcext:value-type="float">
            <text:p>0.084994117443503</text:p>
          </table:table-cell>
          <table:table-cell table:formula="of:=SQRT(1/5*SUM(POWER([.P11]-[.P76];2); POWER([.P24]-[.P76];2); POWER([.P37]-[.P76];2); POWER([.P50]-[.P76];2); POWER([.P63]-[.P76];2)))" office:value-type="float" office:value="0.13230268326833" calcext:value-type="float">
            <text:p>0.13230268326833</text:p>
          </table:table-cell>
          <table:table-cell table:formula="of:=SQRT(1/5*SUM(POWER([.Q11]-[.Q76];2); POWER([.Q24]-[.Q76];2); POWER([.Q37]-[.Q76];2); POWER([.Q50]-[.Q76];2); POWER([.Q63]-[.Q76];2)))" office:value-type="float" office:value="30.8496353300975" calcext:value-type="float">
            <text:p>30.8496353300975</text:p>
          </table:table-cell>
        </table:table-row>
        <table:table-row table:style-name="ro1">
          <table:table-cell office:value-type="string" calcext:value-type="string">
            <text:p>create-asset-load-2600</text:p>
          </table:table-cell>
          <table:table-cell table:formula="of:=SQRT(1/5*SUM(POWER([.B12]-[.B77];2); POWER([.B25]-[.B77];2); POWER([.B38]-[.B77];2); POWER([.B51]-[.B77];2); POWER([.B64]-[.B77];2)))" office:value-type="float" office:value="7033.59790150105" calcext:value-type="float">
            <text:p>7033.59790150105</text:p>
          </table:table-cell>
          <table:table-cell table:formula="of:=SQRT(1/5*SUM(POWER([.C12]-[.C77];2); POWER([.C25]-[.C77];2); POWER([.C38]-[.C77];2); POWER([.C51]-[.C77];2); POWER([.C64]-[.C77];2)))" office:value-type="float" office:value="0" calcext:value-type="float">
            <text:p>0</text:p>
          </table:table-cell>
          <table:table-cell table:formula="of:=SQRT(1/5*SUM(POWER([.D12]-[.D77];2); POWER([.D25]-[.D77];2); POWER([.D38]-[.D77];2); POWER([.D51]-[.D77];2); POWER([.D64]-[.D77];2)))" office:value-type="float" office:value="24.4138976814437" calcext:value-type="float">
            <text:p>24.4138976814437</text:p>
          </table:table-cell>
          <table:table-cell table:formula="of:=SQRT(1/5*SUM(POWER([.E12]-[.E77];2); POWER([.E25]-[.E77];2); POWER([.E38]-[.E77];2); POWER([.E51]-[.E77];2); POWER([.E64]-[.E77];2)))" office:value-type="float" office:value="0.463318464989255" calcext:value-type="float">
            <text:p>0.463318464989255</text:p>
          </table:table-cell>
          <table:table-cell table:formula="of:=SQRT(1/5*SUM(POWER([.F12]-[.F77];2); POWER([.F25]-[.F77];2); POWER([.F38]-[.F77];2); POWER([.F51]-[.F77];2); POWER([.F64]-[.F77];2)))" office:value-type="float" office:value="0.0402988833592198" calcext:value-type="float">
            <text:p>0.04029888335922</text:p>
          </table:table-cell>
          <table:table-cell table:formula="of:=SQRT(1/5*SUM(POWER([.G12]-[.G77];2); POWER([.G25]-[.G77];2); POWER([.G38]-[.G77];2); POWER([.G51]-[.G77];2); POWER([.G64]-[.G77];2)))" office:value-type="float" office:value="0.130322676461159" calcext:value-type="float">
            <text:p>0.130322676461159</text:p>
          </table:table-cell>
          <table:table-cell table:formula="of:=SQRT(1/5*SUM(POWER([.H12]-[.H77];2); POWER([.H25]-[.H77];2); POWER([.H38]-[.H77];2); POWER([.H51]-[.H77];2); POWER([.H64]-[.H77];2)))" office:value-type="float" office:value="24.3604926058568" calcext:value-type="float">
            <text:p>24.3604926058568</text:p>
          </table:table-cell>
          <table:table-cell/>
          <table:table-cell office:value-type="string" calcext:value-type="string">
            <text:p>create-asset-load-2600</text:p>
          </table:table-cell>
          <table:table-cell table:formula="of:=SQRT(1/5*SUM(POWER([.K12]-[.K77];2); POWER([.K25]-[.K77];2); POWER([.K38]-[.K77];2); POWER([.K51]-[.K77];2); POWER([.K64]-[.K77];2)))" office:value-type="float" office:value="5099.55717293178" calcext:value-type="float">
            <text:p>5099.55717293178</text:p>
          </table:table-cell>
          <table:table-cell table:formula="of:=SQRT(1/5*SUM(POWER([.L12]-[.L77];2); POWER([.L25]-[.L77];2); POWER([.L38]-[.L77];2); POWER([.L51]-[.L77];2); POWER([.L64]-[.L77];2)))" office:value-type="float" office:value="0" calcext:value-type="float">
            <text:p>0</text:p>
          </table:table-cell>
          <table:table-cell table:formula="of:=SQRT(1/5*SUM(POWER([.M12]-[.M77];2); POWER([.M25]-[.M77];2); POWER([.M38]-[.M77];2); POWER([.M51]-[.M77];2); POWER([.M64]-[.M77];2)))" office:value-type="float" office:value="17.9191964105537" calcext:value-type="float">
            <text:p>17.9191964105537</text:p>
          </table:table-cell>
          <table:table-cell table:formula="of:=SQRT(1/5*SUM(POWER([.N12]-[.N77];2); POWER([.N25]-[.N77];2); POWER([.N38]-[.N77];2); POWER([.N51]-[.N77];2); POWER([.N64]-[.N77];2)))" office:value-type="float" office:value="0.222656686403081" calcext:value-type="float">
            <text:p>0.222656686403081</text:p>
          </table:table-cell>
          <table:table-cell table:formula="of:=SQRT(1/5*SUM(POWER([.O12]-[.O77];2); POWER([.O25]-[.O77];2); POWER([.O38]-[.O77];2); POWER([.O51]-[.O77];2); POWER([.O64]-[.O77];2)))" office:value-type="float" office:value="0.128156154748806" calcext:value-type="float">
            <text:p>0.128156154748806</text:p>
          </table:table-cell>
          <table:table-cell table:formula="of:=SQRT(1/5*SUM(POWER([.P12]-[.P77];2); POWER([.P25]-[.P77];2); POWER([.P38]-[.P77];2); POWER([.P51]-[.P77];2); POWER([.P64]-[.P77];2)))" office:value-type="float" office:value="0.132272446110292" calcext:value-type="float">
            <text:p>0.132272446110292</text:p>
          </table:table-cell>
          <table:table-cell table:formula="of:=SQRT(1/5*SUM(POWER([.Q12]-[.Q77];2); POWER([.Q25]-[.Q77];2); POWER([.Q38]-[.Q77];2); POWER([.Q51]-[.Q77];2); POWER([.Q64]-[.Q77];2)))" office:value-type="float" office:value="17.9889966368333" calcext:value-type="float">
            <text:p>17.9889966368333</text:p>
          </table:table-cell>
        </table:table-row>
        <table:table-row table:style-name="ro1">
          <table:table-cell office:value-type="string" calcext:value-type="string">
            <text:p>create-asset-load-2800</text:p>
          </table:table-cell>
          <table:table-cell table:formula="of:=SQRT(1/5*SUM(POWER([.B13]-[.B78];2); POWER([.B26]-[.B78];2); POWER([.B39]-[.B78];2); POWER([.B52]-[.B78];2); POWER([.B65]-[.B78];2)))" office:value-type="float" office:value="8434.6085860578" calcext:value-type="float">
            <text:p>8434.6085860578</text:p>
          </table:table-cell>
          <table:table-cell table:formula="of:=SQRT(1/5*SUM(POWER([.C13]-[.C78];2); POWER([.C26]-[.C78];2); POWER([.C39]-[.C78];2); POWER([.C52]-[.C78];2); POWER([.C65]-[.C78];2)))" office:value-type="float" office:value="0" calcext:value-type="float">
            <text:p>0</text:p>
          </table:table-cell>
          <table:table-cell table:formula="of:=SQRT(1/5*SUM(POWER([.D13]-[.D78];2); POWER([.D26]-[.D78];2); POWER([.D39]-[.D78];2); POWER([.D52]-[.D78];2); POWER([.D65]-[.D78];2)))" office:value-type="float" office:value="28.5166197155273" calcext:value-type="float">
            <text:p>28.5166197155273</text:p>
          </table:table-cell>
          <table:table-cell table:formula="of:=SQRT(1/5*SUM(POWER([.E13]-[.E78];2); POWER([.E26]-[.E78];2); POWER([.E39]-[.E78];2); POWER([.E52]-[.E78];2); POWER([.E65]-[.E78];2)))" office:value-type="float" office:value="0.57815568837468" calcext:value-type="float">
            <text:p>0.57815568837468</text:p>
          </table:table-cell>
          <table:table-cell table:formula="of:=SQRT(1/5*SUM(POWER([.F13]-[.F78];2); POWER([.F26]-[.F78];2); POWER([.F39]-[.F78];2); POWER([.F52]-[.F78];2); POWER([.F65]-[.F78];2)))" office:value-type="float" office:value="0.107144761887831" calcext:value-type="float">
            <text:p>0.107144761887831</text:p>
          </table:table-cell>
          <table:table-cell table:formula="of:=SQRT(1/5*SUM(POWER([.G13]-[.G78];2); POWER([.G26]-[.G78];2); POWER([.G39]-[.G78];2); POWER([.G52]-[.G78];2); POWER([.G65]-[.G78];2)))" office:value-type="float" office:value="0.15816447135814" calcext:value-type="float">
            <text:p>0.15816447135814</text:p>
          </table:table-cell>
          <table:table-cell table:formula="of:=SQRT(1/5*SUM(POWER([.H13]-[.H78];2); POWER([.H26]-[.H78];2); POWER([.H39]-[.H78];2); POWER([.H52]-[.H78];2); POWER([.H65]-[.H78];2)))" office:value-type="float" office:value="28.6043772874013" calcext:value-type="float">
            <text:p>28.6043772874013</text:p>
          </table:table-cell>
          <table:table-cell/>
          <table:table-cell office:value-type="string" calcext:value-type="string">
            <text:p>create-asset-load-2800</text:p>
          </table:table-cell>
          <table:table-cell table:formula="of:=SQRT(1/5*SUM(POWER([.K13]-[.K78];2); POWER([.K26]-[.K78];2); POWER([.K39]-[.K78];2); POWER([.K52]-[.K78];2); POWER([.K65]-[.K78];2)))" office:value-type="float" office:value="5386.29032266179" calcext:value-type="float">
            <text:p>5386.29032266179</text:p>
          </table:table-cell>
          <table:table-cell table:formula="of:=SQRT(1/5*SUM(POWER([.L13]-[.L78];2); POWER([.L26]-[.L78];2); POWER([.L39]-[.L78];2); POWER([.L52]-[.L78];2); POWER([.L65]-[.L78];2)))" office:value-type="float" office:value="0" calcext:value-type="float">
            <text:p>0</text:p>
          </table:table-cell>
          <table:table-cell table:formula="of:=SQRT(1/5*SUM(POWER([.M13]-[.M78];2); POWER([.M26]-[.M78];2); POWER([.M39]-[.M78];2); POWER([.M52]-[.M78];2); POWER([.M65]-[.M78];2)))" office:value-type="float" office:value="17.582423041208" calcext:value-type="float">
            <text:p>17.582423041208</text:p>
          </table:table-cell>
          <table:table-cell table:formula="of:=SQRT(1/5*SUM(POWER([.N13]-[.N78];2); POWER([.N26]-[.N78];2); POWER([.N39]-[.N78];2); POWER([.N52]-[.N78];2); POWER([.N65]-[.N78];2)))" office:value-type="float" office:value="0.284464409021586" calcext:value-type="float">
            <text:p>0.284464409021586</text:p>
          </table:table-cell>
          <table:table-cell table:formula="of:=SQRT(1/5*SUM(POWER([.O13]-[.O78];2); POWER([.O26]-[.O78];2); POWER([.O39]-[.O78];2); POWER([.O52]-[.O78];2); POWER([.O65]-[.O78];2)))" office:value-type="float" office:value="0.0974474217206387" calcext:value-type="float">
            <text:p>0.097447421720639</text:p>
          </table:table-cell>
          <table:table-cell table:formula="of:=SQRT(1/5*SUM(POWER([.P13]-[.P78];2); POWER([.P26]-[.P78];2); POWER([.P39]-[.P78];2); POWER([.P52]-[.P78];2); POWER([.P65]-[.P78];2)))" office:value-type="float" office:value="0.122702893201424" calcext:value-type="float">
            <text:p>0.122702893201424</text:p>
          </table:table-cell>
          <table:table-cell table:formula="of:=SQRT(1/5*SUM(POWER([.Q13]-[.Q78];2); POWER([.Q26]-[.Q78];2); POWER([.Q39]-[.Q78];2); POWER([.Q52]-[.Q78];2); POWER([.Q65]-[.Q78];2)))" office:value-type="float" office:value="17.9344807563531" calcext:value-type="float">
            <text:p>17.9344807563531</text:p>
          </table:table-cell>
        </table:table-row>
        <table:table-row table:style-name="ro1">
          <table:table-cell office:value-type="string" calcext:value-type="string">
            <text:p>create-asset-load-3000</text:p>
          </table:table-cell>
          <table:table-cell table:formula="of:=SQRT(1/5*SUM(POWER([.B14]-[.B79];2); POWER([.B27]-[.B79];2); POWER([.B40]-[.B79];2); POWER([.B53]-[.B79];2); POWER([.B66]-[.B79];2)))" office:value-type="float" office:value="9300.06694599561" calcext:value-type="float">
            <text:p>9300.06694599561</text:p>
          </table:table-cell>
          <table:table-cell table:formula="of:=SQRT(1/5*SUM(POWER([.C14]-[.C79];2); POWER([.C27]-[.C79];2); POWER([.C40]-[.C79];2); POWER([.C53]-[.C79];2); POWER([.C66]-[.C79];2)))" office:value-type="float" office:value="0" calcext:value-type="float">
            <text:p>0</text:p>
          </table:table-cell>
          <table:table-cell table:formula="of:=SQRT(1/5*SUM(POWER([.D14]-[.D79];2); POWER([.D27]-[.D79];2); POWER([.D40]-[.D79];2); POWER([.D53]-[.D79];2); POWER([.D66]-[.D79];2)))" office:value-type="float" office:value="30.9860226553845" calcext:value-type="float">
            <text:p>30.9860226553845</text:p>
          </table:table-cell>
          <table:table-cell table:formula="of:=SQRT(1/5*SUM(POWER([.E14]-[.E79];2); POWER([.E27]-[.E79];2); POWER([.E40]-[.E79];2); POWER([.E53]-[.E79];2); POWER([.E66]-[.E79];2)))" office:value-type="float" office:value="0.45790828776077" calcext:value-type="float">
            <text:p>0.45790828776077</text:p>
          </table:table-cell>
          <table:table-cell table:formula="of:=SQRT(1/5*SUM(POWER([.F14]-[.F79];2); POWER([.F27]-[.F79];2); POWER([.F40]-[.F79];2); POWER([.F53]-[.F79];2); POWER([.F66]-[.F79];2)))" office:value-type="float" office:value="0.135735036007657" calcext:value-type="float">
            <text:p>0.135735036007657</text:p>
          </table:table-cell>
          <table:table-cell table:formula="of:=SQRT(1/5*SUM(POWER([.G14]-[.G79];2); POWER([.G27]-[.G79];2); POWER([.G40]-[.G79];2); POWER([.G53]-[.G79];2); POWER([.G66]-[.G79];2)))" office:value-type="float" office:value="0.240383027687064" calcext:value-type="float">
            <text:p>0.240383027687064</text:p>
          </table:table-cell>
          <table:table-cell table:formula="of:=SQRT(1/5*SUM(POWER([.H14]-[.H79];2); POWER([.H27]-[.H79];2); POWER([.H40]-[.H79];2); POWER([.H53]-[.H79];2); POWER([.H66]-[.H79];2)))" office:value-type="float" office:value="30.9329856302297" calcext:value-type="float">
            <text:p>30.9329856302297</text:p>
          </table:table-cell>
          <table:table-cell/>
          <table:table-cell office:value-type="string" calcext:value-type="string">
            <text:p>create-asset-load-3000</text:p>
          </table:table-cell>
          <table:table-cell table:formula="of:=SQRT(1/5*SUM(POWER([.K14]-[.K79];2); POWER([.K27]-[.K79];2); POWER([.K40]-[.K79];2); POWER([.K53]-[.K79];2); POWER([.K66]-[.K79];2)))" office:value-type="float" office:value="10749.1943065515" calcext:value-type="float">
            <text:p>10749.1943065515</text:p>
          </table:table-cell>
          <table:table-cell table:formula="of:=SQRT(1/5*SUM(POWER([.L14]-[.L79];2); POWER([.L27]-[.L79];2); POWER([.L40]-[.L79];2); POWER([.L53]-[.L79];2); POWER([.L66]-[.L79];2)))" office:value-type="float" office:value="0" calcext:value-type="float">
            <text:p>0</text:p>
          </table:table-cell>
          <table:table-cell table:formula="of:=SQRT(1/5*SUM(POWER([.M14]-[.M79];2); POWER([.M27]-[.M79];2); POWER([.M40]-[.M79];2); POWER([.M53]-[.M79];2); POWER([.M66]-[.M79];2)))" office:value-type="float" office:value="35.2324282444455" calcext:value-type="float">
            <text:p>35.2324282444455</text:p>
          </table:table-cell>
          <table:table-cell table:formula="of:=SQRT(1/5*SUM(POWER([.N14]-[.N79];2); POWER([.N27]-[.N79];2); POWER([.N40]-[.N79];2); POWER([.N53]-[.N79];2); POWER([.N66]-[.N79];2)))" office:value-type="float" office:value="0.555265702164288" calcext:value-type="float">
            <text:p>0.555265702164288</text:p>
          </table:table-cell>
          <table:table-cell table:formula="of:=SQRT(1/5*SUM(POWER([.O14]-[.O79];2); POWER([.O27]-[.O79];2); POWER([.O40]-[.O79];2); POWER([.O53]-[.O79];2); POWER([.O66]-[.O79];2)))" office:value-type="float" office:value="0.128840987267251" calcext:value-type="float">
            <text:p>0.128840987267251</text:p>
          </table:table-cell>
          <table:table-cell table:formula="of:=SQRT(1/5*SUM(POWER([.P14]-[.P79];2); POWER([.P27]-[.P79];2); POWER([.P40]-[.P79];2); POWER([.P53]-[.P79];2); POWER([.P66]-[.P79];2)))" office:value-type="float" office:value="0.259152464777011" calcext:value-type="float">
            <text:p>0.259152464777011</text:p>
          </table:table-cell>
          <table:table-cell table:formula="of:=SQRT(1/5*SUM(POWER([.Q14]-[.Q79];2); POWER([.Q27]-[.Q79];2); POWER([.Q40]-[.Q79];2); POWER([.Q53]-[.Q79];2); POWER([.Q66]-[.Q79];2)))" office:value-type="float" office:value="35.6273715000139" calcext:value-type="float">
            <text:p>35.6273715000139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5" office:value-type="string" calcext:value-type="string" table:number-columns-spanned="8" table:number-rows-spanned="1">
            <text:p>TPS Overview</text:p>
          </table:table-cell>
          <table:covered-table-cell table:number-columns-repeated="7"/>
          <table:table-cell/>
          <table:table-cell table:style-name="ce5" office:value-type="string" calcext:value-type="string" table:number-columns-spanned="8" table:number-rows-spanned="1">
            <text:p>TPS Overview</text:p>
          </table:table-cell>
          <table:covered-table-cell table:number-columns-repeated="7"/>
        </table:table-row>
        <table:table-row table:style-name="ro1">
          <table:table-cell table:style-name="ce5" office:value-type="string" calcext:value-type="string">
            <text:p>Transaction Load</text:p>
          </table:table-cell>
          <table:table-cell table:number-columns-repeated="2"/>
          <table:table-cell office:value-type="string" calcext:value-type="string">
            <text:p>Hyperledger Avg</text:p>
          </table:table-cell>
          <table:table-cell table:number-columns-repeated="5"/>
          <table:table-cell table:style-name="ce5" office:value-type="string" calcext:value-type="string">
            <text:p>Name</text:p>
          </table:table-cell>
          <table:table-cell table:number-columns-repeated="2"/>
          <table:table-cell office:value-type="string" calcext:value-type="string">
            <text:p>Fabricstar Avg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579.86" calcext:value-type="float">
            <text:p>579.86</text:p>
          </table:table-cell>
          <table:table-cell table:formula="of:=[.D96]-[.H82]" office:value-type="float" office:value="559.583156064121" calcext:value-type="float">
            <text:p>559.583156064121</text:p>
          </table:table-cell>
          <table:table-cell table:formula="of:=[.D96]+[.H82]" office:value-type="float" office:value="600.136843935879" calcext:value-type="float">
            <text:p>600.136843935879</text:p>
          </table:table-cell>
          <table:table-cell table:number-columns-repeated="3"/>
          <table:table-cell office:value-type="string" calcext:value-type="string">
            <text:p>create-asset-load-1000</text:p>
          </table:table-cell>
          <table:table-cell table:number-columns-repeated="2"/>
          <table:table-cell office:value-type="float" office:value="499.76" calcext:value-type="float">
            <text:p>499.76</text:p>
          </table:table-cell>
          <table:table-cell table:formula="of:=[.M96]-[.Q81]" office:value-type="float" office:value="499.76" calcext:value-type="float">
            <text:p>499.76</text:p>
          </table:table-cell>
          <table:table-cell table:formula="of:=[.M96]+[.Q81]" office:value-type="float" office:value="499.76" calcext:value-type="float">
            <text:p>499.76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2"/>
          <table:table-cell office:value-type="float" office:value="629.8" calcext:value-type="float">
            <text:p>629.8</text:p>
          </table:table-cell>
          <table:table-cell table:formula="of:=[.D97]-[.H83]" office:value-type="float" office:value="610.66521492151" calcext:value-type="float">
            <text:p>610.66521492151</text:p>
          </table:table-cell>
          <table:table-cell table:formula="of:=[.D97]+[.H83]" office:value-type="float" office:value="648.93478507849" calcext:value-type="float">
            <text:p>648.93478507849</text:p>
          </table:table-cell>
          <table:table-cell table:number-columns-repeated="3"/>
          <table:table-cell office:value-type="string" calcext:value-type="string">
            <text:p>create-asset-load-1200</text:p>
          </table:table-cell>
          <table:table-cell table:number-columns-repeated="2"/>
          <table:table-cell office:value-type="float" office:value="550.98" calcext:value-type="float">
            <text:p>550.98</text:p>
          </table:table-cell>
          <table:table-cell table:formula="of:=[.M97]-[.Q82]" office:value-type="float" office:value="535.410979478464" calcext:value-type="float">
            <text:p>535.410979478464</text:p>
          </table:table-cell>
          <table:table-cell table:formula="of:=[.M97]+[.Q82]" office:value-type="float" office:value="566.549020521536" calcext:value-type="float">
            <text:p>566.549020521536</text:p>
          </table:table-cell>
          <table:table-cell table:number-columns-repeated="2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2"/>
          <table:table-cell office:value-type="float" office:value="646.44" calcext:value-type="float">
            <text:p>646.44</text:p>
          </table:table-cell>
          <table:table-cell table:formula="of:=[.D98]-[.H84]" office:value-type="float" office:value="637.300503296133" calcext:value-type="float">
            <text:p>637.300503296133</text:p>
          </table:table-cell>
          <table:table-cell table:formula="of:=[.D98]+[.H84]" office:value-type="float" office:value="655.579496703867" calcext:value-type="float">
            <text:p>655.579496703867</text:p>
          </table:table-cell>
          <table:table-cell table:number-columns-repeated="3"/>
          <table:table-cell office:value-type="string" calcext:value-type="string">
            <text:p>create-asset-load-1400</text:p>
          </table:table-cell>
          <table:table-cell table:number-columns-repeated="2"/>
          <table:table-cell office:value-type="float" office:value="575.3" calcext:value-type="float">
            <text:p>575.3</text:p>
          </table:table-cell>
          <table:table-cell table:formula="of:=[.M98]-[.Q83]" office:value-type="float" office:value="555.026529650797" calcext:value-type="float">
            <text:p>555.026529650797</text:p>
          </table:table-cell>
          <table:table-cell table:formula="of:=[.M98]+[.Q83]" office:value-type="float" office:value="595.573470349203" calcext:value-type="float">
            <text:p>595.573470349203</text:p>
          </table:table-cell>
          <table:table-cell table:number-columns-repeated="2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2"/>
          <table:table-cell office:value-type="float" office:value="671.64" calcext:value-type="float">
            <text:p>671.64</text:p>
          </table:table-cell>
          <table:table-cell table:formula="of:=[.D99]-[.H85]" office:value-type="float" office:value="666.359621225707" calcext:value-type="float">
            <text:p>666.359621225707</text:p>
          </table:table-cell>
          <table:table-cell table:formula="of:=[.D99]+[.H85]" office:value-type="float" office:value="676.920378774293" calcext:value-type="float">
            <text:p>676.920378774293</text:p>
          </table:table-cell>
          <table:table-cell table:number-columns-repeated="3"/>
          <table:table-cell office:value-type="string" calcext:value-type="string">
            <text:p>create-asset-load-1600</text:p>
          </table:table-cell>
          <table:table-cell table:number-columns-repeated="2"/>
          <table:table-cell office:value-type="float" office:value="587.88" calcext:value-type="float">
            <text:p>587.88</text:p>
          </table:table-cell>
          <table:table-cell table:formula="of:=[.M99]-[.Q84]" office:value-type="float" office:value="567.947513953347" calcext:value-type="float">
            <text:p>567.947513953347</text:p>
          </table:table-cell>
          <table:table-cell table:formula="of:=[.M99]+[.Q84]" office:value-type="float" office:value="607.812486046653" calcext:value-type="float">
            <text:p>607.812486046653</text:p>
          </table:table-cell>
          <table:table-cell table:number-columns-repeated="2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2"/>
          <table:table-cell office:value-type="float" office:value="685.84" calcext:value-type="float">
            <text:p>685.84</text:p>
          </table:table-cell>
          <table:table-cell table:formula="of:=[.D100]-[.H86]" office:value-type="float" office:value="667.783577319967" calcext:value-type="float">
            <text:p>667.783577319967</text:p>
          </table:table-cell>
          <table:table-cell table:formula="of:=[.D100]+[.H86]" office:value-type="float" office:value="703.896422680033" calcext:value-type="float">
            <text:p>703.896422680033</text:p>
          </table:table-cell>
          <table:table-cell table:number-columns-repeated="3"/>
          <table:table-cell office:value-type="string" calcext:value-type="string">
            <text:p>create-asset-load-1800</text:p>
          </table:table-cell>
          <table:table-cell table:number-columns-repeated="2"/>
          <table:table-cell office:value-type="float" office:value="614" calcext:value-type="float">
            <text:p>614</text:p>
          </table:table-cell>
          <table:table-cell table:formula="of:=[.M100]-[.Q85]" office:value-type="float" office:value="599.386800487231" calcext:value-type="float">
            <text:p>599.386800487231</text:p>
          </table:table-cell>
          <table:table-cell table:formula="of:=[.M100]+[.Q85]" office:value-type="float" office:value="628.613199512769" calcext:value-type="float">
            <text:p>628.613199512769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670.32" calcext:value-type="float">
            <text:p>670.32</text:p>
          </table:table-cell>
          <table:table-cell table:formula="of:=[.D101]-[.H87]" office:value-type="float" office:value="644.465607723251" calcext:value-type="float">
            <text:p>644.465607723251</text:p>
          </table:table-cell>
          <table:table-cell table:formula="of:=[.D101]+[.H87]" office:value-type="float" office:value="696.174392276749" calcext:value-type="float">
            <text:p>696.174392276749</text:p>
          </table:table-cell>
          <table:table-cell table:number-columns-repeated="3"/>
          <table:table-cell office:value-type="string" calcext:value-type="string">
            <text:p>create-asset-load-2000</text:p>
          </table:table-cell>
          <table:table-cell table:number-columns-repeated="2"/>
          <table:table-cell office:value-type="float" office:value="645.92" calcext:value-type="float">
            <text:p>645.92</text:p>
          </table:table-cell>
          <table:table-cell table:formula="of:=[.M101]-[.Q86]" office:value-type="float" office:value="638.677348551808" calcext:value-type="float">
            <text:p>638.677348551808</text:p>
          </table:table-cell>
          <table:table-cell table:formula="of:=[.M101]+[.Q86]" office:value-type="float" office:value="653.162651448192" calcext:value-type="float">
            <text:p>653.162651448192</text:p>
          </table:table-cell>
          <table:table-cell table:number-columns-repeated="2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2"/>
          <table:table-cell office:value-type="float" office:value="655.66" calcext:value-type="float">
            <text:p>655.66</text:p>
          </table:table-cell>
          <table:table-cell table:formula="of:=[.D102]-[.H88]" office:value-type="float" office:value="633.771683481821" calcext:value-type="float">
            <text:p>633.771683481821</text:p>
          </table:table-cell>
          <table:table-cell table:formula="of:=[.D102]+[.H88]" office:value-type="float" office:value="677.548316518179" calcext:value-type="float">
            <text:p>677.548316518179</text:p>
          </table:table-cell>
          <table:table-cell table:number-columns-repeated="3"/>
          <table:table-cell office:value-type="string" calcext:value-type="string">
            <text:p>create-asset-load-2200</text:p>
          </table:table-cell>
          <table:table-cell table:number-columns-repeated="2"/>
          <table:table-cell office:value-type="float" office:value="615.86" calcext:value-type="float">
            <text:p>615.86</text:p>
          </table:table-cell>
          <table:table-cell table:formula="of:=[.M102]-[.Q87]" office:value-type="float" office:value="592.27140953766" calcext:value-type="float">
            <text:p>592.27140953766</text:p>
          </table:table-cell>
          <table:table-cell table:formula="of:=[.M102]+[.Q87]" office:value-type="float" office:value="639.44859046234" calcext:value-type="float">
            <text:p>639.44859046234</text:p>
          </table:table-cell>
          <table:table-cell table:number-columns-repeated="2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2"/>
          <table:table-cell office:value-type="float" office:value="648.4" calcext:value-type="float">
            <text:p>648.4</text:p>
          </table:table-cell>
          <table:table-cell table:formula="of:=[.D103]-[.H89]" office:value-type="float" office:value="615.650282443966" calcext:value-type="float">
            <text:p>615.650282443966</text:p>
          </table:table-cell>
          <table:table-cell table:formula="of:=[.D103]+[.H89]" office:value-type="float" office:value="681.149717556034" calcext:value-type="float">
            <text:p>681.149717556034</text:p>
          </table:table-cell>
          <table:table-cell table:number-columns-repeated="3"/>
          <table:table-cell office:value-type="string" calcext:value-type="string">
            <text:p>create-asset-load-2400</text:p>
          </table:table-cell>
          <table:table-cell table:number-columns-repeated="2"/>
          <table:table-cell office:value-type="float" office:value="646.1" calcext:value-type="float">
            <text:p>646.1</text:p>
          </table:table-cell>
          <table:table-cell table:formula="of:=[.M103]-[.Q88]" office:value-type="float" office:value="631.737047657254" calcext:value-type="float">
            <text:p>631.737047657254</text:p>
          </table:table-cell>
          <table:table-cell table:formula="of:=[.M103]+[.Q88]" office:value-type="float" office:value="660.462952342746" calcext:value-type="float">
            <text:p>660.462952342746</text:p>
          </table:table-cell>
          <table:table-cell table:number-columns-repeated="2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2"/>
          <table:table-cell office:value-type="float" office:value="602.12" calcext:value-type="float">
            <text:p>602.12</text:p>
          </table:table-cell>
          <table:table-cell table:formula="of:=[.D104]-[.H90]" office:value-type="float" office:value="577.759507394143" calcext:value-type="float">
            <text:p>577.759507394143</text:p>
          </table:table-cell>
          <table:table-cell table:formula="of:=[.D104]+[.H90]" office:value-type="float" office:value="626.480492605857" calcext:value-type="float">
            <text:p>626.480492605857</text:p>
          </table:table-cell>
          <table:table-cell table:number-columns-repeated="3"/>
          <table:table-cell office:value-type="string" calcext:value-type="string">
            <text:p>create-asset-load-2600</text:p>
          </table:table-cell>
          <table:table-cell table:number-columns-repeated="2"/>
          <table:table-cell office:value-type="float" office:value="622.4" calcext:value-type="float">
            <text:p>622.4</text:p>
          </table:table-cell>
          <table:table-cell table:formula="of:=[.M104]-[.Q89]" office:value-type="float" office:value="591.550364669903" calcext:value-type="float">
            <text:p>591.550364669903</text:p>
          </table:table-cell>
          <table:table-cell table:formula="of:=[.M104]+[.Q89]" office:value-type="float" office:value="653.249635330097" calcext:value-type="float">
            <text:p>653.249635330097</text:p>
          </table:table-cell>
          <table:table-cell table:number-columns-repeated="2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2"/>
          <table:table-cell office:value-type="float" office:value="625.56" calcext:value-type="float">
            <text:p>625.56</text:p>
          </table:table-cell>
          <table:table-cell table:formula="of:=[.D105]-[.H91]" office:value-type="float" office:value="596.955622712599" calcext:value-type="float">
            <text:p>596.955622712599</text:p>
          </table:table-cell>
          <table:table-cell table:formula="of:=[.D105]+[.H91]" office:value-type="float" office:value="654.164377287401" calcext:value-type="float">
            <text:p>654.164377287401</text:p>
          </table:table-cell>
          <table:table-cell table:number-columns-repeated="3"/>
          <table:table-cell office:value-type="string" calcext:value-type="string">
            <text:p>create-asset-load-2800</text:p>
          </table:table-cell>
          <table:table-cell table:number-columns-repeated="2"/>
          <table:table-cell office:value-type="float" office:value="621.88" calcext:value-type="float">
            <text:p>621.88</text:p>
          </table:table-cell>
          <table:table-cell table:formula="of:=[.M105]-[.Q90]" office:value-type="float" office:value="603.891003363167" calcext:value-type="float">
            <text:p>603.891003363167</text:p>
          </table:table-cell>
          <table:table-cell table:formula="of:=[.M105]+[.Q90]" office:value-type="float" office:value="639.868996636833" calcext:value-type="float">
            <text:p>639.868996636833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2"/>
          <table:table-cell office:value-type="float" office:value="605.88" calcext:value-type="float">
            <text:p>605.88</text:p>
          </table:table-cell>
          <table:table-cell table:formula="of:=[.D106]-[.H92]" office:value-type="float" office:value="574.94701436977" calcext:value-type="float">
            <text:p>574.94701436977</text:p>
          </table:table-cell>
          <table:table-cell table:formula="of:=[.D106]+[.H92]" office:value-type="float" office:value="636.81298563023" calcext:value-type="float">
            <text:p>636.81298563023</text:p>
          </table:table-cell>
          <table:table-cell table:number-columns-repeated="3"/>
          <table:table-cell office:value-type="string" calcext:value-type="string">
            <text:p>create-asset-load-3000</text:p>
          </table:table-cell>
          <table:table-cell table:number-columns-repeated="2"/>
          <table:table-cell office:value-type="float" office:value="594.92" calcext:value-type="float">
            <text:p>594.92</text:p>
          </table:table-cell>
          <table:table-cell table:formula="of:=[.M106]-[.Q91]" office:value-type="float" office:value="576.985519243647" calcext:value-type="float">
            <text:p>576.985519243647</text:p>
          </table:table-cell>
          <table:table-cell table:formula="of:=[.M106]+[.Q91]" office:value-type="float" office:value="612.854480756353" calcext:value-type="float">
            <text:p>612.854480756353</text:p>
          </table:table-cell>
          <table:table-cell table:number-columns-repeated="2"/>
        </table:table-row>
        <table:table-row table:style-name="ro1" table:number-rows-repeated="24">
          <table:table-cell table:number-columns-repeated="17"/>
        </table:table-row>
        <table:table-row table:style-name="ro1">
          <table:table-cell table:style-name="ce5" table:number-columns-spanned="8" table:number-rows-spanned="1"/>
          <table:covered-table-cell table:number-columns-repeated="7"/>
          <table:table-cell table:number-columns-repeated="9"/>
        </table:table-row>
        <table:table-row table:style-name="ro1">
          <table:table-cell table:style-name="ce5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/00/0000</text:date>, <text:time style:data-style-name="N2" text:time-value="17:48:19.8087186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2-13T17:21:16.731239597</dc:date>
    <meta:editing-duration>PT3M36S</meta:editing-duration>
    <meta:editing-cycles>1</meta:editing-cycles>
    <meta:generator>LibreOffice/7.0.3.1$Linux_X86_64 LibreOffice_project/00$Build-1</meta:generator>
    <meta:document-statistic meta:table-count="1" meta:cell-count="135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4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line" chart:style-name="ch1">
        <chart:title svg:x="4.1cm" svg:y="0.316cm" chart:style-name="ch2">
          <text:p>Average Throughput Create-Asset-100</text:p>
        </chart:title>
        <chart:legend chart:legend-position="end" svg:x="12.103cm" svg:y="3.954cm" style:legend-expansion="high" chart:style-name="ch3"/>
        <chart:plot-area chart:style-name="ch4" table:cell-range-address="Evaluation.A96:Evaluation.A106 Evaluation.D95:Evaluation.D106 Evaluation.M95:Evaluation.M106" chart:data-source-has-labels="both" svg:x="1.33cm" svg:y="1.275cm" svg:width="10.454cm" svg:height="6.569cm">
          <chart:coordinate-region svg:x="2.137cm" svg:y="1.474cm" svg:width="9.275cm" svg:height="5.723cm"/>
          <chart:axis chart:dimension="x" chart:name="primary-x" chart:style-name="ch5" chartooo:axis-type="auto">
            <chartooo:date-scale/>
            <chart:title svg:x="5.243cm" svg:y="8.024cm" chart:style-name="ch6">
              <text:p>Transaction Load</text:p>
            </chart:title>
            <chart:categories table:cell-range-address="Evaluation.A96:Evaluation.A106"/>
          </chart:axis>
          <chart:axis chart:dimension="y" chart:name="primary-y" chart:style-name="ch7">
            <chart:title svg:x="0.451cm" svg:y="4.921cm" chart:style-name="ch8">
              <text:p>TPS</text:p>
            </chart:title>
            <chart:grid chart:style-name="ch9" chart:class="major"/>
          </chart:axis>
          <chart:series chart:style-name="ch10" chart:values-cell-range-address="Evaluation.D96:Evaluation.D106" chart:label-cell-address="Evaluation.D95:Evaluation.D95" chart:class="chart:line">
            <chart:data-point chart:repeated="11"/>
          </chart:series>
          <chart:series chart:style-name="ch11" chart:values-cell-range-address="Evaluation.M96:Evaluation.M106" chart:label-cell-address="Evaluation.M95:Evaluation.M95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yperledger Avg</text:p>
                <draw:g>
                  <svg:desc>Evaluation.D95:Evaluation.D95</svg:desc>
                </draw:g>
              </table:table-cell>
              <table:table-cell office:value-type="string">
                <text:p>Fabricstar Avg</text:p>
                <draw:g>
                  <svg:desc>Evaluation.M95:Evaluation.M95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Evaluation.A96:Evaluation.A106</svg:desc>
                </draw:g>
              </table:table-cell>
              <table:table-cell office:value-type="float" office:value="579.86">
                <text:p>579.86</text:p>
                <draw:g>
                  <svg:desc>Evaluation.D96:Evaluation.D106</svg:desc>
                </draw:g>
              </table:table-cell>
              <table:table-cell office:value-type="float" office:value="499.76">
                <text:p>499.76</text:p>
                <draw:g>
                  <svg:desc>Evaluation.M96:Evaluation.M106</svg:desc>
                </draw:g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629.8">
                <text:p>629.8</text:p>
              </table:table-cell>
              <table:table-cell office:value-type="float" office:value="550.98">
                <text:p>550.9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646.44">
                <text:p>646.44</text:p>
              </table:table-cell>
              <table:table-cell office:value-type="float" office:value="575.3">
                <text:p>575.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671.64">
                <text:p>671.64</text:p>
              </table:table-cell>
              <table:table-cell office:value-type="float" office:value="587.88">
                <text:p>587.88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685.84">
                <text:p>685.84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70.32">
                <text:p>670.32</text:p>
              </table:table-cell>
              <table:table-cell office:value-type="float" office:value="645.92">
                <text:p>645.92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655.66">
                <text:p>655.66</text:p>
              </table:table-cell>
              <table:table-cell office:value-type="float" office:value="615.86">
                <text:p>615.86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648.4">
                <text:p>648.4</text:p>
              </table:table-cell>
              <table:table-cell office:value-type="float" office:value="646.1">
                <text:p>646.1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602.12">
                <text:p>602.12</text:p>
              </table:table-cell>
              <table:table-cell office:value-type="float" office:value="622.4">
                <text:p>622.4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625.56">
                <text:p>625.56</text:p>
              </table:table-cell>
              <table:table-cell office:value-type="float" office:value="621.88">
                <text:p>621.8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605.88">
                <text:p>605.88</text:p>
              </table:table-cell>
              <table:table-cell office:value-type="float" office:value="594.92">
                <text:p>594.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5cm" svg:height="9.006cm" xlink:href=".." xlink:type="simple" chart:class="chart:bar" chart:style-name="ch1">
        <chart:title svg:x="5.331cm" svg:y="0.316cm" chart:style-name="ch2">
          <text:p>Latency Create-Asset-100</text:p>
        </chart:title>
        <chart:legend chart:legend-position="end" svg:x="12.641cm" svg:y="2.959cm" style:legend-expansion="high" chart:style-name="ch3"/>
        <chart:plot-area chart:style-name="ch4" table:cell-range-address="Evaluation.A96:Evaluation.A106 Evaluation.E69:Evaluation.G79 Evaluation.N69:Evaluation.P79" chart:data-source-has-labels="both" svg:x="1.331cm" svg:y="1.275cm" svg:width="10.99cm" svg:height="6.57cm">
          <chart:coordinate-region svg:x="1.767cm" svg:y="1.474cm" svg:width="10.554cm" svg:height="5.724cm"/>
          <chart:axis chart:dimension="x" chart:name="primary-x" chart:style-name="ch5" chartooo:axis-type="auto">
            <chartooo:date-scale/>
            <chart:title svg:x="5.512cm" svg:y="8.025cm" chart:style-name="ch6">
              <text:p>Transaction Load</text:p>
            </chart:title>
            <chart:categories table:cell-range-address="Evaluation.A96:Evaluation.A106"/>
          </chart:axis>
          <chart:axis chart:dimension="y" chart:name="primary-y" chart:style-name="ch7">
            <chart:title svg:x="0.451cm" svg:y="5.583cm" chart:style-name="ch8">
              <text:p>Latency (sec)</text:p>
            </chart:title>
            <chart:grid chart:style-name="ch9" chart:class="major"/>
          </chart:axis>
          <chart:series chart:style-name="ch10" chart:values-cell-range-address="Evaluation.E69:Evaluation.E79" loext:label-string="hyperledger_max" chart:class="chart:bar">
            <chart:data-point chart:repeated="11"/>
          </chart:series>
          <chart:series chart:style-name="ch11" chart:values-cell-range-address="Evaluation.G69:Evaluation.G79" loext:label-string="hyperledger_avg" chart:class="chart:bar">
            <chart:data-point chart:repeated="11"/>
          </chart:series>
          <chart:series chart:style-name="ch12" chart:values-cell-range-address="Evaluation.F69:Evaluation.F79" loext:label-string="hyperledger_min" chart:class="chart:bar">
            <chart:data-point chart:repeated="11"/>
          </chart:series>
          <chart:series chart:style-name="ch13" chart:values-cell-range-address="Evaluation.N69:Evaluation.N79" loext:label-string="fabricstar_max" chart:class="chart:bar">
            <chart:data-point chart:repeated="11"/>
          </chart:series>
          <chart:series chart:style-name="ch14" chart:values-cell-range-address="Evaluation.P69:Evaluation.P79" loext:label-string="fabricstar_avg" chart:class="chart:bar">
            <chart:data-point chart:repeated="11"/>
          </chart:series>
          <chart:series chart:style-name="ch15" chart:values-cell-range-address="Evaluation.O69:Evaluation.O79" loext:label-string="fabricstar_min" chart:class="chart:bar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yperledger_max</text:p>
              </table:table-cell>
              <table:table-cell office:value-type="string">
                <text:p>hyperledger_avg</text:p>
              </table:table-cell>
              <table:table-cell office:value-type="string">
                <text:p>hyperledger_min</text:p>
              </table:table-cell>
              <table:table-cell office:value-type="string">
                <text:p>fabricstar_max</text:p>
              </table:table-cell>
              <table:table-cell office:value-type="string">
                <text:p>fabricstar_avg</text:p>
              </table:table-cell>
              <table:table-cell office:value-type="string">
                <text:p>fabricstar_min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Evaluation.A96:Evaluation.A106</svg:desc>
                </draw:g>
              </table:table-cell>
              <table:table-cell office:value-type="float" office:value="3.416">
                <text:p>3.416</text:p>
                <draw:g>
                  <svg:desc>Evaluation.E69:Evaluation.E79</svg:desc>
                </draw:g>
              </table:table-cell>
              <table:table-cell office:value-type="float" office:value="1.09">
                <text:p>1.09</text:p>
                <draw:g>
                  <svg:desc>Evaluation.G69:Evaluation.G79</svg:desc>
                </draw:g>
              </table:table-cell>
              <table:table-cell office:value-type="float" office:value="0.168">
                <text:p>0.168</text:p>
                <draw:g>
                  <svg:desc>Evaluation.F69:Evaluation.F79</svg:desc>
                </draw:g>
              </table:table-cell>
              <table:table-cell office:value-type="float" office:value="4.11">
                <text:p>4.11</text:p>
                <draw:g>
                  <svg:desc>Evaluation.N69:Evaluation.N79</svg:desc>
                </draw:g>
              </table:table-cell>
              <table:table-cell office:value-type="float" office:value="1.226">
                <text:p>1.226</text:p>
                <draw:g>
                  <svg:desc>Evaluation.P69:Evaluation.P79</svg:desc>
                </draw:g>
              </table:table-cell>
              <table:table-cell office:value-type="float" office:value="0.168">
                <text:p>0.168</text:p>
                <draw:g>
                  <svg:desc>Evaluation.O69:Evaluation.O79</svg:desc>
                </draw:g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.084">
                <text:p>3.084</text:p>
              </table:table-cell>
              <table:table-cell office:value-type="float" office:value="1.218">
                <text:p>1.218</text:p>
              </table:table-cell>
              <table:table-cell office:value-type="float" office:value="0.176">
                <text:p>0.176</text:p>
              </table:table-cell>
              <table:table-cell office:value-type="float" office:value="3.396">
                <text:p>3.396</text:p>
              </table:table-cell>
              <table:table-cell office:value-type="float" office:value="1.332">
                <text:p>1.332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3.35">
                <text:p>3.35</text:p>
              </table:table-cell>
              <table:table-cell office:value-type="float" office:value="1.378">
                <text:p>1.378</text:p>
              </table:table-cell>
              <table:table-cell office:value-type="float" office:value="0.182">
                <text:p>0.182</text:p>
              </table:table-cell>
              <table:table-cell office:value-type="float" office:value="4.09">
                <text:p>4.09</text:p>
              </table:table-cell>
              <table:table-cell office:value-type="float" office:value="1.482">
                <text:p>1.482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3.818">
                <text:p>3.818</text:p>
              </table:table-cell>
              <table:table-cell office:value-type="float" office:value="1.494">
                <text:p>1.494</text:p>
              </table:table-cell>
              <table:table-cell office:value-type="float" office:value="0.212">
                <text:p>0.212</text:p>
              </table:table-cell>
              <table:table-cell office:value-type="float" office:value="4.548">
                <text:p>4.548</text:p>
              </table:table-cell>
              <table:table-cell office:value-type="float" office:value="1.652">
                <text:p>1.652</text:p>
              </table:table-cell>
              <table:table-cell office:value-type="float" office:value="0.202">
                <text:p>0.202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4.414">
                <text:p>4.414</text:p>
              </table:table-cell>
              <table:table-cell office:value-type="float" office:value="1.664">
                <text:p>1.664</text:p>
              </table:table-cell>
              <table:table-cell office:value-type="float" office:value="0.216">
                <text:p>0.216</text:p>
              </table:table-cell>
              <table:table-cell office:value-type="float" office:value="5.11">
                <text:p>5.11</text:p>
              </table:table-cell>
              <table:table-cell office:value-type="float" office:value="1.798">
                <text:p>1.798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.27">
                <text:p>5.27</text:p>
              </table:table-cell>
              <table:table-cell office:value-type="float" office:value="1.92">
                <text:p>1.92</text:p>
              </table:table-cell>
              <table:table-cell office:value-type="float" office:value="0.282">
                <text:p>0.282</text:p>
              </table:table-cell>
              <table:table-cell office:value-type="float" office:value="5.764">
                <text:p>5.764</text:p>
              </table:table-cell>
              <table:table-cell office:value-type="float" office:value="1.902">
                <text:p>1.902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5.534">
                <text:p>5.534</text:p>
              </table:table-cell>
              <table:table-cell office:value-type="float" office:value="2.096">
                <text:p>2.096</text:p>
              </table:table-cell>
              <table:table-cell office:value-type="float" office:value="0.334">
                <text:p>0.334</text:p>
              </table:table-cell>
              <table:table-cell office:value-type="float" office:value="6.002">
                <text:p>6.002</text:p>
              </table:table-cell>
              <table:table-cell office:value-type="float" office:value="2.27">
                <text:p>2.27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6.116">
                <text:p>6.116</text:p>
              </table:table-cell>
              <table:table-cell office:value-type="float" office:value="2.412">
                <text:p>2.412</text:p>
              </table:table-cell>
              <table:table-cell office:value-type="float" office:value="0.212">
                <text:p>0.212</text:p>
              </table:table-cell>
              <table:table-cell office:value-type="float" office:value="6.614">
                <text:p>6.614</text:p>
              </table:table-cell>
              <table:table-cell office:value-type="float" office:value="2.336">
                <text:p>2.336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6.006">
                <text:p>6.006</text:p>
              </table:table-cell>
              <table:table-cell office:value-type="float" office:value="2.804">
                <text:p>2.804</text:p>
              </table:table-cell>
              <table:table-cell office:value-type="float" office:value="0.294">
                <text:p>0.294</text:p>
              </table:table-cell>
              <table:table-cell office:value-type="float" office:value="6.752">
                <text:p>6.752</text:p>
              </table:table-cell>
              <table:table-cell office:value-type="float" office:value="2.688">
                <text:p>2.688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6.514">
                <text:p>6.514</text:p>
              </table:table-cell>
              <table:table-cell office:value-type="float" office:value="2.942">
                <text:p>2.942</text:p>
              </table:table-cell>
              <table:table-cell office:value-type="float" office:value="0.28">
                <text:p>0.28</text:p>
              </table:table-cell>
              <table:table-cell office:value-type="float" office:value="7.14">
                <text:p>7.14</text:p>
              </table:table-cell>
              <table:table-cell office:value-type="float" office:value="2.868">
                <text:p>2.868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7.86">
                <text:p>7.86</text:p>
              </table:table-cell>
              <table:table-cell office:value-type="float" office:value="3.196">
                <text:p>3.196</text:p>
              </table:table-cell>
              <table:table-cell office:value-type="float" office:value="0.344">
                <text:p>0.344</text:p>
              </table:table-cell>
              <table:table-cell office:value-type="float" office:value="8.19">
                <text:p>8.19</text:p>
              </table:table-cell>
              <table:table-cell office:value-type="float" office:value="3.33">
                <text:p>3.33</text:p>
              </table:table-cell>
              <table:table-cell office:value-type="float" office:value="0.41">
                <text:p>0.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